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895cm"/>
    </style:style>
    <style:style style:name="co3" style:family="table-column">
      <style:table-column-properties fo:break-before="auto" style:column-width="29.147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415-8973</text:p>
          </table:table-cell>
          <table:table-cell office:value-type="string">
            <text:p>EDUCAÇÃO <text:s text:c="41"/></text:p>
          </table:table-cell>
          <table:table-cell office:value-type="string">
            <text:p>A Cor das Letras (UE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36</text:p>
          </table:table-cell>
          <table:table-cell office:value-type="string">
            <text:p>EDUCAÇÃO <text:s text:c="41"/></text:p>
          </table:table-cell>
          <table:table-cell office:value-type="string">
            <text:p>A Terceira 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844</text:p>
          </table:table-cell>
          <table:table-cell office:value-type="string">
            <text:p>EDUCAÇÃO <text:s text:c="41"/></text:p>
          </table:table-cell>
          <table:table-cell office:value-type="string">
            <text:p>Academia (FAU/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EDUCAÇÃO <text:s text:c="41"/></text:p>
          </table:table-cell>
          <table:table-cell office:value-type="string">
            <text:p>Ação Ambiental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0X</text:p>
          </table:table-cell>
          <table:table-cell office:value-type="string">
            <text:p>EDUCAÇÃO <text:s text:c="41"/></text:p>
          </table:table-cell>
          <table:table-cell office:value-type="string">
            <text:p>Acerv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67X</text:p>
          </table:table-cell>
          <table:table-cell office:value-type="string">
            <text:p>EDUCAÇÃO <text:s text:c="41"/></text:p>
          </table:table-cell>
          <table:table-cell office:value-type="string">
            <text:p>Acervo On-line de Mídia Regional (UNITA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EDUCAÇÃO <text:s text:c="41"/></text:p>
          </table:table-cell>
          <table:table-cell office:value-type="string">
            <text:p>Achegas.ne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86</text:p>
          </table:table-cell>
          <table:table-cell office:value-type="string">
            <text:p>EDUCAÇÃO <text:s text:c="41"/></text:p>
          </table:table-cell>
          <table:table-cell office:value-type="string">
            <text:p>Acolhendo a Alfabetização nos Países de Língua Portugues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4-9542</text:p>
          </table:table-cell>
          <table:table-cell office:value-type="string">
            <text:p>EDUCAÇÃO <text:s text:c="41"/></text:p>
          </table:table-cell>
          <table:table-cell office:value-type="string">
            <text:p>Acta Agriculturae Serb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EDUCAÇÃO <text:s text:c="41"/></text:p>
          </table:table-cell>
          <table:table-cell office:value-type="string">
            <text:p>Acta Botanica Brasíl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00</text:p>
          </table:table-cell>
          <table:table-cell office:value-type="string">
            <text:p>EDUCAÇÃO <text:s text:c="41"/></text:p>
          </table:table-cell>
          <table:table-cell office:value-type="string">
            <text:p>Acta Científica. Ciências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8145</text:p>
          </table:table-cell>
          <table:table-cell office:value-type="string">
            <text:p>EDUCAÇÃO <text:s text:c="41"/></text:p>
          </table:table-cell>
          <table:table-cell office:value-type="string">
            <text:p>Acta Comportamental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EDUCAÇÃO <text:s text:c="41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492</text:p>
          </table:table-cell>
          <table:table-cell office:value-type="string">
            <text:p>EDUCAÇÃO <text:s text:c="41"/></text:p>
          </table:table-cell>
          <table:table-cell office:value-type="string">
            <text:p>Acta Scientiae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EDUCAÇÃO <text:s text:c="41"/></text:p>
          </table:table-cell>
          <table:table-cell office:value-type="string">
            <text:p>Acta Scientiarum (UEM)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EDUCAÇÃO <text:s text:c="41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032</text:p>
          </table:table-cell>
          <table:table-cell office:value-type="string">
            <text:p>EDUCAÇÃO <text:s text:c="41"/></text:p>
          </table:table-cell>
          <table:table-cell office:value-type="string">
            <text:p>Actas de Diseñ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2240</text:p>
          </table:table-cell>
          <table:table-cell office:value-type="string">
            <text:p>EDUCAÇÃO <text:s text:c="41"/></text:p>
          </table:table-cell>
          <table:table-cell office:value-type="string">
            <text:p>Administração Educ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941</text:p>
          </table:table-cell>
          <table:table-cell office:value-type="string">
            <text:p>EDUCAÇÃO <text:s text:c="41"/></text:p>
          </table:table-cell>
          <table:table-cell office:value-type="string">
            <text:p>Adolescência &amp; Saúde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7633</text:p>
          </table:table-cell>
          <table:table-cell office:value-type="string">
            <text:p>EDUCAÇÃO <text:s text:c="41"/></text:p>
          </table:table-cell>
          <table:table-cell office:value-type="string">
            <text:p>Adult Education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62</text:p>
          </table:table-cell>
          <table:table-cell office:value-type="string">
            <text:p>EDUCAÇÃO <text:s text:c="41"/></text:p>
          </table:table-cell>
          <table:table-cell office:value-type="string">
            <text:p>Agenda Social (UEN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464</text:p>
          </table:table-cell>
          <table:table-cell office:value-type="string">
            <text:p>EDUCAÇÃO <text:s text:c="41"/></text:p>
          </table:table-cell>
          <table:table-cell office:value-type="string">
            <text:p>Ágere (UF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98</text:p>
          </table:table-cell>
          <table:table-cell office:value-type="string">
            <text:p>EDUCAÇÃO <text:s text:c="41"/></text:p>
          </table:table-cell>
          <table:table-cell office:value-type="string">
            <text:p>Ágora ( PPGTP/UFRJ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EDUCAÇÃO <text:s text:c="41"/></text:p>
          </table:table-cell>
          <table:table-cell office:value-type="string">
            <text:p>Agora (UN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EDUCAÇÃO <text:s text:c="41"/></text:p>
          </table:table-cell>
          <table:table-cell office:value-type="string">
            <text:p>Ágor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9837</text:p>
          </table:table-cell>
          <table:table-cell office:value-type="string">
            <text:p>EDUCAÇÃO <text:s text:c="41"/></text:p>
          </table:table-cell>
          <table:table-cell office:value-type="string">
            <text:p>Alambique (Barcelo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591</text:p>
          </table:table-cell>
          <table:table-cell office:value-type="string">
            <text:p>EDUCAÇÃO <text:s text:c="41"/></text:p>
          </table:table-cell>
          <table:table-cell office:value-type="string">
            <text:p>Alcance (UNIVALI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EDUCAÇÃO <text:s text:c="41"/></text:p>
          </table:table-cell>
          <table:table-cell office:value-type="string">
            <text:p>Alceu (PUC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0414</text:p>
          </table:table-cell>
          <table:table-cell office:value-type="string">
            <text:p>EDUCAÇÃO <text:s text:c="41"/></text:p>
          </table:table-cell>
          <table:table-cell office:value-type="string">
            <text:p>Alcohol and Alcoholism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216</text:p>
          </table:table-cell>
          <table:table-cell office:value-type="string">
            <text:p>EDUCAÇÃO <text:s text:c="41"/></text:p>
          </table:table-cell>
          <table:table-cell office:value-type="string">
            <text:p>Aleph (Manizal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211</text:p>
          </table:table-cell>
          <table:table-cell office:value-type="string">
            <text:p>EDUCAÇÃO <text:s text:c="41"/></text:p>
          </table:table-cell>
          <table:table-cell office:value-type="string">
            <text:p>Aleph (UFF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EDUCAÇÃO <text:s text:c="41"/></text:p>
          </table:table-cell>
          <table:table-cell office:value-type="string">
            <text:p>Aletheia (UL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53</text:p>
          </table:table-cell>
          <table:table-cell office:value-type="string">
            <text:p>EDUCAÇÃO <text:s text:c="41"/></text:p>
          </table:table-cell>
          <table:table-cell office:value-type="string">
            <text:p>Alexandri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5-3867</text:p>
          </table:table-cell>
          <table:table-cell office:value-type="string">
            <text:p>EDUCAÇÃO <text:s text:c="41"/></text:p>
          </table:table-cell>
          <table:table-cell office:value-type="string">
            <text:p>Algebra Colloqui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339X</text:p>
          </table:table-cell>
          <table:table-cell office:value-type="string">
            <text:p>EDUCAÇÃO <text:s text:c="41"/></text:p>
          </table:table-cell>
          <table:table-cell office:value-type="string">
            <text:p>Alternativas en Psic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71</text:p>
          </table:table-cell>
          <table:table-cell office:value-type="string">
            <text:p>EDUCAÇÃO <text:s text:c="41"/></text:p>
          </table:table-cell>
          <table:table-cell office:value-type="string">
            <text:p>AMAE Educan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27</text:p>
          </table:table-cell>
          <table:table-cell office:value-type="string">
            <text:p>EDUCAÇÃO <text:s text:c="41"/></text:p>
          </table:table-cell>
          <table:table-cell office:value-type="string">
            <text:p>Amazônida (UF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7-2417</text:p>
          </table:table-cell>
          <table:table-cell office:value-type="string">
            <text:p>EDUCAÇÃO <text:s text:c="41"/></text:p>
          </table:table-cell>
          <table:table-cell office:value-type="string">
            <text:p>Ambientalmente Sustentabl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38</text:p>
          </table:table-cell>
          <table:table-cell office:value-type="string">
            <text:p>EDUCAÇÃO <text:s text:c="41"/></text:p>
          </table:table-cell>
          <table:table-cell office:value-type="string">
            <text:p>Ambiente &amp; Educação (FUR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EDUCAÇÃO <text:s text:c="41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2522</text:p>
          </table:table-cell>
          <table:table-cell office:value-type="string">
            <text:p>EDUCAÇÃO <text:s text:c="41"/></text:p>
          </table:table-cell>
          <table:table-cell office:value-type="string">
            <text:p>Anagramas Rumbos y Sentidos de la Comunicac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520</text:p>
          </table:table-cell>
          <table:table-cell office:value-type="string">
            <text:p>EDUCAÇÃO <text:s text:c="41"/></text:p>
          </table:table-cell>
          <table:table-cell office:value-type="string">
            <text:p>Analect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4627</text:p>
          </table:table-cell>
          <table:table-cell office:value-type="string">
            <text:p>EDUCAÇÃO <text:s text:c="41"/></text:p>
          </table:table-cell>
          <table:table-cell office:value-type="string">
            <text:p>Anales de la Educación Comú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46</text:p>
          </table:table-cell>
          <table:table-cell office:value-type="string">
            <text:p>EDUCAÇÃO <text:s text:c="41"/></text:p>
          </table:table-cell>
          <table:table-cell office:value-type="string">
            <text:p>Análise (Jundia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EDUCAÇÃO <text:s text:c="41"/></text:p>
          </table:table-cell>
          <table:table-cell office:value-type="string">
            <text:p>Análise (PUCR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573</text:p>
          </table:table-cell>
          <table:table-cell office:value-type="string">
            <text:p>EDUCAÇÃO <text:s text:c="41"/></text:p>
          </table:table-cell>
          <table:table-cell office:value-type="string">
            <text:p>Análise Soci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EDUCAÇÃO <text:s text:c="41"/></text:p>
          </table:table-cell>
          <table:table-cell office:value-type="string">
            <text:p>Ângulo (FATE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7X</text:p>
          </table:table-cell>
          <table:table-cell office:value-type="string">
            <text:p>EDUCAÇÃO <text:s text:c="41"/></text:p>
          </table:table-cell>
          <table:table-cell office:value-type="string">
            <text:p>Animus (Santa Ma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6X</text:p>
          </table:table-cell>
          <table:table-cell office:value-type="string">
            <text:p>EDUCAÇÃO <text:s text:c="41"/></text:p>
          </table:table-cell>
          <table:table-cell office:value-type="string">
            <text:p>Anos 90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02-8997</text:p>
          </table:table-cell>
          <table:table-cell office:value-type="string">
            <text:p>EDUCAÇÃO <text:s text:c="41"/></text:p>
          </table:table-cell>
          <table:table-cell office:value-type="string">
            <text:p>Anthropologie et Société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5611</text:p>
          </table:table-cell>
          <table:table-cell office:value-type="string">
            <text:p>EDUCAÇÃO <text:s text:c="41"/></text:p>
          </table:table-cell>
          <table:table-cell office:value-type="string">
            <text:p>Anthropos (Barcelona) (Cessou em 1995. Cont. ISSN 1137-3636 Revista Anthrop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356</text:p>
          </table:table-cell>
          <table:table-cell office:value-type="string">
            <text:p>EDUCAÇÃO <text:s text:c="41"/></text:p>
          </table:table-cell>
          <table:table-cell office:value-type="string">
            <text:p>Antíteses (Londri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378</text:p>
          </table:table-cell>
          <table:table-cell office:value-type="string">
            <text:p>EDUCAÇÃO <text:s text:c="41"/></text:p>
          </table:table-cell>
          <table:table-cell office:value-type="string">
            <text:p>Antropolítica (UFF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235</text:p>
          </table:table-cell>
          <table:table-cell office:value-type="string">
            <text:p>EDUCAÇÃO <text:s text:c="41"/></text:p>
          </table:table-cell>
          <table:table-cell office:value-type="string">
            <text:p>Anuário de Literatur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846</text:p>
          </table:table-cell>
          <table:table-cell office:value-type="string">
            <text:p>EDUCAÇÃO <text:s text:c="41"/></text:p>
          </table:table-cell>
          <table:table-cell office:value-type="string">
            <text:p>Aprender (Vitória da Conquist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0-7440</text:p>
          </table:table-cell>
          <table:table-cell office:value-type="string">
            <text:p>EDUCAÇÃO <text:s text:c="41"/></text:p>
          </table:table-cell>
          <table:table-cell office:value-type="string">
            <text:p>Aquatic Living Resour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33</text:p>
          </table:table-cell>
          <table:table-cell office:value-type="string">
            <text:p>EDUCAÇÃO <text:s text:c="41"/></text:p>
          </table:table-cell>
          <table:table-cell office:value-type="string">
            <text:p>Aquinate (Niteró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6823</text:p>
          </table:table-cell>
          <table:table-cell office:value-type="string">
            <text:p>EDUCAÇÃO <text:s text:c="41"/></text:p>
          </table:table-cell>
          <table:table-cell office:value-type="string">
            <text:p>Araucari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28</text:p>
          </table:table-cell>
          <table:table-cell office:value-type="string">
            <text:p>EDUCAÇÃO <text:s text:c="41"/></text:p>
          </table:table-cell>
          <table:table-cell office:value-type="string">
            <text:p>Araucárias (Palm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2341</text:p>
          </table:table-cell>
          <table:table-cell office:value-type="string">
            <text:p>EDUCAÇÃO <text:s text:c="41"/></text:p>
          </table:table-cell>
          <table:table-cell office:value-type="string">
            <text:p>Archivos Analíticos de Políticas Educativas / Education Policy Analysis Archi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18-3669</text:p>
          </table:table-cell>
          <table:table-cell office:value-type="string">
            <text:p>EDUCAÇÃO <text:s text:c="41"/></text:p>
          </table:table-cell>
          <table:table-cell office:value-type="string">
            <text:p>Archivos de Ciencias de la Educación (Cessou em 1967. Cont. ISSN 0326-9124 Humanidades (La Plata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947</text:p>
          </table:table-cell>
          <table:table-cell office:value-type="string">
            <text:p>EDUCAÇÃO <text:s text:c="41"/></text:p>
          </table:table-cell>
          <table:table-cell office:value-type="string">
            <text:p>Area Domeni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854</text:p>
          </table:table-cell>
          <table:table-cell office:value-type="string">
            <text:p>EDUCAÇÃO <text:s text:c="41"/></text:p>
          </table:table-cell>
          <table:table-cell office:value-type="string">
            <text:p>Argumento (Jundia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97</text:p>
          </table:table-cell>
          <table:table-cell office:value-type="string">
            <text:p>EDUCAÇÃO <text:s text:c="41"/></text:p>
          </table:table-cell>
          <table:table-cell office:value-type="string">
            <text:p>Argumentos (Chapecó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95</text:p>
          </table:table-cell>
          <table:table-cell office:value-type="string">
            <text:p>EDUCAÇÃO <text:s text:c="41"/></text:p>
          </table:table-cell>
          <table:table-cell office:value-type="string">
            <text:p>Arqueir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26</text:p>
          </table:table-cell>
          <table:table-cell office:value-type="string">
            <text:p>EDUCAÇÃO <text:s text:c="41"/></text:p>
          </table:table-cell>
          <table:table-cell office:value-type="string">
            <text:p>Arquipélago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EDUCAÇÃO <text:s text:c="41"/></text:p>
          </table:table-cell>
          <table:table-cell office:value-type="string">
            <text:p>Arquitexto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456</text:p>
          </table:table-cell>
          <table:table-cell office:value-type="string">
            <text:p>EDUCAÇÃO <text:s text:c="41"/></text:p>
          </table:table-cell>
          <table:table-cell office:value-type="string">
            <text:p>Arquivos Brasileiros de Paralisia Cereb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692</text:p>
          </table:table-cell>
          <table:table-cell office:value-type="string">
            <text:p>EDUCAÇÃO <text:s text:c="41"/></text:p>
          </table:table-cell>
          <table:table-cell office:value-type="string">
            <text:p>Arquivos Brasileiros de Psicologia (Rio de Janeiro. 1979)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EDUCAÇÃO <text:s text:c="41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EDUCAÇÃO <text:s text:c="41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59X</text:p>
          </table:table-cell>
          <table:table-cell office:value-type="string">
            <text:p>EDUCAÇÃO <text:s text:c="41"/></text:p>
          </table:table-cell>
          <table:table-cell office:value-type="string">
            <text:p>Arquivos do Mud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EDUCAÇÃO <text:s text:c="41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56</text:p>
          </table:table-cell>
          <table:table-cell office:value-type="string">
            <text:p>EDUCAÇÃO <text:s text:c="41"/></text:p>
          </table:table-cell>
          <table:table-cell office:value-type="string">
            <text:p>Arquivos em Movimento (UF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62</text:p>
          </table:table-cell>
          <table:table-cell office:value-type="string">
            <text:p>EDUCAÇÃO <text:s text:c="41"/></text:p>
          </table:table-cell>
          <table:table-cell office:value-type="string">
            <text:p>Art&amp;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EDUCAÇÃO <text:s text:c="41"/></text:p>
          </table:table-cell>
          <table:table-cell office:value-type="string">
            <text:p>ArtCultura (UF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4-3499</text:p>
          </table:table-cell>
          <table:table-cell office:value-type="string">
            <text:p>EDUCAÇÃO <text:s text:c="41"/></text:p>
          </table:table-cell>
          <table:table-cell office:value-type="string">
            <text:p>Arts and Learning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50</text:p>
          </table:table-cell>
          <table:table-cell office:value-type="string">
            <text:p>EDUCAÇÃO <text:s text:c="41"/></text:p>
          </table:table-cell>
          <table:table-cell office:value-type="string">
            <text:p>Asas da Palavra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466</text:p>
          </table:table-cell>
          <table:table-cell office:value-type="string">
            <text:p>EDUCAÇÃO <text:s text:c="41"/></text:p>
          </table:table-cell>
          <table:table-cell office:value-type="string">
            <text:p>Asclepio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7-9373</text:p>
          </table:table-cell>
          <table:table-cell office:value-type="string">
            <text:p>EDUCAÇÃO <text:s text:c="41"/></text:p>
          </table:table-cell>
          <table:table-cell office:value-type="string">
            <text:p>Aster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78</text:p>
          </table:table-cell>
          <table:table-cell office:value-type="string">
            <text:p>EDUCAÇÃO <text:s text:c="41"/></text:p>
          </table:table-cell>
          <table:table-cell office:value-type="string">
            <text:p>Athena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8946</text:p>
          </table:table-cell>
          <table:table-cell office:value-type="string">
            <text:p>EDUCAÇÃO <text:s text:c="41"/></text:p>
          </table:table-cell>
          <table:table-cell office:value-type="string">
            <text:p>Athenea Digi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354</text:p>
          </table:table-cell>
          <table:table-cell office:value-type="string">
            <text:p>EDUCAÇÃO <text:s text:c="41"/></text:p>
          </table:table-cell>
          <table:table-cell office:value-type="string">
            <text:p>Atos de Pesquisa em Educação (FUR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8-3986</text:p>
          </table:table-cell>
          <table:table-cell office:value-type="string">
            <text:p>EDUCAÇÃO <text:s text:c="41"/></text:p>
          </table:table-cell>
          <table:table-cell office:value-type="string">
            <text:p>Autrepart (La Tour d'Aigu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2413</text:p>
          </table:table-cell>
          <table:table-cell office:value-type="string">
            <text:p>EDUCAÇÃO <text:s text:c="41"/></text:p>
          </table:table-cell>
          <table:table-cell office:value-type="string">
            <text:p>Avá (Posad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EDUCAÇÃO <text:s text:c="41"/></text:p>
          </table:table-cell>
          <table:table-cell office:value-type="string">
            <text:p>Avaliação (UNICAM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71</text:p>
          </table:table-cell>
          <table:table-cell office:value-type="string">
            <text:p>EDUCAÇÃO <text:s text:c="41"/></text:p>
          </table:table-cell>
          <table:table-cell office:value-type="string">
            <text:p>Avaliação Psicológ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0056</text:p>
          </table:table-cell>
          <table:table-cell office:value-type="string">
            <text:p>EDUCAÇÃO <text:s text:c="41"/></text:p>
          </table:table-cell>
          <table:table-cell office:value-type="string">
            <text:p>Avances en Sistemas e Informa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30</text:p>
          </table:table-cell>
          <table:table-cell office:value-type="string">
            <text:p>EDUCAÇÃO <text:s text:c="41"/></text:p>
          </table:table-cell>
          <table:table-cell office:value-type="string">
            <text:p>Ave Palavra (UNEMA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EDUCAÇÃO <text:s text:c="41"/></text:p>
          </table:table-cell>
          <table:table-cell office:value-type="string">
            <text:p>Bahia Analise &amp; D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92</text:p>
          </table:table-cell>
          <table:table-cell office:value-type="string">
            <text:p>EDUCAÇÃO <text:s text:c="41"/></text:p>
          </table:table-cell>
          <table:table-cell office:value-type="string">
            <text:p>BAR. Brazilian Administration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54X</text:p>
          </table:table-cell>
          <table:table-cell office:value-type="string">
            <text:p>EDUCAÇÃO <text:s text:c="41"/></text:p>
          </table:table-cell>
          <table:table-cell office:value-type="string">
            <text:p>Base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EDUCAÇÃO <text:s text:c="41"/></text:p>
          </table:table-cell>
          <table:table-cell office:value-type="string">
            <text:p>Benjamin Constant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4730</text:p>
          </table:table-cell>
          <table:table-cell office:value-type="string">
            <text:p>EDUCAÇÃO <text:s text:c="41"/></text:p>
          </table:table-cell>
          <table:table-cell office:value-type="string">
            <text:p>Biblios (Li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88</text:p>
          </table:table-cell>
          <table:table-cell office:value-type="string">
            <text:p>EDUCAÇÃO <text:s text:c="41"/></text:p>
          </table:table-cell>
          <table:table-cell office:value-type="string">
            <text:p>Biblos (Rio Gran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54</text:p>
          </table:table-cell>
          <table:table-cell office:value-type="string">
            <text:p>EDUCAÇÃO <text:s text:c="41"/></text:p>
          </table:table-cell>
          <table:table-cell office:value-type="string">
            <text:p>Bioethikós (Centro Universitário São Cami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12</text:p>
          </table:table-cell>
          <table:table-cell office:value-type="string">
            <text:p>EDUCAÇÃO <text:s text:c="41"/></text:p>
          </table:table-cell>
          <table:table-cell office:value-type="string">
            <text:p>BIS. Boletim do Instituto d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218</text:p>
          </table:table-cell>
          <table:table-cell office:value-type="string">
            <text:p>EDUCAÇÃO <text:s text:c="41"/></text:p>
          </table:table-cell>
          <table:table-cell office:value-type="string">
            <text:p>Blumenau em Cader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6X</text:p>
          </table:table-cell>
          <table:table-cell office:value-type="string">
            <text:p>EDUCAÇÃO <text:s text:c="41"/></text:p>
          </table:table-cell>
          <table:table-cell office:value-type="string">
            <text:p>Bolema. Boletim de Educação Matemática (UNESP. Rio Clar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1X</text:p>
          </table:table-cell>
          <table:table-cell office:value-type="string">
            <text:p>EDUCAÇÃO <text:s text:c="41"/></text:p>
          </table:table-cell>
          <table:table-cell office:value-type="string">
            <text:p>Boletim - Academia Paulista de Psi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68</text:p>
          </table:table-cell>
          <table:table-cell office:value-type="string">
            <text:p>EDUCAÇÃO <text:s text:c="41"/></text:p>
          </table:table-cell>
          <table:table-cell office:value-type="string">
            <text:p>Boletim - Centro de Letras e Ciências Humanas (U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40</text:p>
          </table:table-cell>
          <table:table-cell office:value-type="string">
            <text:p>EDUCAÇÃO <text:s text:c="41"/></text:p>
          </table:table-cell>
          <table:table-cell office:value-type="string">
            <text:p>Boletim - Sociedade Astrônomic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45</text:p>
          </table:table-cell>
          <table:table-cell office:value-type="string">
            <text:p>EDUCAÇÃO <text:s text:c="41"/></text:p>
          </table:table-cell>
          <table:table-cell office:value-type="string">
            <text:p>Boletim Brasileiro de Educação Físic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001</text:p>
          </table:table-cell>
          <table:table-cell office:value-type="string">
            <text:p>EDUCAÇÃO <text:s text:c="41"/></text:p>
          </table:table-cell>
          <table:table-cell office:value-type="string">
            <text:p>Boletim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026</text:p>
          </table:table-cell>
          <table:table-cell office:value-type="string">
            <text:p>EDUCAÇÃO <text:s text:c="41"/></text:p>
          </table:table-cell>
          <table:table-cell office:value-type="string">
            <text:p>Boletim de História e Filosofia da Bi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709</text:p>
          </table:table-cell>
          <table:table-cell office:value-type="string">
            <text:p>EDUCAÇÃO <text:s text:c="41"/></text:p>
          </table:table-cell>
          <table:table-cell office:value-type="string">
            <text:p>Boletim de Pesquisa e Desenvolvimento - Embrapa Agrobi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943</text:p>
          </table:table-cell>
          <table:table-cell office:value-type="string">
            <text:p>EDUCAÇÃO <text:s text:c="41"/></text:p>
          </table:table-cell>
          <table:table-cell office:value-type="string">
            <text:p>Boletim de Psicolog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122</text:p>
          </table:table-cell>
          <table:table-cell office:value-type="string">
            <text:p>EDUCAÇÃO <text:s text:c="41"/></text:p>
          </table:table-cell>
          <table:table-cell office:value-type="string">
            <text:p>Boletim do Museu Paraense Emílio Goeldi. Ciências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06</text:p>
          </table:table-cell>
          <table:table-cell office:value-type="string">
            <text:p>EDUCAÇÃO <text:s text:c="41"/></text:p>
          </table:table-cell>
          <table:table-cell office:value-type="string">
            <text:p>Boletim Formação em Psicanális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39</text:p>
          </table:table-cell>
          <table:table-cell office:value-type="string">
            <text:p>EDUCAÇÃO <text:s text:c="41"/></text:p>
          </table:table-cell>
          <table:table-cell office:value-type="string">
            <text:p>Boletim GEP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05</text:p>
          </table:table-cell>
          <table:table-cell office:value-type="string">
            <text:p>EDUCAÇÃO <text:s text:c="41"/></text:p>
          </table:table-cell>
          <table:table-cell office:value-type="string">
            <text:p>Boletim SOCE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EDUCAÇÃO <text:s text:c="41"/></text:p>
          </table:table-cell>
          <table:table-cell office:value-type="string">
            <text:p>Boletim Técnico do SENA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6582</text:p>
          </table:table-cell>
          <table:table-cell office:value-type="string">
            <text:p>EDUCAÇÃO <text:s text:c="41"/></text:p>
          </table:table-cell>
          <table:table-cell office:value-type="string">
            <text:p>Brasilien-Nachrichte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79</text:p>
          </table:table-cell>
          <table:table-cell office:value-type="string">
            <text:p>EDUCAÇÃO <text:s text:c="41"/></text:p>
          </table:table-cell>
          <table:table-cell office:value-type="string">
            <text:p>Brazilian Journalism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5-8309</text:p>
          </table:table-cell>
          <table:table-cell office:value-type="string">
            <text:p>EDUCAÇÃO <text:s text:c="41"/></text:p>
          </table:table-cell>
          <table:table-cell office:value-type="string">
            <text:p>Brocar (1994. Ed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618</text:p>
          </table:table-cell>
          <table:table-cell office:value-type="string">
            <text:p>EDUCAÇÃO <text:s text:c="41"/></text:p>
          </table:table-cell>
          <table:table-cell office:value-type="string">
            <text:p>Brotéria (192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6517</text:p>
          </table:table-cell>
          <table:table-cell office:value-type="string">
            <text:p>EDUCAÇÃO <text:s text:c="41"/></text:p>
          </table:table-cell>
          <table:table-cell office:value-type="string">
            <text:p>Bulletin de l'Association Internationale des Sociologues de Langue Françai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8-5865</text:p>
          </table:table-cell>
          <table:table-cell office:value-type="string">
            <text:p>EDUCAÇÃO <text:s text:c="41"/></text:p>
          </table:table-cell>
          <table:table-cell office:value-type="string">
            <text:p>Bulletin of the International Committee on Urgent Anthropological and Ethnolog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2-4046</text:p>
          </table:table-cell>
          <table:table-cell office:value-type="string">
            <text:p>EDUCAÇÃO <text:s text:c="41"/></text:p>
          </table:table-cell>
          <table:table-cell office:value-type="string">
            <text:p>Cabinda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EDUCAÇÃO <text:s text:c="41"/></text:p>
          </table:table-cell>
          <table:table-cell office:value-type="string">
            <text:p>Caderno Brasileiro de Ensino de Fís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6X</text:p>
          </table:table-cell>
          <table:table-cell office:value-type="string">
            <text:p>EDUCAÇÃO <text:s text:c="41"/></text:p>
          </table:table-cell>
          <table:table-cell office:value-type="string">
            <text:p>Caderno Caminhos da História (Universidade Severino Som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94</text:p>
          </table:table-cell>
          <table:table-cell office:value-type="string">
            <text:p>EDUCAÇÃO <text:s text:c="41"/></text:p>
          </table:table-cell>
          <table:table-cell office:value-type="string">
            <text:p>Caderno Catarinense de Ensino de Física (Cessou em 2001. Cont. ISSN 1677-2334 Caderno Brasileiro de Ensino de Físic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EDUCAÇÃO <text:s text:c="41"/></text:p>
          </table:table-cell>
          <table:table-cell office:value-type="string">
            <text:p>Caderno CRH (UFB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33</text:p>
          </table:table-cell>
          <table:table-cell office:value-type="string">
            <text:p>EDUCAÇÃO <text:s text:c="41"/></text:p>
          </table:table-cell>
          <table:table-cell office:value-type="string">
            <text:p>Caderno de Educação Física (UNIOEST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27</text:p>
          </table:table-cell>
          <table:table-cell office:value-type="string">
            <text:p>EDUCAÇÃO <text:s text:c="41"/></text:p>
          </table:table-cell>
          <table:table-cell office:value-type="string">
            <text:p>Caderno de Geografia (PUCM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76</text:p>
          </table:table-cell>
          <table:table-cell office:value-type="string">
            <text:p>EDUCAÇÃO <text:s text:c="41"/></text:p>
          </table:table-cell>
          <table:table-cell office:value-type="string">
            <text:p>Caderno de Letras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09X</text:p>
          </table:table-cell>
          <table:table-cell office:value-type="string">
            <text:p>EDUCAÇÃO <text:s text:c="41"/></text:p>
          </table:table-cell>
          <table:table-cell office:value-type="string">
            <text:p>Caderno de Pedagogia (Ribeirão Pre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5X</text:p>
          </table:table-cell>
          <table:table-cell office:value-type="string">
            <text:p>EDUCAÇÃO <text:s text:c="41"/></text:p>
          </table:table-cell>
          <table:table-cell office:value-type="string">
            <text:p>Caderno de Pesquisa Esse in Curso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286</text:p>
          </table:table-cell>
          <table:table-cell office:value-type="string">
            <text:p>EDUCAÇÃO <text:s text:c="41"/></text:p>
          </table:table-cell>
          <table:table-cell office:value-type="string">
            <text:p>Caderno Espaço Feminino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33</text:p>
          </table:table-cell>
          <table:table-cell office:value-type="string">
            <text:p>EDUCAÇÃO <text:s text:c="41"/></text:p>
          </table:table-cell>
          <table:table-cell office:value-type="string">
            <text:p>Caderno Fênix Ciência (UNEMA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600</text:p>
          </table:table-cell>
          <table:table-cell office:value-type="string">
            <text:p>EDUCAÇÃO <text:s text:c="41"/></text:p>
          </table:table-cell>
          <table:table-cell office:value-type="string">
            <text:p>Caderno Pedagógico (Lajead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42</text:p>
          </table:table-cell>
          <table:table-cell office:value-type="string">
            <text:p>EDUCAÇÃO <text:s text:c="41"/></text:p>
          </table:table-cell>
          <table:table-cell office:value-type="string">
            <text:p>Caderno Seminal Digit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EDUCAÇÃO <text:s text:c="41"/></text:p>
          </table:table-cell>
          <table:table-cell office:value-type="string">
            <text:p>Caderno Virtual de Turismo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02</text:p>
          </table:table-cell>
          <table:table-cell office:value-type="string">
            <text:p>EDUCAÇÃO <text:s text:c="41"/></text:p>
          </table:table-cell>
          <table:table-cell office:value-type="string">
            <text:p>Cadernos ANP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EDUCAÇÃO <text:s text:c="41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EDUCAÇÃO <text:s text:c="41"/></text:p>
          </table:table-cell>
          <table:table-cell office:value-type="string">
            <text:p>Cadernos CEDE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19</text:p>
          </table:table-cell>
          <table:table-cell office:value-type="string">
            <text:p>EDUCAÇÃO <text:s text:c="41"/></text:p>
          </table:table-cell>
          <table:table-cell office:value-type="string">
            <text:p>Cadernos Ceru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933</text:p>
          </table:table-cell>
          <table:table-cell office:value-type="string">
            <text:p>EDUCAÇÃO <text:s text:c="41"/></text:p>
          </table:table-cell>
          <table:table-cell office:value-type="string">
            <text:p>Cadernos da Escola de Direito e Relações Internacionais da Uni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244</text:p>
          </table:table-cell>
          <table:table-cell office:value-type="string">
            <text:p>EDUCAÇÃO <text:s text:c="41"/></text:p>
          </table:table-cell>
          <table:table-cell office:value-type="string">
            <text:p>Cadernos da FUCAM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440</text:p>
          </table:table-cell>
          <table:table-cell office:value-type="string">
            <text:p>EDUCAÇÃO <text:s text:c="41"/></text:p>
          </table:table-cell>
          <table:table-cell office:value-type="string">
            <text:p>Cadernos da Pedagogia (Ufscar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58</text:p>
          </table:table-cell>
          <table:table-cell office:value-type="string">
            <text:p>EDUCAÇÃO <text:s text:c="41"/></text:p>
          </table:table-cell>
          <table:table-cell office:value-type="string">
            <text:p>Cadernos de Antropologia e Imagem (UE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61</text:p>
          </table:table-cell>
          <table:table-cell office:value-type="string">
            <text:p>EDUCAÇÃO <text:s text:c="41"/></text:p>
          </table:table-cell>
          <table:table-cell office:value-type="string">
            <text:p>Cadernos de Comunicação (UFS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39</text:p>
          </table:table-cell>
          <table:table-cell office:value-type="string">
            <text:p>EDUCAÇÃO <text:s text:c="41"/></text:p>
          </table:table-cell>
          <table:table-cell office:value-type="string">
            <text:p>Cadernos de Economia (UNOE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71</text:p>
          </table:table-cell>
          <table:table-cell office:value-type="string">
            <text:p>EDUCAÇÃO <text:s text:c="41"/></text:p>
          </table:table-cell>
          <table:table-cell office:value-type="string">
            <text:p>Cadernos de Educação (UFP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04</text:p>
          </table:table-cell>
          <table:table-cell office:value-type="string">
            <text:p>EDUCAÇÃO <text:s text:c="41"/></text:p>
          </table:table-cell>
          <table:table-cell office:value-type="string">
            <text:p>Cadernos de Educação (UM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33</text:p>
          </table:table-cell>
          <table:table-cell office:value-type="string">
            <text:p>EDUCAÇÃO <text:s text:c="41"/></text:p>
          </table:table-cell>
          <table:table-cell office:value-type="string">
            <text:p>Cadernos de Educação (UNI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77</text:p>
          </table:table-cell>
          <table:table-cell office:value-type="string">
            <text:p>EDUCAÇÃO <text:s text:c="41"/></text:p>
          </table:table-cell>
          <table:table-cell office:value-type="string">
            <text:p>Cadernos de Educação Escolar Indíge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000</text:p>
          </table:table-cell>
          <table:table-cell office:value-type="string">
            <text:p>EDUCAÇÃO <text:s text:c="41"/></text:p>
          </table:table-cell>
          <table:table-cell office:value-type="string">
            <text:p>Cadernos de Educação Especial (Cessou em 2003. Cont. ISSN 1808-270X Revista Educação Especial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852</text:p>
          </table:table-cell>
          <table:table-cell office:value-type="string">
            <text:p>EDUCAÇÃO <text:s text:c="41"/></text:p>
          </table:table-cell>
          <table:table-cell office:value-type="string">
            <text:p>Cadernos de Ensaios e Pesquisas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48</text:p>
          </table:table-cell>
          <table:table-cell office:value-type="string">
            <text:p>EDUCAÇÃO <text:s text:c="41"/></text:p>
          </table:table-cell>
          <table:table-cell office:value-type="string">
            <text:p>Cadernos de Estudo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39</text:p>
          </table:table-cell>
          <table:table-cell office:value-type="string">
            <text:p>EDUCAÇÃO <text:s text:c="41"/></text:p>
          </table:table-cell>
          <table:table-cell office:value-type="string">
            <text:p>Cadernos de História (UFOP. Mar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00</text:p>
          </table:table-cell>
          <table:table-cell office:value-type="string">
            <text:p>EDUCAÇÃO <text:s text:c="41"/></text:p>
          </table:table-cell>
          <table:table-cell office:value-type="string">
            <text:p>Cadernos de Históri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59</text:p>
          </table:table-cell>
          <table:table-cell office:value-type="string">
            <text:p>EDUCAÇÃO <text:s text:c="41"/></text:p>
          </table:table-cell>
          <table:table-cell office:value-type="string">
            <text:p>Cadernos de História da Educação (UFU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74</text:p>
          </table:table-cell>
          <table:table-cell office:value-type="string">
            <text:p>EDUCAÇÃO <text:s text:c="41"/></text:p>
          </table:table-cell>
          <table:table-cell office:value-type="string">
            <text:p>Cadernos de Pesquisa (Fundação Carlos Chagas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180</text:p>
          </table:table-cell>
          <table:table-cell office:value-type="string">
            <text:p>EDUCAÇÃO <text:s text:c="41"/></text:p>
          </table:table-cell>
          <table:table-cell office:value-type="string">
            <text:p>Cadernos de Pesquisa - UF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507</text:p>
          </table:table-cell>
          <table:table-cell office:value-type="string">
            <text:p>EDUCAÇÃO <text:s text:c="41"/></text:p>
          </table:table-cell>
          <table:table-cell office:value-type="string">
            <text:p>Cadernos de Pesquisa em Educação PPGE-UF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00</text:p>
          </table:table-cell>
          <table:table-cell office:value-type="string">
            <text:p>EDUCAÇÃO <text:s text:c="41"/></text:p>
          </table:table-cell>
          <table:table-cell office:value-type="string">
            <text:p>Cadernos de Pesquisa: Pensamento Educacional (Curitib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03</text:p>
          </table:table-cell>
          <table:table-cell office:value-type="string">
            <text:p>EDUCAÇÃO <text:s text:c="41"/></text:p>
          </table:table-cell>
          <table:table-cell office:value-type="string">
            <text:p>Cadernos de Pós-Graduação (UNINO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51</text:p>
          </table:table-cell>
          <table:table-cell office:value-type="string">
            <text:p>EDUCAÇÃO <text:s text:c="41"/></text:p>
          </table:table-cell>
          <table:table-cell office:value-type="string">
            <text:p>Cadernos de Psicanálise (Rio de Janeiro. 1982) (Cessou em 199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17</text:p>
          </table:table-cell>
          <table:table-cell office:value-type="string">
            <text:p>EDUCAÇÃO <text:s text:c="41"/></text:p>
          </table:table-cell>
          <table:table-cell office:value-type="string">
            <text:p>Cadernos de Psicologia Social do Trabalho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49</text:p>
          </table:table-cell>
          <table:table-cell office:value-type="string">
            <text:p>EDUCAÇÃO <text:s text:c="41"/></text:p>
          </table:table-cell>
          <table:table-cell office:value-type="string">
            <text:p>Cadernos de Psicopedagogia (UNIS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EDUCAÇÃO <text:s text:c="41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931</text:p>
          </table:table-cell>
          <table:table-cell office:value-type="string">
            <text:p>EDUCAÇÃO <text:s text:c="41"/></text:p>
          </table:table-cell>
          <table:table-cell office:value-type="string">
            <text:p>Cadernos de Terapia Ocupacional da UFSC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711</text:p>
          </table:table-cell>
          <table:table-cell office:value-type="string">
            <text:p>EDUCAÇÃO <text:s text:c="41"/></text:p>
          </table:table-cell>
          <table:table-cell office:value-type="string">
            <text:p>Cadernos do C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10</text:p>
          </table:table-cell>
          <table:table-cell office:value-type="string">
            <text:p>EDUCAÇÃO <text:s text:c="41"/></text:p>
          </table:table-cell>
          <table:table-cell office:value-type="string">
            <text:p>Cadernos do Centro de Pesquisas Literárias da PUCRS (Cessou em 2006. Cont. ISSN 1982-8853 Cadernos de Pesquisas em Literatu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EDUCAÇÃO <text:s text:c="41"/></text:p>
          </table:table-cell>
          <table:table-cell office:value-type="string">
            <text:p>Cadernos do CEOM (UNO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18</text:p>
          </table:table-cell>
          <table:table-cell office:value-type="string">
            <text:p>EDUCAÇÃO <text:s text:c="41"/></text:p>
          </table:table-cell>
          <table:table-cell office:value-type="string">
            <text:p>Cadernos do LEPAARQ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EDUCAÇÃO <text:s text:c="41"/></text:p>
          </table:table-cell>
          <table:table-cell office:value-type="string">
            <text:p>Cadernos EBAPE.BR (FG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EDUCAÇÃO <text:s text:c="41"/></text:p>
          </table:table-cell>
          <table:table-cell office:value-type="string">
            <text:p>Cadernos IHU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EDUCAÇÃO <text:s text:c="41"/></text:p>
          </table:table-cell>
          <table:table-cell office:value-type="string">
            <text:p>Cadernos IHU em Formação (UNISIN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EDUCAÇÃO <text:s text:c="41"/></text:p>
          </table:table-cell>
          <table:table-cell office:value-type="string">
            <text:p>Cadernos IHU Idéias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32</text:p>
          </table:table-cell>
          <table:table-cell office:value-type="string">
            <text:p>EDUCAÇÃO <text:s text:c="41"/></text:p>
          </table:table-cell>
          <table:table-cell office:value-type="string">
            <text:p>Cadernos Literários (FUR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EDUCAÇÃO <text:s text:c="41"/></text:p>
          </table:table-cell>
          <table:table-cell office:value-type="string">
            <text:p>Cadernos Pagu (UNI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288</text:p>
          </table:table-cell>
          <table:table-cell office:value-type="string">
            <text:p>EDUCAÇÃO <text:s text:c="41"/></text:p>
          </table:table-cell>
          <table:table-cell office:value-type="string">
            <text:p>Cadernos PROLAM/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EDUCAÇÃO <text:s text:c="41"/></text:p>
          </table:table-cell>
          <table:table-cell office:value-type="string">
            <text:p>Cadernos Saúde Coletiv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88</text:p>
          </table:table-cell>
          <table:table-cell office:value-type="string">
            <text:p>EDUCAÇÃO <text:s text:c="41"/></text:p>
          </table:table-cell>
          <table:table-cell office:value-type="string">
            <text:p>Cadernos UFS.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80</text:p>
          </table:table-cell>
          <table:table-cell office:value-type="string">
            <text:p>EDUCAÇÃO <text:s text:c="41"/></text:p>
          </table:table-cell>
          <table:table-cell office:value-type="string">
            <text:p>Caesur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EDUCAÇÃO <text:s text:c="41"/></text:p>
          </table:table-cell>
          <table:table-cell office:value-type="string">
            <text:p>Cahiers du Brésil Contempor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2-2765</text:p>
          </table:table-cell>
          <table:table-cell office:value-type="string">
            <text:p>EDUCAÇÃO <text:s text:c="41"/></text:p>
          </table:table-cell>
          <table:table-cell office:value-type="string">
            <text:p>Cahiers Gaston Bachelar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40</text:p>
          </table:table-cell>
          <table:table-cell office:value-type="string">
            <text:p>EDUCAÇÃO <text:s text:c="41"/></text:p>
          </table:table-cell>
          <table:table-cell office:value-type="string">
            <text:p>Calidoscópio (UNISIN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20</text:p>
          </table:table-cell>
          <table:table-cell office:value-type="string">
            <text:p>EDUCAÇÃO <text:s text:c="41"/></text:p>
          </table:table-cell>
          <table:table-cell office:value-type="string">
            <text:p>Caligrama (ECA/U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53</text:p>
          </table:table-cell>
          <table:table-cell office:value-type="string">
            <text:p>EDUCAÇÃO <text:s text:c="41"/></text:p>
          </table:table-cell>
          <table:table-cell office:value-type="string">
            <text:p>Cambiassú (UF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18</text:p>
          </table:table-cell>
          <table:table-cell office:value-type="string">
            <text:p>EDUCAÇÃO <text:s text:c="41"/></text:p>
          </table:table-cell>
          <table:table-cell office:value-type="string">
            <text:p>Caminhando (São Bernardo do Camp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0X</text:p>
          </table:table-cell>
          <table:table-cell office:value-type="string">
            <text:p>EDUCAÇÃO <text:s text:c="41"/></text:p>
          </table:table-cell>
          <table:table-cell office:value-type="string">
            <text:p>Caminhando com o Itep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399</text:p>
          </table:table-cell>
          <table:table-cell office:value-type="string">
            <text:p>EDUCAÇÃO <text:s text:c="41"/></text:p>
          </table:table-cell>
          <table:table-cell office:value-type="string">
            <text:p>Caminhos da Educação Matemática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EDUCAÇÃO <text:s text:c="41"/></text:p>
          </table:table-cell>
          <table:table-cell office:value-type="string">
            <text:p>Caminhos de Geografia (UFU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5352</text:p>
          </table:table-cell>
          <table:table-cell office:value-type="string">
            <text:p>EDUCAÇÃO <text:s text:c="41"/></text:p>
          </table:table-cell>
          <table:table-cell office:value-type="string">
            <text:p>Canadian Journal of Environmental Educ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75</text:p>
          </table:table-cell>
          <table:table-cell office:value-type="string">
            <text:p>EDUCAÇÃO <text:s text:c="41"/></text:p>
          </table:table-cell>
          <table:table-cell office:value-type="string">
            <text:p>Candeeiro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486</text:p>
          </table:table-cell>
          <table:table-cell office:value-type="string">
            <text:p>EDUCAÇÃO <text:s text:c="41"/></text:p>
          </table:table-cell>
          <table:table-cell office:value-type="string">
            <text:p>Cenário R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471</text:p>
          </table:table-cell>
          <table:table-cell office:value-type="string">
            <text:p>EDUCAÇÃO <text:s text:c="41"/></text:p>
          </table:table-cell>
          <table:table-cell office:value-type="string">
            <text:p>CEPPG Revista (Catal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27</text:p>
          </table:table-cell>
          <table:table-cell office:value-type="string">
            <text:p>EDUCAÇÃO <text:s text:c="41"/></text:p>
          </table:table-cell>
          <table:table-cell office:value-type="string">
            <text:p>Cerrados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973</text:p>
          </table:table-cell>
          <table:table-cell office:value-type="string">
            <text:p>EDUCAÇÃO <text:s text:c="41"/></text:p>
          </table:table-cell>
          <table:table-cell office:value-type="string">
            <text:p>Chasqu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9-4028</text:p>
          </table:table-cell>
          <table:table-cell office:value-type="string">
            <text:p>EDUCAÇÃO <text:s text:c="41"/></text:p>
          </table:table-cell>
          <table:table-cell office:value-type="string">
            <text:p>Chemistry Education. Research and Practice in Europ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34</text:p>
          </table:table-cell>
          <table:table-cell office:value-type="string">
            <text:p>EDUCAÇÃO <text:s text:c="41"/></text:p>
          </table:table-cell>
          <table:table-cell office:value-type="string">
            <text:p>Child Abuse &amp; Neglec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6713</text:p>
          </table:table-cell>
          <table:table-cell office:value-type="string">
            <text:p>EDUCAÇÃO <text:s text:c="41"/></text:p>
          </table:table-cell>
          <table:table-cell office:value-type="string">
            <text:p>Childhood &amp; Philoso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617</text:p>
          </table:table-cell>
          <table:table-cell office:value-type="string">
            <text:p>EDUCAÇÃO <text:s text:c="41"/></text:p>
          </table:table-cell>
          <table:table-cell office:value-type="string">
            <text:p>Ciberlegenda (UFF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EDUCAÇÃO <text:s text:c="41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4X</text:p>
          </table:table-cell>
          <table:table-cell office:value-type="string">
            <text:p>EDUCAÇÃO <text:s text:c="41"/></text:p>
          </table:table-cell>
          <table:table-cell office:value-type="string">
            <text:p>Ciência &amp; Conhec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11</text:p>
          </table:table-cell>
          <table:table-cell office:value-type="string">
            <text:p>EDUCAÇÃO <text:s text:c="41"/></text:p>
          </table:table-cell>
          <table:table-cell office:value-type="string">
            <text:p>Ciência &amp; Ensino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EDUCAÇÃO <text:s text:c="41"/></text:p>
          </table:table-cell>
          <table:table-cell office:value-type="string">
            <text:p>Ciência da Inform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EDUCAÇÃO <text:s text:c="41"/></text:p>
          </table:table-cell>
          <table:table-cell office:value-type="string">
            <text:p>Ciência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EDUCAÇÃO <text:s text:c="41"/></text:p>
          </table:table-cell>
          <table:table-cell office:value-type="string">
            <text:p>Ciência e Educação (UNE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EDUCAÇÃO <text:s text:c="41"/></text:p>
          </table:table-cell>
          <table:table-cell office:value-type="string">
            <text:p>Ciência e Saúde Coleti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EDUCAÇÃO <text:s text:c="41"/></text:p>
          </table:table-cell>
          <table:table-cell office:value-type="string">
            <text:p>Ciência Florestal (UFS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461</text:p>
          </table:table-cell>
          <table:table-cell office:value-type="string">
            <text:p>EDUCAÇÃO <text:s text:c="41"/></text:p>
          </table:table-cell>
          <table:table-cell office:value-type="string">
            <text:p>Ciência Geográf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EDUCAÇÃO <text:s text:c="41"/></text:p>
          </table:table-cell>
          <table:table-cell office:value-type="string">
            <text:p>Ciência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EDUCAÇÃO <text:s text:c="41"/></text:p>
          </table:table-cell>
          <table:table-cell office:value-type="string">
            <text:p>Ciência, Cuidado &amp;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EDUCAÇÃO <text:s text:c="41"/></text:p>
          </table:table-cell>
          <table:table-cell office:value-type="string">
            <text:p>Ciências &amp; Cognição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EDUCAÇÃO <text:s text:c="41"/></text:p>
          </table:table-cell>
          <table:table-cell office:value-type="string">
            <text:p>Ciências &amp; Letras (FAP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EDUCAÇÃO <text:s text:c="41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65</text:p>
          </table:table-cell>
          <table:table-cell office:value-type="string">
            <text:p>EDUCAÇÃO <text:s text:c="41"/></text:p>
          </table:table-cell>
          <table:table-cell office:value-type="string">
            <text:p>Ciências Sociais em Perspec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EDUCAÇÃO <text:s text:c="41"/></text:p>
          </table:table-cell>
          <table:table-cell office:value-type="string">
            <text:p>Ciências Sociais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EDUCAÇÃO <text:s text:c="41"/></text:p>
          </table:table-cell>
          <table:table-cell office:value-type="string">
            <text:p>Ciencias Sociales y Religión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51</text:p>
          </table:table-cell>
          <table:table-cell office:value-type="string">
            <text:p>EDUCAÇÃO <text:s text:c="41"/></text:p>
          </table:table-cell>
          <table:table-cell office:value-type="string">
            <text:p>Circulo de Estudos (PUC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EDUCAÇÃO <text:s text:c="41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16</text:p>
          </table:table-cell>
          <table:table-cell office:value-type="string">
            <text:p>EDUCAÇÃO <text:s text:c="41"/></text:p>
          </table:table-cell>
          <table:table-cell office:value-type="string">
            <text:p>Classica (Sao Pau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806</text:p>
          </table:table-cell>
          <table:table-cell office:value-type="string">
            <text:p>EDUCAÇÃO <text:s text:c="41"/></text:p>
          </table:table-cell>
          <table:table-cell office:value-type="string">
            <text:p>Clinical Anatomy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36</text:p>
          </table:table-cell>
          <table:table-cell office:value-type="string">
            <text:p>EDUCAÇÃO <text:s text:c="41"/></text:p>
          </table:table-cell>
          <table:table-cell office:value-type="string">
            <text:p>Cogitare Enfermagem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28</text:p>
          </table:table-cell>
          <table:table-cell office:value-type="string">
            <text:p>EDUCAÇÃO <text:s text:c="41"/></text:p>
          </table:table-cell>
          <table:table-cell office:value-type="string">
            <text:p>Cognitio-Estudos (PUC-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529</text:p>
          </table:table-cell>
          <table:table-cell office:value-type="string">
            <text:p>EDUCAÇÃO <text:s text:c="41"/></text:p>
          </table:table-cell>
          <table:table-cell office:value-type="string">
            <text:p>Colabor@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13</text:p>
          </table:table-cell>
          <table:table-cell office:value-type="string">
            <text:p>EDUCAÇÃO <text:s text:c="41"/></text:p>
          </table:table-cell>
          <table:table-cell office:value-type="string">
            <text:p>Coleção Pesquisa em Educação Fís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97</text:p>
          </table:table-cell>
          <table:table-cell office:value-type="string">
            <text:p>EDUCAÇÃO <text:s text:c="41"/></text:p>
          </table:table-cell>
          <table:table-cell office:value-type="string">
            <text:p>Coleção Prata da Cas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132</text:p>
          </table:table-cell>
          <table:table-cell office:value-type="string">
            <text:p>EDUCAÇÃO <text:s text:c="41"/></text:p>
          </table:table-cell>
          <table:table-cell office:value-type="string">
            <text:p>Collatio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13</text:p>
          </table:table-cell>
          <table:table-cell office:value-type="string">
            <text:p>EDUCAÇÃO <text:s text:c="41"/></text:p>
          </table:table-cell>
          <table:table-cell office:value-type="string">
            <text:p>Colloquium (UNOESTE) (Cessou em 1999. Cont. ISSN 1679-6470 Colloquium Humanarum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70</text:p>
          </table:table-cell>
          <table:table-cell office:value-type="string">
            <text:p>EDUCAÇÃO <text:s text:c="41"/></text:p>
          </table:table-cell>
          <table:table-cell office:value-type="string">
            <text:p>Colloquium Humanarum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EDUCAÇÃO <text:s text:c="41"/></text:p>
          </table:table-cell>
          <table:table-cell office:value-type="string">
            <text:p>ComCiênci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942</text:p>
          </table:table-cell>
          <table:table-cell office:value-type="string">
            <text:p>EDUCAÇÃO <text:s text:c="41"/></text:p>
          </table:table-cell>
          <table:table-cell office:value-type="string">
            <text:p>Communio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315</text:p>
          </table:table-cell>
          <table:table-cell office:value-type="string">
            <text:p>EDUCAÇÃO <text:s text:c="41"/></text:p>
          </table:table-cell>
          <table:table-cell office:value-type="string">
            <text:p>Computers and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EDUCAÇÃO <text:s text:c="41"/></text:p>
          </table:table-cell>
          <table:table-cell office:value-type="string">
            <text:p>Comunicação &amp; Polí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657</text:p>
          </table:table-cell>
          <table:table-cell office:value-type="string">
            <text:p>EDUCAÇÃO <text:s text:c="41"/></text:p>
          </table:table-cell>
          <table:table-cell office:value-type="string">
            <text:p>Comunicação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EDUCAÇÃO <text:s text:c="41"/></text:p>
          </table:table-cell>
          <table:table-cell office:value-type="string">
            <text:p>Comunicacao e Educacao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EDUCAÇÃO <text:s text:c="41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81</text:p>
          </table:table-cell>
          <table:table-cell office:value-type="string">
            <text:p>EDUCAÇÃO <text:s text:c="41"/></text:p>
          </table:table-cell>
          <table:table-cell office:value-type="string">
            <text:p>Comunicações (UNIME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22</text:p>
          </table:table-cell>
          <table:table-cell office:value-type="string">
            <text:p>EDUCAÇÃO <text:s text:c="41"/></text:p>
          </table:table-cell>
          <table:table-cell office:value-type="string">
            <text:p>Comunicações Técnicas Florest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3478</text:p>
          </table:table-cell>
          <table:table-cell office:value-type="string">
            <text:p>EDUCAÇÃO <text:s text:c="41"/></text:p>
          </table:table-cell>
          <table:table-cell office:value-type="string">
            <text:p>Comunicar (Huelv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EDUCAÇÃO <text:s text:c="41"/></text:p>
          </table:table-cell>
          <table:table-cell office:value-type="string">
            <text:p>Conceitos (João Pess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EDUCAÇÃO <text:s text:c="41"/></text:p>
          </table:table-cell>
          <table:table-cell office:value-type="string">
            <text:p>Concinnitas (Rio de Janeir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EDUCAÇÃO <text:s text:c="41"/></text:p>
          </table:table-cell>
          <table:table-cell office:value-type="string">
            <text:p>Conexão (U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81</text:p>
          </table:table-cell>
          <table:table-cell office:value-type="string">
            <text:p>EDUCAÇÃO <text:s text:c="41"/></text:p>
          </table:table-cell>
          <table:table-cell office:value-type="string">
            <text:p>Conexões (UNICAMP) (Cessou em 2000. Cont. ISSN 1983-9030 Conexões (Campina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457</text:p>
          </table:table-cell>
          <table:table-cell office:value-type="string">
            <text:p>EDUCAÇÃO <text:s text:c="41"/></text:p>
          </table:table-cell>
          <table:table-cell office:value-type="string">
            <text:p>Conjectura: Filosofia e Educação (UC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37</text:p>
          </table:table-cell>
          <table:table-cell office:value-type="string">
            <text:p>EDUCAÇÃO <text:s text:c="41"/></text:p>
          </table:table-cell>
          <table:table-cell office:value-type="string">
            <text:p>Construindo o Serviço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5429</text:p>
          </table:table-cell>
          <table:table-cell office:value-type="string">
            <text:p>EDUCAÇÃO <text:s text:c="41"/></text:p>
          </table:table-cell>
          <table:table-cell office:value-type="string">
            <text:p>Construir Deconstruir Reconstrui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91</text:p>
          </table:table-cell>
          <table:table-cell office:value-type="string">
            <text:p>EDUCAÇÃO <text:s text:c="41"/></text:p>
          </table:table-cell>
          <table:table-cell office:value-type="string">
            <text:p>Contemporâne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269</text:p>
          </table:table-cell>
          <table:table-cell office:value-type="string">
            <text:p>EDUCAÇÃO <text:s text:c="41"/></text:p>
          </table:table-cell>
          <table:table-cell office:value-type="string">
            <text:p>Contemporanea (Salvador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386</text:p>
          </table:table-cell>
          <table:table-cell office:value-type="string">
            <text:p>EDUCAÇÃO <text:s text:c="41"/></text:p>
          </table:table-cell>
          <table:table-cell office:value-type="string">
            <text:p>Contemporanea (UFB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98</text:p>
          </table:table-cell>
          <table:table-cell office:value-type="string">
            <text:p>EDUCAÇÃO <text:s text:c="41"/></text:p>
          </table:table-cell>
          <table:table-cell office:value-type="string">
            <text:p>Contemporaneidade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58</text:p>
          </table:table-cell>
          <table:table-cell office:value-type="string">
            <text:p>EDUCAÇÃO <text:s text:c="41"/></text:p>
          </table:table-cell>
          <table:table-cell office:value-type="string">
            <text:p>Contexto &amp; Edu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9453</text:p>
          </table:table-cell>
          <table:table-cell office:value-type="string">
            <text:p>EDUCAÇÃO <text:s text:c="41"/></text:p>
          </table:table-cell>
          <table:table-cell office:value-type="string">
            <text:p>Contexto (San Cristób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79</text:p>
          </table:table-cell>
          <table:table-cell office:value-type="string">
            <text:p>EDUCAÇÃO <text:s text:c="41"/></text:p>
          </table:table-cell>
          <table:table-cell office:value-type="string">
            <text:p>Contexto Radi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828</text:p>
          </table:table-cell>
          <table:table-cell office:value-type="string">
            <text:p>EDUCAÇÃO <text:s text:c="41"/></text:p>
          </table:table-cell>
          <table:table-cell office:value-type="string">
            <text:p>Contextos (Santia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485</text:p>
          </table:table-cell>
          <table:table-cell office:value-type="string">
            <text:p>EDUCAÇÃO <text:s text:c="41"/></text:p>
          </table:table-cell>
          <table:table-cell office:value-type="string">
            <text:p>Contextur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EDUCAÇÃO <text:s text:c="41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253</text:p>
          </table:table-cell>
          <table:table-cell office:value-type="string">
            <text:p>EDUCAÇÃO <text:s text:c="41"/></text:p>
          </table:table-cell>
          <table:table-cell office:value-type="string">
            <text:p>Controvérsia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8565</text:p>
          </table:table-cell>
          <table:table-cell office:value-type="string">
            <text:p>EDUCAÇÃO <text:s text:c="41"/></text:p>
          </table:table-cell>
          <table:table-cell office:value-type="string">
            <text:p>Convergence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146</text:p>
          </table:table-cell>
          <table:table-cell office:value-type="string">
            <text:p>EDUCAÇÃO <text:s text:c="41"/></text:p>
          </table:table-cell>
          <table:table-cell office:value-type="string">
            <text:p>Convergence (Toront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162</text:p>
          </table:table-cell>
          <table:table-cell office:value-type="string">
            <text:p>EDUCAÇÃO <text:s text:c="41"/></text:p>
          </table:table-cell>
          <table:table-cell office:value-type="string">
            <text:p>Convergencia (Rio de Janeiro. 196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42X</text:p>
          </table:table-cell>
          <table:table-cell office:value-type="string">
            <text:p>EDUCAÇÃO <text:s text:c="41"/></text:p>
          </table:table-cell>
          <table:table-cell office:value-type="string">
            <text:p>Corpo em Movimento (UL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457</text:p>
          </table:table-cell>
          <table:table-cell office:value-type="string">
            <text:p>EDUCAÇÃO <text:s text:c="41"/></text:p>
          </table:table-cell>
          <table:table-cell office:value-type="string">
            <text:p>Critica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52X</text:p>
          </table:table-cell>
          <table:table-cell office:value-type="string">
            <text:p>EDUCAÇÃO <text:s text:c="41"/></text:p>
          </table:table-cell>
          <table:table-cell office:value-type="string">
            <text:p>Critica Marxista (Rom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EDUCAÇÃO <text:s text:c="41"/></text:p>
          </table:table-cell>
          <table:table-cell office:value-type="string">
            <text:p>Critica Marxist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EDUCAÇÃO <text:s text:c="41"/></text:p>
          </table:table-cell>
          <table:table-cell office:value-type="string">
            <text:p>Cronos (Natal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53</text:p>
          </table:table-cell>
          <table:table-cell office:value-type="string">
            <text:p>EDUCAÇÃO <text:s text:c="41"/></text:p>
          </table:table-cell>
          <table:table-cell office:value-type="string">
            <text:p>Crop (FFLCH/USP)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7606</text:p>
          </table:table-cell>
          <table:table-cell office:value-type="string">
            <text:p>EDUCAÇÃO <text:s text:c="41"/></text:p>
          </table:table-cell>
          <table:table-cell office:value-type="string">
            <text:p>Cross Cultural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0030</text:p>
          </table:table-cell>
          <table:table-cell office:value-type="string">
            <text:p>EDUCAÇÃO <text:s text:c="41"/></text:p>
          </table:table-cell>
          <table:table-cell office:value-type="string">
            <text:p>CTS. Ciencia, Tecnología y Socieda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8283</text:p>
          </table:table-cell>
          <table:table-cell office:value-type="string">
            <text:p>EDUCAÇÃO <text:s text:c="41"/></text:p>
          </table:table-cell>
          <table:table-cell office:value-type="string">
            <text:p>Cuadernos Literari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5095</text:p>
          </table:table-cell>
          <table:table-cell office:value-type="string">
            <text:p>EDUCAÇÃO <text:s text:c="41"/></text:p>
          </table:table-cell>
          <table:table-cell office:value-type="string">
            <text:p>Cuestiones de Filosof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65</text:p>
          </table:table-cell>
          <table:table-cell office:value-type="string">
            <text:p>EDUCAÇÃO <text:s text:c="41"/></text:p>
          </table:table-cell>
          <table:table-cell office:value-type="string">
            <text:p>Cultivar HF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502</text:p>
          </table:table-cell>
          <table:table-cell office:value-type="string">
            <text:p>EDUCAÇÃO <text:s text:c="41"/></text:p>
          </table:table-cell>
          <table:table-cell office:value-type="string">
            <text:p>Cultural Studies of Science Educ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067X</text:p>
          </table:table-cell>
          <table:table-cell office:value-type="string">
            <text:p>EDUCAÇÃO <text:s text:c="41"/></text:p>
          </table:table-cell>
          <table:table-cell office:value-type="string">
            <text:p>Culture &amp;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5817</text:p>
          </table:table-cell>
          <table:table-cell office:value-type="string">
            <text:p>EDUCAÇÃO <text:s text:c="41"/></text:p>
          </table:table-cell>
          <table:table-cell office:value-type="string">
            <text:p>Culture della Sostenibilità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95</text:p>
          </table:table-cell>
          <table:table-cell office:value-type="string">
            <text:p>EDUCAÇÃO <text:s text:c="41"/></text:p>
          </table:table-cell>
          <table:table-cell office:value-type="string">
            <text:p>Curinga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1615</text:p>
          </table:table-cell>
          <table:table-cell office:value-type="string">
            <text:p>EDUCAÇÃO <text:s text:c="41"/></text:p>
          </table:table-cell>
          <table:table-cell office:value-type="string">
            <text:p>Current Issues in Comparative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384</text:p>
          </table:table-cell>
          <table:table-cell office:value-type="string">
            <text:p>EDUCAÇÃO <text:s text:c="41"/></text:p>
          </table:table-cell>
          <table:table-cell office:value-type="string">
            <text:p>Currículo sem Fronteir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EDUCAÇÃO <text:s text:c="41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01</text:p>
          </table:table-cell>
          <table:table-cell office:value-type="string">
            <text:p>EDUCAÇÃO <text:s text:c="41"/></text:p>
          </table:table-cell>
          <table:table-cell office:value-type="string">
            <text:p>Datagramazer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43X</text:p>
          </table:table-cell>
          <table:table-cell office:value-type="string">
            <text:p>EDUCAÇÃO <text:s text:c="41"/></text:p>
          </table:table-cell>
          <table:table-cell office:value-type="string">
            <text:p>Debates do NER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7446</text:p>
          </table:table-cell>
          <table:table-cell office:value-type="string">
            <text:p>EDUCAÇÃO <text:s text:c="41"/></text:p>
          </table:table-cell>
          <table:table-cell office:value-type="string">
            <text:p>Decisio Saberes para la AcciÓn en EducaciÓn de Adultos (CREF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50</text:p>
          </table:table-cell>
          <table:table-cell office:value-type="string">
            <text:p>EDUCAÇÃO <text:s text:c="41"/></text:p>
          </table:table-cell>
          <table:table-cell office:value-type="string">
            <text:p>DELTA. Documentação de Estudos em Linguística Teórica e Aplicada (PUC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64</text:p>
          </table:table-cell>
          <table:table-cell office:value-type="string">
            <text:p>EDUCAÇÃO <text:s text:c="41"/></text:p>
          </table:table-cell>
          <table:table-cell office:value-type="string">
            <text:p>Dementia &amp; Neuropsych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EDUCAÇÃO <text:s text:c="41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7016</text:p>
          </table:table-cell>
          <table:table-cell office:value-type="string">
            <text:p>EDUCAÇÃO <text:s text:c="41"/></text:p>
          </table:table-cell>
          <table:table-cell office:value-type="string">
            <text:p>Der Gesundheitsberat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791</text:p>
          </table:table-cell>
          <table:table-cell office:value-type="string">
            <text:p>EDUCAÇÃO <text:s text:c="41"/></text:p>
          </table:table-cell>
          <table:table-cell office:value-type="string">
            <text:p>Deutschland (Frankfurt. English ed. E5) / Germany (Frankfurt. English ed. E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1991</text:p>
          </table:table-cell>
          <table:table-cell office:value-type="string">
            <text:p>EDUCAÇÃO <text:s text:c="41"/></text:p>
          </table:table-cell>
          <table:table-cell office:value-type="string">
            <text:p>Development (Cambridg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303</text:p>
          </table:table-cell>
          <table:table-cell office:value-type="string">
            <text:p>EDUCAÇÃO <text:s text:c="41"/></text:p>
          </table:table-cell>
          <table:table-cell office:value-type="string">
            <text:p>Dialogia (UNINOV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EDUCAÇÃO <text:s text:c="41"/></text:p>
          </table:table-cell>
          <table:table-cell office:value-type="string">
            <text:p>Diálogo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76</text:p>
          </table:table-cell>
          <table:table-cell office:value-type="string">
            <text:p>EDUCAÇÃO <text:s text:c="41"/></text:p>
          </table:table-cell>
          <table:table-cell office:value-type="string">
            <text:p>Diálog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45</text:p>
          </table:table-cell>
          <table:table-cell office:value-type="string">
            <text:p>EDUCAÇÃO <text:s text:c="41"/></text:p>
          </table:table-cell>
          <table:table-cell office:value-type="string">
            <text:p>Diálogos &amp; Saberes (Mandagua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EDUCAÇÃO <text:s text:c="41"/></text:p>
          </table:table-cell>
          <table:table-cell office:value-type="string">
            <text:p>Diálogos (Maringá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EDUCAÇÃO <text:s text:c="41"/></text:p>
          </table:table-cell>
          <table:table-cell office:value-type="string">
            <text:p>Diálogos Possíveis (FS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3872</text:p>
          </table:table-cell>
          <table:table-cell office:value-type="string">
            <text:p>EDUCAÇÃO <text:s text:c="41"/></text:p>
          </table:table-cell>
          <table:table-cell office:value-type="string">
            <text:p>DIDAC (México, D.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92X</text:p>
          </table:table-cell>
          <table:table-cell office:value-type="string">
            <text:p>EDUCAÇÃO <text:s text:c="41"/></text:p>
          </table:table-cell>
          <table:table-cell office:value-type="string">
            <text:p>Didáctica Geográ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2X</text:p>
          </table:table-cell>
          <table:table-cell office:value-type="string">
            <text:p>EDUCAÇÃO <text:s text:c="41"/></text:p>
          </table:table-cell>
          <table:table-cell office:value-type="string">
            <text:p>Distúrbios da Comuni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921</text:p>
          </table:table-cell>
          <table:table-cell office:value-type="string">
            <text:p>EDUCAÇÃO <text:s text:c="41"/></text:p>
          </table:table-cell>
          <table:table-cell office:value-type="string">
            <text:p>Divers@! (Mat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196</text:p>
          </table:table-cell>
          <table:table-cell office:value-type="string">
            <text:p>EDUCAÇÃO <text:s text:c="41"/></text:p>
          </table:table-cell>
          <table:table-cell office:value-type="string">
            <text:p>Diversidade (Araraqua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212</text:p>
          </table:table-cell>
          <table:table-cell office:value-type="string">
            <text:p>EDUCAÇÃO <text:s text:c="41"/></text:p>
          </table:table-cell>
          <table:table-cell office:value-type="string">
            <text:p>Docencia (Santiag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17-8106</text:p>
          </table:table-cell>
          <table:table-cell office:value-type="string">
            <text:p>EDUCAÇÃO <text:s text:c="41"/></text:p>
          </table:table-cell>
          <table:table-cell office:value-type="string">
            <text:p>Documentación So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66</text:p>
          </table:table-cell>
          <table:table-cell office:value-type="string">
            <text:p>EDUCAÇÃO <text:s text:c="41"/></text:p>
          </table:table-cell>
          <table:table-cell office:value-type="string">
            <text:p>Domínios da Imagem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60</text:p>
          </table:table-cell>
          <table:table-cell office:value-type="string">
            <text:p>EDUCAÇÃO <text:s text:c="41"/></text:p>
          </table:table-cell>
          <table:table-cell office:value-type="string">
            <text:p>Doxa. Revista Paulista de Psicologia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EDUCAÇÃO <text:s text:c="41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05</text:p>
          </table:table-cell>
          <table:table-cell office:value-type="string">
            <text:p>EDUCAÇÃO <text:s text:c="41"/></text:p>
          </table:table-cell>
          <table:table-cell office:value-type="string">
            <text:p>Dynamis (FURB. Impresso) (Cessou em 2004. Cont. ISSN 1982-4866 Dynamis (FURB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9242</text:p>
          </table:table-cell>
          <table:table-cell office:value-type="string">
            <text:p>EDUCAÇÃO <text:s text:c="41"/></text:p>
          </table:table-cell>
          <table:table-cell office:value-type="string">
            <text:p>Dyslexia (Chichester, Englan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0737</text:p>
          </table:table-cell>
          <table:table-cell office:value-type="string">
            <text:p>EDUCAÇÃO <text:s text:c="41"/></text:p>
          </table:table-cell>
          <table:table-cell office:value-type="string">
            <text:p>E-cadernos 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3301</text:p>
          </table:table-cell>
          <table:table-cell office:value-type="string">
            <text:p>EDUCAÇÃO <text:s text:c="41"/></text:p>
          </table:table-cell>
          <table:table-cell office:value-type="string">
            <text:p>Early Childhood Education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EDUCAÇÃO <text:s text:c="41"/></text:p>
          </table:table-cell>
          <table:table-cell office:value-type="string">
            <text:p>Eccos Revista Científ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160</text:p>
          </table:table-cell>
          <table:table-cell office:value-type="string">
            <text:p>EDUCAÇÃO <text:s text:c="41"/></text:p>
          </table:table-cell>
          <table:table-cell office:value-type="string">
            <text:p>Eco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66</text:p>
          </table:table-cell>
          <table:table-cell office:value-type="string">
            <text:p>EDUCAÇÃO <text:s text:c="41"/></text:p>
          </table:table-cell>
          <table:table-cell office:value-type="string">
            <text:p>Economia &amp; Pesquisa (Araçatu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618</text:p>
          </table:table-cell>
          <table:table-cell office:value-type="string">
            <text:p>EDUCAÇÃO <text:s text:c="41"/></text:p>
          </table:table-cell>
          <table:table-cell office:value-type="string">
            <text:p>Economia e Sociedade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07</text:p>
          </table:table-cell>
          <table:table-cell office:value-type="string">
            <text:p>EDUCAÇÃO <text:s text:c="41"/></text:p>
          </table:table-cell>
          <table:table-cell office:value-type="string">
            <text:p>Ecossistema (UniPinh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29</text:p>
          </table:table-cell>
          <table:table-cell office:value-type="string">
            <text:p>EDUCAÇÃO <text:s text:c="41"/></text:p>
          </table:table-cell>
          <table:table-cell office:value-type="string">
            <text:p>Edição especial scientific American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24</text:p>
          </table:table-cell>
          <table:table-cell office:value-type="string">
            <text:p>EDUCAÇÃO <text:s text:c="41"/></text:p>
          </table:table-cell>
          <table:table-cell office:value-type="string">
            <text:p>Educação &amp; Imagem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EDUCAÇÃO <text:s text:c="41"/></text:p>
          </table:table-cell>
          <table:table-cell office:value-type="string">
            <text:p>Educação &amp; Lingu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EDUCAÇÃO <text:s text:c="41"/></text:p>
          </table:table-cell>
          <table:table-cell office:value-type="string">
            <text:p>Educação &amp; Sociedade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057</text:p>
          </table:table-cell>
          <table:table-cell office:value-type="string">
            <text:p>EDUCAÇÃO <text:s text:c="41"/></text:p>
          </table:table-cell>
          <table:table-cell office:value-type="string">
            <text:p>Educação &amp;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EDUCAÇÃO <text:s text:c="41"/></text:p>
          </table:table-cell>
          <table:table-cell office:value-type="string">
            <text:p>Educação (PUCR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869</text:p>
          </table:table-cell>
          <table:table-cell office:value-type="string">
            <text:p>EDUCAÇÃO <text:s text:c="41"/></text:p>
          </table:table-cell>
          <table:table-cell office:value-type="string">
            <text:p>Educação (Rio Clar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106</text:p>
          </table:table-cell>
          <table:table-cell office:value-type="string">
            <text:p>EDUCAÇÃO <text:s text:c="41"/></text:p>
          </table:table-cell>
          <table:table-cell office:value-type="string">
            <text:p>Educação (Rio Claro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EDUCAÇÃO <text:s text:c="41"/></text:p>
          </table:table-cell>
          <table:table-cell office:value-type="string">
            <text:p>Educa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555</text:p>
          </table:table-cell>
          <table:table-cell office:value-type="string">
            <text:p>EDUCAÇÃO <text:s text:c="41"/></text:p>
          </table:table-cell>
          <table:table-cell office:value-type="string">
            <text:p>Educacao (UF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EDUCAÇÃO <text:s text:c="41"/></text:p>
          </table:table-cell>
          <table:table-cell office:value-type="string">
            <text:p>Educação (UFS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56X</text:p>
          </table:table-cell>
          <table:table-cell office:value-type="string">
            <text:p>EDUCAÇÃO <text:s text:c="41"/></text:p>
          </table:table-cell>
          <table:table-cell office:value-type="string">
            <text:p>Educação Agrícola Superio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EDUCAÇÃO <text:s text:c="41"/></text:p>
          </table:table-cell>
          <table:table-cell office:value-type="string">
            <text:p>Educação Ambiental em 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209</text:p>
          </table:table-cell>
          <table:table-cell office:value-type="string">
            <text:p>EDUCAÇÃO <text:s text:c="41"/></text:p>
          </table:table-cell>
          <table:table-cell office:value-type="string">
            <text:p>Educação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58</text:p>
          </table:table-cell>
          <table:table-cell office:value-type="string">
            <text:p>EDUCAÇÃO <text:s text:c="41"/></text:p>
          </table:table-cell>
          <table:table-cell office:value-type="string">
            <text:p>Educação e Cidada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194</text:p>
          </table:table-cell>
          <table:table-cell office:value-type="string">
            <text:p>EDUCAÇÃO <text:s text:c="41"/></text:p>
          </table:table-cell>
          <table:table-cell office:value-type="string">
            <text:p>Educação e Cultura Contemporâne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801</text:p>
          </table:table-cell>
          <table:table-cell office:value-type="string">
            <text:p>EDUCAÇÃO <text:s text:c="41"/></text:p>
          </table:table-cell>
          <table:table-cell office:value-type="string">
            <text:p>Educação e Filosofia (UFU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73</text:p>
          </table:table-cell>
          <table:table-cell office:value-type="string">
            <text:p>EDUCAÇÃO <text:s text:c="41"/></text:p>
          </table:table-cell>
          <table:table-cell office:value-type="string">
            <text:p>Educação e Fronteiras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02</text:p>
          </table:table-cell>
          <table:table-cell office:value-type="string">
            <text:p>EDUCAÇÃO <text:s text:c="41"/></text:p>
          </table:table-cell>
          <table:table-cell office:value-type="string">
            <text:p>Educação e Pesquisa (US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EDUCAÇÃO <text:s text:c="41"/></text:p>
          </table:table-cell>
          <table:table-cell office:value-type="string">
            <text:p>Educação e Realidad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235</text:p>
          </table:table-cell>
          <table:table-cell office:value-type="string">
            <text:p>EDUCAÇÃO <text:s text:c="41"/></text:p>
          </table:table-cell>
          <table:table-cell office:value-type="string">
            <text:p>Educação em Construção (UP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396</text:p>
          </table:table-cell>
          <table:table-cell office:value-type="string">
            <text:p>EDUCAÇÃO <text:s text:c="41"/></text:p>
          </table:table-cell>
          <table:table-cell office:value-type="string">
            <text:p>Educação em Debate (Secretaria da Educação/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17</text:p>
          </table:table-cell>
          <table:table-cell office:value-type="string">
            <text:p>EDUCAÇÃO <text:s text:c="41"/></text:p>
          </table:table-cell>
          <table:table-cell office:value-type="string">
            <text:p>Educação em Debate (UF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686</text:p>
          </table:table-cell>
          <table:table-cell office:value-type="string">
            <text:p>EDUCAÇÃO <text:s text:c="41"/></text:p>
          </table:table-cell>
          <table:table-cell office:value-type="string">
            <text:p>Educação em Destaqu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22</text:p>
          </table:table-cell>
          <table:table-cell office:value-type="string">
            <text:p>EDUCAÇÃO <text:s text:c="41"/></text:p>
          </table:table-cell>
          <table:table-cell office:value-type="string">
            <text:p>Educação em Foco (Belo Horizonte. 199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293</text:p>
          </table:table-cell>
          <table:table-cell office:value-type="string">
            <text:p>EDUCAÇÃO <text:s text:c="41"/></text:p>
          </table:table-cell>
          <table:table-cell office:value-type="string">
            <text:p>Educação em Foco (Juiz de For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EDUCAÇÃO <text:s text:c="41"/></text:p>
          </table:table-cell>
          <table:table-cell office:value-type="string">
            <text:p>Educação em Revista (UFMG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26</text:p>
          </table:table-cell>
          <table:table-cell office:value-type="string">
            <text:p>EDUCAÇÃO <text:s text:c="41"/></text:p>
          </table:table-cell>
          <table:table-cell office:value-type="string">
            <text:p>Educação em Revista (UNESP. Mar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95</text:p>
          </table:table-cell>
          <table:table-cell office:value-type="string">
            <text:p>EDUCAÇÃO <text:s text:c="41"/></text:p>
          </table:table-cell>
          <table:table-cell office:value-type="string">
            <text:p>Educação Gráfica (UNESP. Baur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41</text:p>
          </table:table-cell>
          <table:table-cell office:value-type="string">
            <text:p>EDUCAÇÃO <text:s text:c="41"/></text:p>
          </table:table-cell>
          <table:table-cell office:value-type="string">
            <text:p>Educação Matemática em Revista (São Pau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221</text:p>
          </table:table-cell>
          <table:table-cell office:value-type="string">
            <text:p>EDUCAÇÃO <text:s text:c="41"/></text:p>
          </table:table-cell>
          <table:table-cell office:value-type="string">
            <text:p>Educação Matemática em Revista-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388</text:p>
          </table:table-cell>
          <table:table-cell office:value-type="string">
            <text:p>EDUCAÇÃO <text:s text:c="41"/></text:p>
          </table:table-cell>
          <table:table-cell office:value-type="string">
            <text:p>Educação Matemática Pesquis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760</text:p>
          </table:table-cell>
          <table:table-cell office:value-type="string">
            <text:p>EDUCAÇÃO <text:s text:c="41"/></text:p>
          </table:table-cell>
          <table:table-cell office:value-type="string">
            <text:p>Educação On-Line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94</text:p>
          </table:table-cell>
          <table:table-cell office:value-type="string">
            <text:p>EDUCAÇÃO <text:s text:c="41"/></text:p>
          </table:table-cell>
          <table:table-cell office:value-type="string">
            <text:p>Educação Profissional (Brasíl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7X</text:p>
          </table:table-cell>
          <table:table-cell office:value-type="string">
            <text:p>EDUCAÇÃO <text:s text:c="41"/></text:p>
          </table:table-cell>
          <table:table-cell office:value-type="string">
            <text:p>Educação Unisin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7643</text:p>
          </table:table-cell>
          <table:table-cell office:value-type="string">
            <text:p>EDUCAÇÃO <text:s text:c="41"/></text:p>
          </table:table-cell>
          <table:table-cell office:value-type="string">
            <text:p>Educação, Sociedade &amp; Cultura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13-1720</text:p>
          </table:table-cell>
          <table:table-cell office:value-type="string">
            <text:p>EDUCAÇÃO <text:s text:c="41"/></text:p>
          </table:table-cell>
          <table:table-cell office:value-type="string">
            <text:p>Educació Quí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298</text:p>
          </table:table-cell>
          <table:table-cell office:value-type="string">
            <text:p>EDUCAÇÃO <text:s text:c="41"/></text:p>
          </table:table-cell>
          <table:table-cell office:value-type="string">
            <text:p>Educación Matemá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93X</text:p>
          </table:table-cell>
          <table:table-cell office:value-type="string">
            <text:p>EDUCAÇÃO <text:s text:c="41"/></text:p>
          </table:table-cell>
          <table:table-cell office:value-type="string">
            <text:p>Educación Quím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4753</text:p>
          </table:table-cell>
          <table:table-cell office:value-type="string">
            <text:p>EDUCAÇÃO <text:s text:c="41"/></text:p>
          </table:table-cell>
          <table:table-cell office:value-type="string">
            <text:p>Educación, Lenguaje y Socieda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EDUCAÇÃO <text:s text:c="41"/></text:p>
          </table:table-cell>
          <table:table-cell office:value-type="string">
            <text:p>Educar em Revist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0504</text:p>
          </table:table-cell>
          <table:table-cell office:value-type="string">
            <text:p>EDUCAÇÃO <text:s text:c="41"/></text:p>
          </table:table-cell>
          <table:table-cell office:value-type="string">
            <text:p>Educare Educe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9-5456</text:p>
          </table:table-cell>
          <table:table-cell office:value-type="string">
            <text:p>EDUCAÇÃO <text:s text:c="41"/></text:p>
          </table:table-cell>
          <table:table-cell office:value-type="string">
            <text:p>Education Comparée (Cessou em 199u. Cont. ISSN 0339-5464 Bulletn de I'Association Francophone d'Education Comparé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3-847X</text:p>
          </table:table-cell>
          <table:table-cell office:value-type="string">
            <text:p>EDUCAÇÃO <text:s text:c="41"/></text:p>
          </table:table-cell>
          <table:table-cell office:value-type="string">
            <text:p>Education et Sociétés (Imprimé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7272</text:p>
          </table:table-cell>
          <table:table-cell office:value-type="string">
            <text:p>EDUCAÇÃO <text:s text:c="41"/></text:p>
          </table:table-cell>
          <table:table-cell office:value-type="string">
            <text:p>Education Review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0792</text:p>
          </table:table-cell>
          <table:table-cell office:value-type="string">
            <text:p>EDUCAÇÃO <text:s text:c="41"/></text:p>
          </table:table-cell>
          <table:table-cell office:value-type="string">
            <text:p>Educational Actio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1857</text:p>
          </table:table-cell>
          <table:table-cell office:value-type="string">
            <text:p>EDUCAÇÃO <text:s text:c="41"/></text:p>
          </table:table-cell>
          <table:table-cell office:value-type="string">
            <text:p>Educational Philosophy and Theo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1954</text:p>
          </table:table-cell>
          <table:table-cell office:value-type="string">
            <text:p>EDUCAÇÃO <text:s text:c="41"/></text:p>
          </table:table-cell>
          <table:table-cell office:value-type="string">
            <text:p>Educational Studies in Mathe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771</text:p>
          </table:table-cell>
          <table:table-cell office:value-type="string">
            <text:p>EDUCAÇÃO <text:s text:c="41"/></text:p>
          </table:table-cell>
          <table:table-cell office:value-type="string">
            <text:p>Educativa (Goiânia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492</text:p>
          </table:table-cell>
          <table:table-cell office:value-type="string">
            <text:p>EDUCAÇÃO <text:s text:c="41"/></text:p>
          </table:table-cell>
          <table:table-cell office:value-type="string">
            <text:p>Educativa (UC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4910</text:p>
          </table:table-cell>
          <table:table-cell office:value-type="string">
            <text:p>EDUCAÇÃO <text:s text:c="41"/></text:p>
          </table:table-cell>
          <table:table-cell office:value-type="string">
            <text:p>EDUCERE (Mérid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099</text:p>
          </table:table-cell>
          <table:table-cell office:value-type="string">
            <text:p>EDUCAÇÃO <text:s text:c="41"/></text:p>
          </table:table-cell>
          <table:table-cell office:value-type="string">
            <text:p>Educere (Umuaram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08</text:p>
          </table:table-cell>
          <table:table-cell office:value-type="string">
            <text:p>EDUCAÇÃO <text:s text:c="41"/></text:p>
          </table:table-cell>
          <table:table-cell office:value-type="string">
            <text:p>Educere et Educar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933X</text:p>
          </table:table-cell>
          <table:table-cell office:value-type="string">
            <text:p>EDUCAÇÃO <text:s text:c="41"/></text:p>
          </table:table-cell>
          <table:table-cell office:value-type="string">
            <text:p>EFT: Educação, Formação e Tecnologi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EDUCAÇÃO <text:s text:c="41"/></text:p>
          </table:table-cell>
          <table:table-cell office:value-type="string">
            <text:p>Einstein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4467</text:p>
          </table:table-cell>
          <table:table-cell office:value-type="string">
            <text:p>EDUCAÇÃO <text:s text:c="41"/></text:p>
          </table:table-cell>
          <table:table-cell office:value-type="string">
            <text:p>El Pajar (La Orotav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37</text:p>
          </table:table-cell>
          <table:table-cell office:value-type="string">
            <text:p>EDUCAÇÃO <text:s text:c="41"/></text:p>
          </table:table-cell>
          <table:table-cell office:value-type="string">
            <text:p>Em Abert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32</text:p>
          </table:table-cell>
          <table:table-cell office:value-type="string">
            <text:p>EDUCAÇÃO <text:s text:c="41"/></text:p>
          </table:table-cell>
          <table:table-cell office:value-type="string">
            <text:p>Em Debate (UFSC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64</text:p>
          </table:table-cell>
          <table:table-cell office:value-type="string">
            <text:p>EDUCAÇÃO <text:s text:c="41"/></text:p>
          </table:table-cell>
          <table:table-cell office:value-type="string">
            <text:p>Em Foco (Santar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420</text:p>
          </table:table-cell>
          <table:table-cell office:value-type="string">
            <text:p>EDUCAÇÃO <text:s text:c="41"/></text:p>
          </table:table-cell>
          <table:table-cell office:value-type="string">
            <text:p>Em Pauta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893</text:p>
          </table:table-cell>
          <table:table-cell office:value-type="string">
            <text:p>EDUCAÇÃO <text:s text:c="41"/></text:p>
          </table:table-cell>
          <table:table-cell office:value-type="string">
            <text:p>Em Questão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EDUCAÇÃO <text:s text:c="41"/></text:p>
          </table:table-cell>
          <table:table-cell office:value-type="string">
            <text:p>Emancipação (UEP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2-3336</text:p>
          </table:table-cell>
          <table:table-cell office:value-type="string">
            <text:p>EDUCAÇÃO <text:s text:c="41"/></text:p>
          </table:table-cell>
          <table:table-cell office:value-type="string">
            <text:p>Empan (Toulous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78</text:p>
          </table:table-cell>
          <table:table-cell office:value-type="string">
            <text:p>EDUCAÇÃO <text:s text:c="41"/></text:p>
          </table:table-cell>
          <table:table-cell office:value-type="string">
            <text:p>Encontro (Santo Andr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EDUCAÇÃO <text:s text:c="41"/></text:p>
          </table:table-cell>
          <table:table-cell office:value-type="string">
            <text:p>Encontros Bibl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5058</text:p>
          </table:table-cell>
          <table:table-cell office:value-type="string">
            <text:p>EDUCAÇÃO <text:s text:c="41"/></text:p>
          </table:table-cell>
          <table:table-cell office:value-type="string">
            <text:p>Encontros Lusófo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3838</text:p>
          </table:table-cell>
          <table:table-cell office:value-type="string">
            <text:p>EDUCAÇÃO <text:s text:c="41"/></text:p>
          </table:table-cell>
          <table:table-cell office:value-type="string">
            <text:p>Encounter (Brandon, Vt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9325</text:p>
          </table:table-cell>
          <table:table-cell office:value-type="string">
            <text:p>EDUCAÇÃO <text:s text:c="41"/></text:p>
          </table:table-cell>
          <table:table-cell office:value-type="string">
            <text:p>Encuentros Multidisciplinares (Universidad Autónoma de 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EDUCAÇÃO <text:s text:c="41"/></text:p>
          </table:table-cell>
          <table:table-cell office:value-type="string">
            <text:p>Enfermagem Atu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10</text:p>
          </table:table-cell>
          <table:table-cell office:value-type="string">
            <text:p>EDUCAÇÃO <text:s text:c="41"/></text:p>
          </table:table-cell>
          <table:table-cell office:value-type="string">
            <text:p>Enfermagem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EDUCAÇÃO <text:s text:c="41"/></text:p>
          </table:table-cell>
          <table:table-cell office:value-type="string">
            <text:p>Engenharia Agrícol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EDUCAÇÃO <text:s text:c="41"/></text:p>
          </table:table-cell>
          <table:table-cell office:value-type="string">
            <text:p>Ensaio (Fundação Cesgranrio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50</text:p>
          </table:table-cell>
          <table:table-cell office:value-type="string">
            <text:p>EDUCAÇÃO <text:s text:c="41"/></text:p>
          </table:table-cell>
          <table:table-cell office:value-type="string">
            <text:p>Ensaio: Pesquisa em Educação em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4521</text:p>
          </table:table-cell>
          <table:table-cell office:value-type="string">
            <text:p>EDUCAÇÃO <text:s text:c="41"/></text:p>
          </table:table-cell>
          <table:table-cell office:value-type="string">
            <text:p>Enseñanza de las Ciencia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9157</text:p>
          </table:table-cell>
          <table:table-cell office:value-type="string">
            <text:p>EDUCAÇÃO <text:s text:c="41"/></text:p>
          </table:table-cell>
          <table:table-cell office:value-type="string">
            <text:p>Enseñanza de las Ciencias de la Tier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2617</text:p>
          </table:table-cell>
          <table:table-cell office:value-type="string">
            <text:p>EDUCAÇÃO <text:s text:c="41"/></text:p>
          </table:table-cell>
          <table:table-cell office:value-type="string">
            <text:p>Enseñanza de las Ciencias Soc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668</text:p>
          </table:table-cell>
          <table:table-cell office:value-type="string">
            <text:p>EDUCAÇÃO <text:s text:c="41"/></text:p>
          </table:table-cell>
          <table:table-cell office:value-type="string">
            <text:p>Ensinarte (Brag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757</text:p>
          </table:table-cell>
          <table:table-cell office:value-type="string">
            <text:p>EDUCAÇÃO <text:s text:c="41"/></text:p>
          </table:table-cell>
          <table:table-cell office:value-type="string">
            <text:p>Ensino em Re-vist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011</text:p>
          </table:table-cell>
          <table:table-cell office:value-type="string">
            <text:p>EDUCAÇÃO <text:s text:c="41"/></text:p>
          </table:table-cell>
          <table:table-cell office:value-type="string">
            <text:p>Ensino, Saúde e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774</text:p>
          </table:table-cell>
          <table:table-cell office:value-type="string">
            <text:p>EDUCAÇÃO <text:s text:c="41"/></text:p>
          </table:table-cell>
          <table:table-cell office:value-type="string">
            <text:p>Entre Maestr@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06</text:p>
          </table:table-cell>
          <table:table-cell office:value-type="string">
            <text:p>EDUCAÇÃO <text:s text:c="41"/></text:p>
          </table:table-cell>
          <table:table-cell office:value-type="string">
            <text:p>Entrelinha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509</text:p>
          </table:table-cell>
          <table:table-cell office:value-type="string">
            <text:p>EDUCAÇÃO <text:s text:c="41"/></text:p>
          </table:table-cell>
          <table:table-cell office:value-type="string">
            <text:p>Entrelinhas (UNISIN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392</text:p>
          </table:table-cell>
          <table:table-cell office:value-type="string">
            <text:p>EDUCAÇÃO <text:s text:c="41"/></text:p>
          </table:table-cell>
          <table:table-cell office:value-type="string">
            <text:p>Entretextos (U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5871</text:p>
          </table:table-cell>
          <table:table-cell office:value-type="string">
            <text:p>EDUCAÇÃO <text:s text:c="41"/></text:p>
          </table:table-cell>
          <table:table-cell office:value-type="string">
            <text:p>Environmental Education Research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18-0198</text:p>
          </table:table-cell>
          <table:table-cell office:value-type="string">
            <text:p>EDUCAÇÃO <text:s text:c="41"/></text:p>
          </table:table-cell>
          <table:table-cell office:value-type="string">
            <text:p>Environmental Philosophy (Toron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EDUCAÇÃO <text:s text:c="41"/></text:p>
          </table:table-cell>
          <table:table-cell office:value-type="string">
            <text:p>Episteme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EDUCAÇÃO <text:s text:c="41"/></text:p>
          </table:table-cell>
          <table:table-cell office:value-type="string">
            <text:p>Eptic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6-7073</text:p>
          </table:table-cell>
          <table:table-cell office:value-type="string">
            <text:p>EDUCAÇÃO <text:s text:c="41"/></text:p>
          </table:table-cell>
          <table:table-cell office:value-type="string">
            <text:p>Ergothérapies (Montaig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0325</text:p>
          </table:table-cell>
          <table:table-cell office:value-type="string">
            <text:p>EDUCAÇÃO <text:s text:c="41"/></text:p>
          </table:table-cell>
          <table:table-cell office:value-type="string">
            <text:p>Erziehung und Unterrich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EDUCAÇÃO <text:s text:c="41"/></text:p>
          </table:table-cell>
          <table:table-cell office:value-type="string">
            <text:p>Esboço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EDUCAÇÃO <text:s text:c="41"/></text:p>
          </table:table-cell>
          <table:table-cell office:value-type="string">
            <text:p>Escola Anna N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9485</text:p>
          </table:table-cell>
          <table:table-cell office:value-type="string">
            <text:p>EDUCAÇÃO <text:s text:c="41"/></text:p>
          </table:table-cell>
          <table:table-cell office:value-type="string">
            <text:p>Espacios en Blanco. Serie Indagacion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68</text:p>
          </table:table-cell>
          <table:table-cell office:value-type="string">
            <text:p>EDUCAÇÃO <text:s text:c="41"/></text:p>
          </table:table-cell>
          <table:table-cell office:value-type="string">
            <text:p>Espaço (Rio de Janeiro. 1990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524</text:p>
          </table:table-cell>
          <table:table-cell office:value-type="string">
            <text:p>EDUCAÇÃO <text:s text:c="41"/></text:p>
          </table:table-cell>
          <table:table-cell office:value-type="string">
            <text:p>Espaço Ameríndio (UFRG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16</text:p>
          </table:table-cell>
          <table:table-cell office:value-type="string">
            <text:p>EDUCAÇÃO <text:s text:c="41"/></text:p>
          </table:table-cell>
          <table:table-cell office:value-type="string">
            <text:p>Espaço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469</text:p>
          </table:table-cell>
          <table:table-cell office:value-type="string">
            <text:p>EDUCAÇÃO <text:s text:c="41"/></text:p>
          </table:table-cell>
          <table:table-cell office:value-type="string">
            <text:p>Espaço Pedagóg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196</text:p>
          </table:table-cell>
          <table:table-cell office:value-type="string">
            <text:p>EDUCAÇÃO <text:s text:c="41"/></text:p>
          </table:table-cell>
          <table:table-cell office:value-type="string">
            <text:p>Espaço Plural (Unioes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32</text:p>
          </table:table-cell>
          <table:table-cell office:value-type="string">
            <text:p>EDUCAÇÃO <text:s text:c="41"/></text:p>
          </table:table-cell>
          <table:table-cell office:value-type="string">
            <text:p>Espacos da Escola (UNIJU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EDUCAÇÃO <text:s text:c="41"/></text:p>
          </table:table-cell>
          <table:table-cell office:value-type="string">
            <text:p>Especiaria (U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637</text:p>
          </table:table-cell>
          <table:table-cell office:value-type="string">
            <text:p>EDUCAÇÃO <text:s text:c="41"/></text:p>
          </table:table-cell>
          <table:table-cell office:value-type="string">
            <text:p>Espéculo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43</text:p>
          </table:table-cell>
          <table:table-cell office:value-type="string">
            <text:p>EDUCAÇÃO <text:s text:c="41"/></text:p>
          </table:table-cell>
          <table:table-cell office:value-type="string">
            <text:p>Espir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EDUCAÇÃO <text:s text:c="41"/></text:p>
          </table:table-cell>
          <table:table-cell office:value-type="string">
            <text:p>Esporte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128</text:p>
          </table:table-cell>
          <table:table-cell office:value-type="string">
            <text:p>EDUCAÇÃO <text:s text:c="41"/></text:p>
          </table:table-cell>
          <table:table-cell office:value-type="string">
            <text:p>Estilos da Clín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50X</text:p>
          </table:table-cell>
          <table:table-cell office:value-type="string">
            <text:p>EDUCAÇÃO <text:s text:c="41"/></text:p>
          </table:table-cell>
          <table:table-cell office:value-type="string">
            <text:p>Estudios Pedagógicos (Valdivia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4186</text:p>
          </table:table-cell>
          <table:table-cell office:value-type="string">
            <text:p>EDUCAÇÃO <text:s text:c="41"/></text:p>
          </table:table-cell>
          <table:table-cell office:value-type="string">
            <text:p>Estudios Sociológico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08</text:p>
          </table:table-cell>
          <table:table-cell office:value-type="string">
            <text:p>EDUCAÇÃO <text:s text:c="41"/></text:p>
          </table:table-cell>
          <table:table-cell office:value-type="string">
            <text:p>Estudos (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EDUCAÇÃO <text:s text:c="41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EDUCAÇÃO <text:s text:c="41"/></text:p>
          </table:table-cell>
          <table:table-cell office:value-type="string">
            <text:p>Estudos Avançados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87</text:p>
          </table:table-cell>
          <table:table-cell office:value-type="string">
            <text:p>EDUCAÇÃO <text:s text:c="41"/></text:p>
          </table:table-cell>
          <table:table-cell office:value-type="string">
            <text:p>Estudos de Histó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437</text:p>
          </table:table-cell>
          <table:table-cell office:value-type="string">
            <text:p>EDUCAÇÃO <text:s text:c="41"/></text:p>
          </table:table-cell>
          <table:table-cell office:value-type="string">
            <text:p>Estudos de Psicanális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6X</text:p>
          </table:table-cell>
          <table:table-cell office:value-type="string">
            <text:p>EDUCAÇÃO <text:s text:c="41"/></text:p>
          </table:table-cell>
          <table:table-cell office:value-type="string">
            <text:p>Estudos de Psicologia (PUC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EDUCAÇÃO <text:s text:c="41"/></text:p>
          </table:table-cell>
          <table:table-cell office:value-type="string">
            <text:p>Estudos de Psicologia (UFR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EDUCAÇÃO <text:s text:c="41"/></text:p>
          </table:table-cell>
          <table:table-cell office:value-type="string">
            <text:p>Estudos de Sociologia (Recif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EDUCAÇÃO <text:s text:c="41"/></text:p>
          </table:table-cell>
          <table:table-cell office:value-type="string">
            <text:p>Estudos de Sociologi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28</text:p>
          </table:table-cell>
          <table:table-cell office:value-type="string">
            <text:p>EDUCAÇÃO <text:s text:c="41"/></text:p>
          </table:table-cell>
          <table:table-cell office:value-type="string">
            <text:p>Estudos do CEPE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3530</text:p>
          </table:table-cell>
          <table:table-cell office:value-type="string">
            <text:p>EDUCAÇÃO <text:s text:c="41"/></text:p>
          </table:table-cell>
          <table:table-cell office:value-type="string">
            <text:p>Estudos do Século X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884</text:p>
          </table:table-cell>
          <table:table-cell office:value-type="string">
            <text:p>EDUCAÇÃO <text:s text:c="41"/></text:p>
          </table:table-cell>
          <table:table-cell office:value-type="string">
            <text:p>Estudos do Trabalh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281</text:p>
          </table:table-cell>
          <table:table-cell office:value-type="string">
            <text:p>EDUCAÇÃO <text:s text:c="41"/></text:p>
          </table:table-cell>
          <table:table-cell office:value-type="string">
            <text:p>Estudos e Pesquisas em Psic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41</text:p>
          </table:table-cell>
          <table:table-cell office:value-type="string">
            <text:p>EDUCAÇÃO <text:s text:c="41"/></text:p>
          </table:table-cell>
          <table:table-cell office:value-type="string">
            <text:p>Estudos e Pesquisas em Psicologia (UE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EDUCAÇÃO <text:s text:c="41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974</text:p>
          </table:table-cell>
          <table:table-cell office:value-type="string">
            <text:p>EDUCAÇÃO <text:s text:c="41"/></text:p>
          </table:table-cell>
          <table:table-cell office:value-type="string">
            <text:p>Estudos em Comunicação/Communication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EDUCAÇÃO <text:s text:c="41"/></text:p>
          </table:table-cell>
          <table:table-cell office:value-type="string">
            <text:p>Estudos em Jornalismo e Míd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212</text:p>
          </table:table-cell>
          <table:table-cell office:value-type="string">
            <text:p>EDUCAÇÃO <text:s text:c="41"/></text:p>
          </table:table-cell>
          <table:table-cell office:value-type="string">
            <text:p>Estudos em Liderança (Uni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98X</text:p>
          </table:table-cell>
          <table:table-cell office:value-type="string">
            <text:p>EDUCAÇÃO <text:s text:c="41"/></text:p>
          </table:table-cell>
          <table:table-cell office:value-type="string">
            <text:p>Estudos Geográficos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064</text:p>
          </table:table-cell>
          <table:table-cell office:value-type="string">
            <text:p>EDUCAÇÃO <text:s text:c="41"/></text:p>
          </table:table-cell>
          <table:table-cell office:value-type="string">
            <text:p>Estudos Ibero-Americanos (PUCR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73</text:p>
          </table:table-cell>
          <table:table-cell office:value-type="string">
            <text:p>EDUCAÇÃO <text:s text:c="41"/></text:p>
          </table:table-cell>
          <table:table-cell office:value-type="string">
            <text:p>Estudos Interdisciplinares sobre o Envelhec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39</text:p>
          </table:table-cell>
          <table:table-cell office:value-type="string">
            <text:p>EDUCAÇÃO <text:s text:c="41"/></text:p>
          </table:table-cell>
          <table:table-cell office:value-type="string">
            <text:p>Estudos Linguísticos (São Paulo. 1978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30</text:p>
          </table:table-cell>
          <table:table-cell office:value-type="string">
            <text:p>EDUCAÇÃO <text:s text:c="41"/></text:p>
          </table:table-cell>
          <table:table-cell office:value-type="string">
            <text:p>Estudos Teológ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EDUCAÇÃO <text:s text:c="41"/></text:p>
          </table:table-cell>
          <table:table-cell office:value-type="string">
            <text:p>ETD : Educação Temática Digit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54</text:p>
          </table:table-cell>
          <table:table-cell office:value-type="string">
            <text:p>EDUCAÇÃO <text:s text:c="41"/></text:p>
          </table:table-cell>
          <table:table-cell office:value-type="string">
            <text:p>Ethic@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93</text:p>
          </table:table-cell>
          <table:table-cell office:value-type="string">
            <text:p>EDUCAÇÃO <text:s text:c="41"/></text:p>
          </table:table-cell>
          <table:table-cell office:value-type="string">
            <text:p>Ethica (UG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00</text:p>
          </table:table-cell>
          <table:table-cell office:value-type="string">
            <text:p>EDUCAÇÃO <text:s text:c="41"/></text:p>
          </table:table-cell>
          <table:table-cell office:value-type="string">
            <text:p>Ethos &amp; Episteme (UF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2-1149</text:p>
          </table:table-cell>
          <table:table-cell office:value-type="string">
            <text:p>EDUCAÇÃO <text:s text:c="41"/></text:p>
          </table:table-cell>
          <table:table-cell office:value-type="string">
            <text:p>European Journal of Behavior An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327</text:p>
          </table:table-cell>
          <table:table-cell office:value-type="string">
            <text:p>EDUCAÇÃO <text:s text:c="41"/></text:p>
          </table:table-cell>
          <table:table-cell office:value-type="string">
            <text:p>Evidência (Arax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87</text:p>
          </table:table-cell>
          <table:table-cell office:value-type="string">
            <text:p>EDUCAÇÃO <text:s text:c="41"/></text:p>
          </table:table-cell>
          <table:table-cell office:value-type="string">
            <text:p>Evidência (UNO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560</text:p>
          </table:table-cell>
          <table:table-cell office:value-type="string">
            <text:p>EDUCAÇÃO <text:s text:c="41"/></text:p>
          </table:table-cell>
          <table:table-cell office:value-type="string">
            <text:p>Ex Aequo (Oeir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13</text:p>
          </table:table-cell>
          <table:table-cell office:value-type="string">
            <text:p>EDUCAÇÃO <text:s text:c="41"/></text:p>
          </table:table-cell>
          <table:table-cell office:value-type="string">
            <text:p>Experiências em Ensino de Ciências (UFRG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7237</text:p>
          </table:table-cell>
          <table:table-cell office:value-type="string">
            <text:p>EDUCAÇÃO <text:s text:c="41"/></text:p>
          </table:table-cell>
          <table:table-cell office:value-type="string">
            <text:p>Experimental Analysis of Human Behavior Bullet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EDUCAÇÃO <text:s text:c="41"/></text:p>
          </table:table-cell>
          <table:table-cell office:value-type="string">
            <text:p>Expressa Extensão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EDUCAÇÃO <text:s text:c="41"/></text:p>
          </table:table-cell>
          <table:table-cell office:value-type="string">
            <text:p>Extensio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EDUCAÇÃO <text:s text:c="41"/></text:p>
          </table:table-cell>
          <table:table-cell office:value-type="string">
            <text:p>FACEF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900</text:p>
          </table:table-cell>
          <table:table-cell office:value-type="string">
            <text:p>EDUCAÇÃO <text:s text:c="41"/></text:p>
          </table:table-cell>
          <table:table-cell office:value-type="string">
            <text:p>Faces : Revista de Administração (Belo Horizont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81</text:p>
          </table:table-cell>
          <table:table-cell office:value-type="string">
            <text:p>EDUCAÇÃO <text:s text:c="41"/></text:p>
          </table:table-cell>
          <table:table-cell office:value-type="string">
            <text:p>Faculdade Sant' Ana em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58</text:p>
          </table:table-cell>
          <table:table-cell office:value-type="string">
            <text:p>EDUCAÇÃO <text:s text:c="41"/></text:p>
          </table:table-cell>
          <table:table-cell office:value-type="string">
            <text:p>FAMAT em Revist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6664</text:p>
          </table:table-cell>
          <table:table-cell office:value-type="string">
            <text:p>EDUCAÇÃO <text:s text:c="41"/></text:p>
          </table:table-cell>
          <table:table-cell office:value-type="string">
            <text:p>Family Rel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7570</text:p>
          </table:table-cell>
          <table:table-cell office:value-type="string">
            <text:p>EDUCAÇÃO <text:s text:c="41"/></text:p>
          </table:table-cell>
          <table:table-cell office:value-type="string">
            <text:p>Faventia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39</text:p>
          </table:table-cell>
          <table:table-cell office:value-type="string">
            <text:p>EDUCAÇÃO <text:s text:c="41"/></text:p>
          </table:table-cell>
          <table:table-cell office:value-type="string">
            <text:p>Faz Ciência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699</text:p>
          </table:table-cell>
          <table:table-cell office:value-type="string">
            <text:p>EDUCAÇÃO <text:s text:c="41"/></text:p>
          </table:table-cell>
          <table:table-cell office:value-type="string">
            <text:p>FAZU em Revista (Uber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EDUCAÇÃO <text:s text:c="41"/></text:p>
          </table:table-cell>
          <table:table-cell office:value-type="string">
            <text:p>Fênix (UFU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38</text:p>
          </table:table-cell>
          <table:table-cell office:value-type="string">
            <text:p>EDUCAÇÃO <text:s text:c="41"/></text:p>
          </table:table-cell>
          <table:table-cell office:value-type="string">
            <text:p>Filosof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EDUCAÇÃO <text:s text:c="41"/></text:p>
          </table:table-cell>
          <table:table-cell office:value-type="string">
            <text:p>Filosofia Unisino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35</text:p>
          </table:table-cell>
          <table:table-cell office:value-type="string">
            <text:p>EDUCAÇÃO <text:s text:c="41"/></text:p>
          </table:table-cell>
          <table:table-cell office:value-type="string">
            <text:p>Fio do Mestrado (FUR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EDUCAÇÃO <text:s text:c="41"/></text:p>
          </table:table-cell>
          <table:table-cell office:value-type="string">
            <text:p>Fisioterapia em Movimento (PUC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69</text:p>
          </table:table-cell>
          <table:table-cell office:value-type="string">
            <text:p>EDUCAÇÃO <text:s text:c="41"/></text:p>
          </table:table-cell>
          <table:table-cell office:value-type="string">
            <text:p>Fisioterapia S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33</text:p>
          </table:table-cell>
          <table:table-cell office:value-type="string">
            <text:p>EDUCAÇÃO <text:s text:c="41"/></text:p>
          </table:table-cell>
          <table:table-cell office:value-type="string">
            <text:p>Fitness &amp; Performance Journ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EDUCAÇÃO <text:s text:c="41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EDUCAÇÃO <text:s text:c="41"/></text:p>
          </table:table-cell>
          <table:table-cell office:value-type="string">
            <text:p>Floresta (UF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EDUCAÇÃO <text:s text:c="41"/></text:p>
          </table:table-cell>
          <table:table-cell office:value-type="string">
            <text:p>Floresta e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48</text:p>
          </table:table-cell>
          <table:table-cell office:value-type="string">
            <text:p>EDUCAÇÃO <text:s text:c="41"/></text:p>
          </table:table-cell>
          <table:table-cell office:value-type="string">
            <text:p>Foco (Ribeirã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EDUCAÇÃO <text:s text:c="41"/></text:p>
          </table:table-cell>
          <table:table-cell office:value-type="string">
            <text:p>Fono Atu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15</text:p>
          </table:table-cell>
          <table:table-cell office:value-type="string">
            <text:p>EDUCAÇÃO <text:s text:c="41"/></text:p>
          </table:table-cell>
          <table:table-cell office:value-type="string">
            <text:p>Fon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457</text:p>
          </table:table-cell>
          <table:table-cell office:value-type="string">
            <text:p>EDUCAÇÃO <text:s text:c="41"/></text:p>
          </table:table-cell>
          <table:table-cell office:value-type="string">
            <text:p>Formadores (Cachoe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9018</text:p>
          </table:table-cell>
          <table:table-cell office:value-type="string">
            <text:p>EDUCAÇÃO <text:s text:c="41"/></text:p>
          </table:table-cell>
          <table:table-cell office:value-type="string">
            <text:p>Foundations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3-1821</text:p>
          </table:table-cell>
          <table:table-cell office:value-type="string">
            <text:p>EDUCAÇÃO <text:s text:c="41"/></text:p>
          </table:table-cell>
          <table:table-cell office:value-type="string">
            <text:p>Foundations of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292</text:p>
          </table:table-cell>
          <table:table-cell office:value-type="string">
            <text:p>EDUCAÇÃO <text:s text:c="41"/></text:p>
          </table:table-cell>
          <table:table-cell office:value-type="string">
            <text:p>Fractal: Revista de Psi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83</text:p>
          </table:table-cell>
          <table:table-cell office:value-type="string">
            <text:p>EDUCAÇÃO <text:s text:c="41"/></text:p>
          </table:table-cell>
          <table:table-cell office:value-type="string">
            <text:p>Fragmento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EDUCAÇÃO <text:s text:c="41"/></text:p>
          </table:table-cell>
          <table:table-cell office:value-type="string">
            <text:p>Fragmentos de Cultura (Goiân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701</text:p>
          </table:table-cell>
          <table:table-cell office:value-type="string">
            <text:p>EDUCAÇÃO <text:s text:c="41"/></text:p>
          </table:table-cell>
          <table:table-cell office:value-type="string">
            <text:p>Fronteiras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4467</text:p>
          </table:table-cell>
          <table:table-cell office:value-type="string">
            <text:p>EDUCAÇÃO <text:s text:c="41"/></text:p>
          </table:table-cell>
          <table:table-cell office:value-type="string">
            <text:p>Fundamentos en Humanidades (San Lu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EDUCAÇÃO <text:s text:c="41"/></text:p>
          </table:table-cell>
          <table:table-cell office:value-type="string">
            <text:p>Gaia Scient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145</text:p>
          </table:table-cell>
          <table:table-cell office:value-type="string">
            <text:p>EDUCAÇÃO <text:s text:c="41"/></text:p>
          </table:table-cell>
          <table:table-cell office:value-type="string">
            <text:p>Gaveta Abert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45X</text:p>
          </table:table-cell>
          <table:table-cell office:value-type="string">
            <text:p>EDUCAÇÃO <text:s text:c="41"/></text:p>
          </table:table-cell>
          <table:table-cell office:value-type="string">
            <text:p>Gazeta Medica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EDUCAÇÃO <text:s text:c="41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40</text:p>
          </table:table-cell>
          <table:table-cell office:value-type="string">
            <text:p>EDUCAÇÃO <text:s text:c="41"/></text:p>
          </table:table-cell>
          <table:table-cell office:value-type="string">
            <text:p>Genética na Escol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81</text:p>
          </table:table-cell>
          <table:table-cell office:value-type="string">
            <text:p>EDUCAÇÃO <text:s text:c="41"/></text:p>
          </table:table-cell>
          <table:table-cell office:value-type="string">
            <text:p>Geografando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12</text:p>
          </table:table-cell>
          <table:table-cell office:value-type="string">
            <text:p>EDUCAÇÃO <text:s text:c="41"/></text:p>
          </table:table-cell>
          <table:table-cell office:value-type="string">
            <text:p>Geografia (Rio Cla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29</text:p>
          </table:table-cell>
          <table:table-cell office:value-type="string">
            <text:p>EDUCAÇÃO <text:s text:c="41"/></text:p>
          </table:table-cell>
          <table:table-cell office:value-type="string">
            <text:p>Geologia USP. Publicação Espe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059</text:p>
          </table:table-cell>
          <table:table-cell office:value-type="string">
            <text:p>EDUCAÇÃO <text:s text:c="41"/></text:p>
          </table:table-cell>
          <table:table-cell office:value-type="string">
            <text:p>Geonordeste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EDUCAÇÃO <text:s text:c="41"/></text:p>
          </table:table-cell>
          <table:table-cell office:value-type="string">
            <text:p>Geosul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EDUCAÇÃO <text:s text:c="41"/></text:p>
          </table:table-cell>
          <table:table-cell office:value-type="string">
            <text:p>Gerenciamento Costeiro Integra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36</text:p>
          </table:table-cell>
          <table:table-cell office:value-type="string">
            <text:p>EDUCAÇÃO <text:s text:c="41"/></text:p>
          </table:table-cell>
          <table:table-cell office:value-type="string">
            <text:p>Gestão e Desenvolvimento (FEEVA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891</text:p>
          </table:table-cell>
          <table:table-cell office:value-type="string">
            <text:p>EDUCAÇÃO <text:s text:c="41"/></text:p>
          </table:table-cell>
          <table:table-cell office:value-type="string">
            <text:p>Gestão em 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EDUCAÇÃO <text:s text:c="41"/></text:p>
          </table:table-cell>
          <table:table-cell office:value-type="string">
            <text:p>Gestão.Or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EDUCAÇÃO <text:s text:c="41"/></text:p>
          </table:table-cell>
          <table:table-cell office:value-type="string">
            <text:p>Global Change 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724</text:p>
          </table:table-cell>
          <table:table-cell office:value-type="string">
            <text:p>EDUCAÇÃO <text:s text:c="41"/></text:p>
          </table:table-cell>
          <table:table-cell office:value-type="string">
            <text:p>Globalisation, Societies and Educ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7809</text:p>
          </table:table-cell>
          <table:table-cell office:value-type="string">
            <text:p>EDUCAÇÃO <text:s text:c="41"/></text:p>
          </table:table-cell>
          <table:table-cell office:value-type="string">
            <text:p>Glosas Didáct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36</text:p>
          </table:table-cell>
          <table:table-cell office:value-type="string">
            <text:p>EDUCAÇÃO <text:s text:c="41"/></text:p>
          </table:table-cell>
          <table:table-cell office:value-type="string">
            <text:p>Graphos (João Pess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268</text:p>
          </table:table-cell>
          <table:table-cell office:value-type="string">
            <text:p>EDUCAÇÃO <text:s text:c="41"/></text:p>
          </table:table-cell>
          <table:table-cell office:value-type="string">
            <text:p>Grifos (UNO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50X</text:p>
          </table:table-cell>
          <table:table-cell office:value-type="string">
            <text:p>EDUCAÇÃO <text:s text:c="41"/></text:p>
          </table:table-cell>
          <table:table-cell office:value-type="string">
            <text:p>Guairaca (UNICENT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858</text:p>
          </table:table-cell>
          <table:table-cell office:value-type="string">
            <text:p>EDUCAÇÃO <text:s text:c="41"/></text:p>
          </table:table-cell>
          <table:table-cell office:value-type="string">
            <text:p>Guavira Let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8581</text:p>
          </table:table-cell>
          <table:table-cell office:value-type="string">
            <text:p>EDUCAÇÃO <text:s text:c="41"/></text:p>
          </table:table-cell>
          <table:table-cell office:value-type="string">
            <text:p>Guix (Barcelo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EDUCAÇÃO <text:s text:c="41"/></text:p>
          </table:table-cell>
          <table:table-cell office:value-type="string">
            <text:p>Habitus (UC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6121</text:p>
          </table:table-cell>
          <table:table-cell office:value-type="string">
            <text:p>EDUCAÇÃO <text:s text:c="41"/></text:p>
          </table:table-cell>
          <table:table-cell office:value-type="string">
            <text:p>Herramient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81</text:p>
          </table:table-cell>
          <table:table-cell office:value-type="string">
            <text:p>EDUCAÇÃO <text:s text:c="41"/></text:p>
          </table:table-cell>
          <table:table-cell office:value-type="string">
            <text:p>Hipertextus Revista Digital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488</text:p>
          </table:table-cell>
          <table:table-cell office:value-type="string">
            <text:p>EDUCAÇÃO <text:s text:c="41"/></text:p>
          </table:table-cell>
          <table:table-cell office:value-type="string">
            <text:p>História &amp; Ensino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EDUCAÇÃO <text:s text:c="41"/></text:p>
          </table:table-cell>
          <table:table-cell office:value-type="string">
            <text:p>Historia &amp; Perspectivas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EDUCAÇÃO <text:s text:c="41"/></text:p>
          </table:table-cell>
          <table:table-cell office:value-type="string">
            <text:p>História (UNESP. Impresso)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518</text:p>
          </table:table-cell>
          <table:table-cell office:value-type="string">
            <text:p>EDUCAÇÃO <text:s text:c="41"/></text:p>
          </table:table-cell>
          <table:table-cell office:value-type="string">
            <text:p>História da Educação (UFP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267</text:p>
          </table:table-cell>
          <table:table-cell office:value-type="string">
            <text:p>EDUCAÇÃO <text:s text:c="41"/></text:p>
          </table:table-cell>
          <table:table-cell office:value-type="string">
            <text:p>Historia de la Educ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568</text:p>
          </table:table-cell>
          <table:table-cell office:value-type="string">
            <text:p>EDUCAÇÃO <text:s text:c="41"/></text:p>
          </table:table-cell>
          <table:table-cell office:value-type="string">
            <text:p>Historia de la Educación Anuar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58</text:p>
          </table:table-cell>
          <table:table-cell office:value-type="string">
            <text:p>EDUCAÇÃO <text:s text:c="41"/></text:p>
          </table:table-cell>
          <table:table-cell office:value-type="string">
            <text:p>História Oral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EDUCAÇÃO <text:s text:c="41"/></text:p>
          </table:table-cell>
          <table:table-cell office:value-type="string">
            <text:p>História Revista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EDUCAÇÃO <text:s text:c="41"/></text:p>
          </table:table-cell>
          <table:table-cell office:value-type="string">
            <text:p>História Unisin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EDUCAÇÃO <text:s text:c="41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95</text:p>
          </table:table-cell>
          <table:table-cell office:value-type="string">
            <text:p>EDUCAÇÃO <text:s text:c="41"/></text:p>
          </table:table-cell>
          <table:table-cell office:value-type="string">
            <text:p>História, Imagem e Narr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56</text:p>
          </table:table-cell>
          <table:table-cell office:value-type="string">
            <text:p>EDUCAÇÃO <text:s text:c="41"/></text:p>
          </table:table-cell>
          <table:table-cell office:value-type="string">
            <text:p>História: Debates e Tendências (Passo Fund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84</text:p>
          </table:table-cell>
          <table:table-cell office:value-type="string">
            <text:p>EDUCAÇÃO <text:s text:c="41"/></text:p>
          </table:table-cell>
          <table:table-cell office:value-type="string">
            <text:p>Histórica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9997</text:p>
          </table:table-cell>
          <table:table-cell office:value-type="string">
            <text:p>EDUCAÇÃO <text:s text:c="41"/></text:p>
          </table:table-cell>
          <table:table-cell office:value-type="string">
            <text:p>Historical Studies in the Physical and Biological Sciences (Cessou em 2007. Cont. ISSN 1939-1811 Historical Studies in the Natural Scienc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1-1131</text:p>
          </table:table-cell>
          <table:table-cell office:value-type="string">
            <text:p>EDUCAÇÃO <text:s text:c="41"/></text:p>
          </table:table-cell>
          <table:table-cell office:value-type="string">
            <text:p>History of Education &amp; Children's Literatur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1-1093</text:p>
          </table:table-cell>
          <table:table-cell office:value-type="string">
            <text:p>EDUCAÇÃO <text:s text:c="41"/></text:p>
          </table:table-cell>
          <table:table-cell office:value-type="string">
            <text:p>History of Education &amp; Children's Literatur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401</text:p>
          </table:table-cell>
          <table:table-cell office:value-type="string">
            <text:p>EDUCAÇÃO <text:s text:c="41"/></text:p>
          </table:table-cell>
          <table:table-cell office:value-type="string">
            <text:p>Horizonte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EDUCAÇÃO <text:s text:c="41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06</text:p>
          </table:table-cell>
          <table:table-cell office:value-type="string">
            <text:p>EDUCAÇÃO <text:s text:c="41"/></text:p>
          </table:table-cell>
          <table:table-cell office:value-type="string">
            <text:p>Horizontes (EDUS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EDUCAÇÃO <text:s text:c="41"/></text:p>
          </table:table-cell>
          <table:table-cell office:value-type="string">
            <text:p>Horizontes Antropológico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EDUCAÇÃO <text:s text:c="41"/></text:p>
          </table:table-cell>
          <table:table-cell office:value-type="string">
            <text:p>Horticultur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67</text:p>
          </table:table-cell>
          <table:table-cell office:value-type="string">
            <text:p>EDUCAÇÃO <text:s text:c="41"/></text:p>
          </table:table-cell>
          <table:table-cell office:value-type="string">
            <text:p>Hórus (FAE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57</text:p>
          </table:table-cell>
          <table:table-cell office:value-type="string">
            <text:p>EDUCAÇÃO <text:s text:c="41"/></text:p>
          </table:table-cell>
          <table:table-cell office:value-type="string">
            <text:p>Human Movement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8548</text:p>
          </table:table-cell>
          <table:table-cell office:value-type="string">
            <text:p>EDUCAÇÃO <text:s text:c="41"/></text:p>
          </table:table-cell>
          <table:table-cell office:value-type="string">
            <text:p>Human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EDUCAÇÃO <text:s text:c="41"/></text:p>
          </table:table-cell>
          <table:table-cell office:value-type="string">
            <text:p>Humanidades (Brasíl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585</text:p>
          </table:table-cell>
          <table:table-cell office:value-type="string">
            <text:p>EDUCAÇÃO <text:s text:c="41"/></text:p>
          </table:table-cell>
          <table:table-cell office:value-type="string">
            <text:p>Humanitas (UFP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38</text:p>
          </table:table-cell>
          <table:table-cell office:value-type="string">
            <text:p>EDUCAÇÃO <text:s text:c="41"/></text:p>
          </table:table-cell>
          <table:table-cell office:value-type="string">
            <text:p>Hypnos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36</text:p>
          </table:table-cell>
          <table:table-cell office:value-type="string">
            <text:p>EDUCAÇÃO <text:s text:c="41"/></text:p>
          </table:table-cell>
          <table:table-cell office:value-type="string">
            <text:p>Iara: Revista de Moda, Cultura e 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9810</text:p>
          </table:table-cell>
          <table:table-cell office:value-type="string">
            <text:p>EDUCAÇÃO <text:s text:c="41"/></text:p>
          </table:table-cell>
          <table:table-cell office:value-type="string">
            <text:p>Iber (Barcelo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EDUCAÇÃO <text:s text:c="41"/></text:p>
          </table:table-cell>
          <table:table-cell office:value-type="string">
            <text:p>Iberoamerican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4113</text:p>
          </table:table-cell>
          <table:table-cell office:value-type="string">
            <text:p>EDUCAÇÃO <text:s text:c="41"/></text:p>
          </table:table-cell>
          <table:table-cell office:value-type="string">
            <text:p>IberPsicología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8-0967</text:p>
          </table:table-cell>
          <table:table-cell office:value-type="string">
            <text:p>EDUCAÇÃO <text:s text:c="41"/></text:p>
          </table:table-cell>
          <table:table-cell office:value-type="string">
            <text:p>Ibersid (Zarago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04</text:p>
          </table:table-cell>
          <table:table-cell office:value-type="string">
            <text:p>EDUCAÇÃO <text:s text:c="41"/></text:p>
          </table:table-cell>
          <table:table-cell office:value-type="string">
            <text:p>Ícone (FIT. Uberlând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737</text:p>
          </table:table-cell>
          <table:table-cell office:value-type="string">
            <text:p>EDUCAÇÃO <text:s text:c="41"/></text:p>
          </table:table-cell>
          <table:table-cell office:value-type="string">
            <text:p>ICTUS (PPGMUS/UF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06</text:p>
          </table:table-cell>
          <table:table-cell office:value-type="string">
            <text:p>EDUCAÇÃO <text:s text:c="41"/></text:p>
          </table:table-cell>
          <table:table-cell office:value-type="string">
            <text:p>Ide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68</text:p>
          </table:table-cell>
          <table:table-cell office:value-type="string">
            <text:p>EDUCAÇÃO <text:s text:c="41"/></text:p>
          </table:table-cell>
          <table:table-cell office:value-type="string">
            <text:p>Ideação (UE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11</text:p>
          </table:table-cell>
          <table:table-cell office:value-type="string">
            <text:p>EDUCAÇÃO <text:s text:c="41"/></text:p>
          </table:table-cell>
          <table:table-cell office:value-type="string">
            <text:p>Ideação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EDUCAÇÃO <text:s text:c="41"/></text:p>
          </table:table-cell>
          <table:table-cell office:value-type="string">
            <text:p>Idei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70</text:p>
          </table:table-cell>
          <table:table-cell office:value-type="string">
            <text:p>EDUCAÇÃO <text:s text:c="41"/></text:p>
          </table:table-cell>
          <table:table-cell office:value-type="string">
            <text:p>Identidade!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4574</text:p>
          </table:table-cell>
          <table:table-cell office:value-type="string">
            <text:p>EDUCAÇÃO <text:s text:c="41"/></text:p>
          </table:table-cell>
          <table:table-cell office:value-type="string">
            <text:p>IE Comunicacio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6391</text:p>
          </table:table-cell>
          <table:table-cell office:value-type="string">
            <text:p>EDUCAÇÃO <text:s text:c="41"/></text:p>
          </table:table-cell>
          <table:table-cell office:value-type="string">
            <text:p>Ihitza (Bilb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7763</text:p>
          </table:table-cell>
          <table:table-cell office:value-type="string">
            <text:p>EDUCAÇÃO <text:s text:c="41"/></text:p>
          </table:table-cell>
          <table:table-cell office:value-type="string">
            <text:p>IICE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EDUCAÇÃO <text:s text:c="41"/></text:p>
          </table:table-cell>
          <table:table-cell office:value-type="string">
            <text:p>Imaginári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EDUCAÇÃO <text:s text:c="41"/></text:p>
          </table:table-cell>
          <table:table-cell office:value-type="string">
            <text:p>Impulso (Piracicab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6084</text:p>
          </table:table-cell>
          <table:table-cell office:value-type="string">
            <text:p>EDUCAÇÃO <text:s text:c="41"/></text:p>
          </table:table-cell>
          <table:table-cell office:value-type="string">
            <text:p>In-fan-cia (Ed. espano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99</text:p>
          </table:table-cell>
          <table:table-cell office:value-type="string">
            <text:p>EDUCAÇÃO <text:s text:c="41"/></text:p>
          </table:table-cell>
          <table:table-cell office:value-type="string">
            <text:p>Inclusão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392</text:p>
          </table:table-cell>
          <table:table-cell office:value-type="string">
            <text:p>EDUCAÇÃO <text:s text:c="41"/></text:p>
          </table:table-cell>
          <table:table-cell office:value-type="string">
            <text:p>Inclusão Soci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EDUCAÇÃO <text:s text:c="41"/></text:p>
          </table:table-cell>
          <table:table-cell office:value-type="string">
            <text:p>Inclusão Soci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3141</text:p>
          </table:table-cell>
          <table:table-cell office:value-type="string">
            <text:p>EDUCAÇÃO <text:s text:c="41"/></text:p>
          </table:table-cell>
          <table:table-cell office:value-type="string">
            <text:p>Indivisa, Boletín de Estudios e Investig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9877</text:p>
          </table:table-cell>
          <table:table-cell office:value-type="string">
            <text:p>EDUCAÇÃO <text:s text:c="41"/></text:p>
          </table:table-cell>
          <table:table-cell office:value-type="string">
            <text:p>INFAD (Barcelo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3702</text:p>
          </table:table-cell>
          <table:table-cell office:value-type="string">
            <text:p>EDUCAÇÃO <text:s text:c="41"/></text:p>
          </table:table-cell>
          <table:table-cell office:value-type="string">
            <text:p>Infancia y Aprendizaje (Ed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39</text:p>
          </table:table-cell>
          <table:table-cell office:value-type="string">
            <text:p>EDUCAÇÃO <text:s text:c="41"/></text:p>
          </table:table-cell>
          <table:table-cell office:value-type="string">
            <text:p>Informação &amp; Informação (Cessou em 200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46</text:p>
          </table:table-cell>
          <table:table-cell office:value-type="string">
            <text:p>EDUCAÇÃO <text:s text:c="41"/></text:p>
          </table:table-cell>
          <table:table-cell office:value-type="string">
            <text:p>Informação &amp; Sociedade (UFP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84X</text:p>
          </table:table-cell>
          <table:table-cell office:value-type="string">
            <text:p>EDUCAÇÃO <text:s text:c="41"/></text:p>
          </table:table-cell>
          <table:table-cell office:value-type="string">
            <text:p>Informática na Edu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68</text:p>
          </table:table-cell>
          <table:table-cell office:value-type="string">
            <text:p>EDUCAÇÃO <text:s text:c="41"/></text:p>
          </table:table-cell>
          <table:table-cell office:value-type="string">
            <text:p>Instrumento (Juiz de Fo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0X</text:p>
          </table:table-cell>
          <table:table-cell office:value-type="string">
            <text:p>EDUCAÇÃO <text:s text:c="41"/></text:p>
          </table:table-cell>
          <table:table-cell office:value-type="string">
            <text:p>Integração (Fátima do Su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EDUCAÇÃO <text:s text:c="41"/></text:p>
          </table:table-cell>
          <table:table-cell office:value-type="string">
            <text:p>Integração (USJ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29</text:p>
          </table:table-cell>
          <table:table-cell office:value-type="string">
            <text:p>EDUCAÇÃO <text:s text:c="41"/></text:p>
          </table:table-cell>
          <table:table-cell office:value-type="string">
            <text:p>Inter ação (Paranaí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EDUCAÇÃO <text:s text:c="41"/></text:p>
          </table:table-cell>
          <table:table-cell office:value-type="string">
            <text:p>Inter-ação (UF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16</text:p>
          </table:table-cell>
          <table:table-cell office:value-type="string">
            <text:p>EDUCAÇÃO <text:s text:c="41"/></text:p>
          </table:table-cell>
          <table:table-cell office:value-type="string">
            <text:p>Inter-ação (UFG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2335</text:p>
          </table:table-cell>
          <table:table-cell office:value-type="string">
            <text:p>EDUCAÇÃO <text:s text:c="41"/></text:p>
          </table:table-cell>
          <table:table-cell office:value-type="string">
            <text:p>Interacções (Portuga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EDUCAÇÃO <text:s text:c="41"/></text:p>
          </table:table-cell>
          <table:table-cell office:value-type="string">
            <text:p>Interações (UCD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07</text:p>
          </table:table-cell>
          <table:table-cell office:value-type="string">
            <text:p>EDUCAÇÃO <text:s text:c="41"/></text:p>
          </table:table-cell>
          <table:table-cell office:value-type="string">
            <text:p>Interações (Universidade São Marco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79</text:p>
          </table:table-cell>
          <table:table-cell office:value-type="string">
            <text:p>EDUCAÇÃO <text:s text:c="41"/></text:p>
          </table:table-cell>
          <table:table-cell office:value-type="string">
            <text:p>Interações : Cultura e Comunidade (Faculdade Católica de Uberlând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4990</text:p>
          </table:table-cell>
          <table:table-cell office:value-type="string">
            <text:p>EDUCAÇÃO <text:s text:c="41"/></text:p>
          </table:table-cell>
          <table:table-cell office:value-type="string">
            <text:p>Interactive Educational Multimed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EDUCAÇÃO <text:s text:c="41"/></text:p>
          </table:table-cell>
          <table:table-cell office:value-type="string">
            <text:p>Interagir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90</text:p>
          </table:table-cell>
          <table:table-cell office:value-type="string">
            <text:p>EDUCAÇÃO <text:s text:c="41"/></text:p>
          </table:table-cell>
          <table:table-cell office:value-type="string">
            <text:p>Interamerican Journal of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55</text:p>
          </table:table-cell>
          <table:table-cell office:value-type="string">
            <text:p>EDUCAÇÃO <text:s text:c="41"/></text:p>
          </table:table-cell>
          <table:table-cell office:value-type="string">
            <text:p>Intercâmbio (PUC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69</text:p>
          </table:table-cell>
          <table:table-cell office:value-type="string">
            <text:p>EDUCAÇÃO <text:s text:c="41"/></text:p>
          </table:table-cell>
          <table:table-cell office:value-type="string">
            <text:p>Interciência (Catanduv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EDUCAÇÃO <text:s text:c="41"/></text:p>
          </table:table-cell>
          <table:table-cell office:value-type="string">
            <text:p>Interface (Botucatu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EDUCAÇÃO <text:s text:c="41"/></text:p>
          </table:table-cell>
          <table:table-cell office:value-type="string">
            <text:p>Interface (Nat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EDUCAÇÃO <text:s text:c="41"/></text:p>
          </table:table-cell>
          <table:table-cell office:value-type="string">
            <text:p>Interface (UNI/UNES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EDUCAÇÃO <text:s text:c="41"/></text:p>
          </table:table-cell>
          <table:table-cell office:value-type="string">
            <text:p>Interfaces Brasil/Canadá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276</text:p>
          </table:table-cell>
          <table:table-cell office:value-type="string">
            <text:p>EDUCAÇÃO <text:s text:c="41"/></text:p>
          </table:table-cell>
          <table:table-cell office:value-type="string">
            <text:p>Interin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97</text:p>
          </table:table-cell>
          <table:table-cell office:value-type="string">
            <text:p>EDUCAÇÃO <text:s text:c="41"/></text:p>
          </table:table-cell>
          <table:table-cell office:value-type="string">
            <text:p>Interletras (Dourad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63</text:p>
          </table:table-cell>
          <table:table-cell office:value-type="string">
            <text:p>EDUCAÇÃO <text:s text:c="41"/></text:p>
          </table:table-cell>
          <table:table-cell office:value-type="string">
            <text:p>Intermeio (UF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6-3030</text:p>
          </table:table-cell>
          <table:table-cell office:value-type="string">
            <text:p>EDUCAÇÃO <text:s text:c="41"/></text:p>
          </table:table-cell>
          <table:table-cell office:value-type="string">
            <text:p>International Electronic Journal of Mathematics Education (IEJM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8818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for the History of Mathematics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Actio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0050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Bilingual Education and Bilingua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3892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Computers for Mathematical Lear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0355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Education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466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Historical Learning, Teaching an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0014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Pattern Recognition and Artificial Intellig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685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Physical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94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Psyc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1-0068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Science and Mathematical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93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Science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667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Technology and Globalis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2748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Technology Management &amp; Sustainable Develop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8394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f Web Based Communit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2833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n Document Analysis and Recogni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2456</text:p>
          </table:table-cell>
          <table:table-cell office:value-type="string">
            <text:p>EDUCAÇÃO <text:s text:c="41"/></text:p>
          </table:table-cell>
          <table:table-cell office:value-type="string">
            <text:p>International Journal on E-Learn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5479</text:p>
          </table:table-cell>
          <table:table-cell office:value-type="string">
            <text:p>EDUCAÇÃO <text:s text:c="41"/></text:p>
          </table:table-cell>
          <table:table-cell office:value-type="string">
            <text:p>International Labor and Working Class Hist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566</text:p>
          </table:table-cell>
          <table:table-cell office:value-type="string">
            <text:p>EDUCAÇÃO <text:s text:c="41"/></text:p>
          </table:table-cell>
          <table:table-cell office:value-type="string">
            <text:p>International Review of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822</text:p>
          </table:table-cell>
          <table:table-cell office:value-type="string">
            <text:p>EDUCAÇÃO <text:s text:c="41"/></text:p>
          </table:table-cell>
          <table:table-cell office:value-type="string">
            <text:p>International Yearbook of History Education (Cessou em 1995. Cont. ISSN 1461-7141 International Review of History Educati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286</text:p>
          </table:table-cell>
          <table:table-cell office:value-type="string">
            <text:p>EDUCAÇÃO <text:s text:c="41"/></text:p>
          </table:table-cell>
          <table:table-cell office:value-type="string">
            <text:p>Intersaberes (Facint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EDUCAÇÃO <text:s text:c="41"/></text:p>
          </table:table-cell>
          <table:table-cell office:value-type="string">
            <text:p>InterScience Pl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58</text:p>
          </table:table-cell>
          <table:table-cell office:value-type="string">
            <text:p>EDUCAÇÃO <text:s text:c="41"/></text:p>
          </table:table-cell>
          <table:table-cell office:value-type="string">
            <text:p>Intertemas (Presidente Prudent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EDUCAÇÃO <text:s text:c="41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384</text:p>
          </table:table-cell>
          <table:table-cell office:value-type="string">
            <text:p>EDUCAÇÃO <text:s text:c="41"/></text:p>
          </table:table-cell>
          <table:table-cell office:value-type="string">
            <text:p>Investigações em Ensino de Ciência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587</text:p>
          </table:table-cell>
          <table:table-cell office:value-type="string">
            <text:p>EDUCAÇÃO <text:s text:c="41"/></text:p>
          </table:table-cell>
          <table:table-cell office:value-type="string">
            <text:p>Investigar em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959</text:p>
          </table:table-cell>
          <table:table-cell office:value-type="string">
            <text:p>EDUCAÇÃO <text:s text:c="41"/></text:p>
          </table:table-cell>
          <table:table-cell office:value-type="string">
            <text:p>Itinerários de Filosofia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66</text:p>
          </table:table-cell>
          <table:table-cell office:value-type="string">
            <text:p>EDUCAÇÃO <text:s text:c="41"/></text:p>
          </table:table-cell>
          <table:table-cell office:value-type="string">
            <text:p>Itinerarium (Rio de Janeiro. 200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09</text:p>
          </table:table-cell>
          <table:table-cell office:value-type="string">
            <text:p>EDUCAÇÃO <text:s text:c="41"/></text:p>
          </table:table-cell>
          <table:table-cell office:value-type="string">
            <text:p>Itinerarius Reflectionis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2049</text:p>
          </table:table-cell>
          <table:table-cell office:value-type="string">
            <text:p>EDUCAÇÃO <text:s text:c="41"/></text:p>
          </table:table-cell>
          <table:table-cell office:value-type="string">
            <text:p>JCOM, Journal of Science Communi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EDUCAÇÃO <text:s text:c="41"/></text:p>
          </table:table-cell>
          <table:table-cell office:value-type="string">
            <text:p>Jornal da Ciê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969</text:p>
          </table:table-cell>
          <table:table-cell office:value-type="string">
            <text:p>EDUCAÇÃO <text:s text:c="41"/></text:p>
          </table:table-cell>
          <table:table-cell office:value-type="string">
            <text:p>Jornal de Políticas Educacio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35</text:p>
          </table:table-cell>
          <table:table-cell office:value-type="string">
            <text:p>EDUCAÇÃO <text:s text:c="41"/></text:p>
          </table:table-cell>
          <table:table-cell office:value-type="string">
            <text:p>Jornal de Psicanali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2743</text:p>
          </table:table-cell>
          <table:table-cell office:value-type="string">
            <text:p>EDUCAÇÃO <text:s text:c="41"/></text:p>
          </table:table-cell>
          <table:table-cell office:value-type="string">
            <text:p>Journal for Critical Education Policy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251</text:p>
          </table:table-cell>
          <table:table-cell office:value-type="string">
            <text:p>EDUCAÇÃO <text:s text:c="41"/></text:p>
          </table:table-cell>
          <table:table-cell office:value-type="string">
            <text:p>Journal for Research in Mathematics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0763</text:p>
          </table:table-cell>
          <table:table-cell office:value-type="string">
            <text:p>EDUCAÇÃO <text:s text:c="41"/></text:p>
          </table:table-cell>
          <table:table-cell office:value-type="string">
            <text:p>Journal for the Psychoanalysis of Culture &amp;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55</text:p>
          </table:table-cell>
          <table:table-cell office:value-type="string">
            <text:p>EDUCAÇÃO <text:s text:c="41"/></text:p>
          </table:table-cell>
          <table:table-cell office:value-type="string">
            <text:p>Journal of Applied Behavior Analy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010</text:p>
          </table:table-cell>
          <table:table-cell office:value-type="string">
            <text:p>EDUCAÇÃO <text:s text:c="41"/></text:p>
          </table:table-cell>
          <table:table-cell office:value-type="string">
            <text:p>Journal of Applied Psyc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220</text:p>
          </table:table-cell>
          <table:table-cell office:value-type="string">
            <text:p>EDUCAÇÃO <text:s text:c="41"/></text:p>
          </table:table-cell>
          <table:table-cell office:value-type="string">
            <text:p>Journal of Applied Rehabilitation Counse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819</text:p>
          </table:table-cell>
          <table:table-cell office:value-type="string">
            <text:p>EDUCAÇÃO <text:s text:c="41"/></text:p>
          </table:table-cell>
          <table:table-cell office:value-type="string">
            <text:p>Journal of Behavioral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66</text:p>
          </table:table-cell>
          <table:table-cell office:value-type="string">
            <text:p>EDUCAÇÃO <text:s text:c="41"/></text:p>
          </table:table-cell>
          <table:table-cell office:value-type="string">
            <text:p>Journal of Biological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EDUCAÇÃO <text:s text:c="41"/></text:p>
          </table:table-cell>
          <table:table-cell office:value-type="string">
            <text:p>Journal of Coastal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0-9000</text:p>
          </table:table-cell>
          <table:table-cell office:value-type="string">
            <text:p>EDUCAÇÃO <text:s text:c="41"/></text:p>
          </table:table-cell>
          <table:table-cell office:value-type="string">
            <text:p>Journal of Computer Science and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49</text:p>
          </table:table-cell>
          <table:table-cell office:value-type="string">
            <text:p>EDUCAÇÃO <text:s text:c="41"/></text:p>
          </table:table-cell>
          <table:table-cell office:value-type="string">
            <text:p>Journal of Conscient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72</text:p>
          </table:table-cell>
          <table:table-cell office:value-type="string">
            <text:p>EDUCAÇÃO <text:s text:c="41"/></text:p>
          </table:table-cell>
          <table:table-cell office:value-type="string">
            <text:p>Journal of Curriculum Studi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EDUCAÇÃO <text:s text:c="41"/></text:p>
          </table:table-cell>
          <table:table-cell office:value-type="string">
            <text:p>Journal of Herpe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EDUCAÇÃO <text:s text:c="41"/></text:p>
          </table:table-cell>
          <table:table-cell office:value-type="string">
            <text:p>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4416</text:p>
          </table:table-cell>
          <table:table-cell office:value-type="string">
            <text:p>EDUCAÇÃO <text:s text:c="41"/></text:p>
          </table:table-cell>
          <table:table-cell office:value-type="string">
            <text:p>Journal of Mathematics Teacher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EDUCAÇÃO <text:s text:c="41"/></text:p>
          </table:table-cell>
          <table:table-cell office:value-type="string">
            <text:p>Journal of Oral Pathology &amp; Medic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0201</text:p>
          </table:table-cell>
          <table:table-cell office:value-type="string">
            <text:p>EDUCAÇÃO <text:s text:c="41"/></text:p>
          </table:table-cell>
          <table:table-cell office:value-type="string">
            <text:p>Journal of Peace Educ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308</text:p>
          </table:table-cell>
          <table:table-cell office:value-type="string">
            <text:p>EDUCAÇÃO <text:s text:c="41"/></text:p>
          </table:table-cell>
          <table:table-cell office:value-type="string">
            <text:p>Journal of Research in Science Teaching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0145</text:p>
          </table:table-cell>
          <table:table-cell office:value-type="string">
            <text:p>EDUCAÇÃO <text:s text:c="41"/></text:p>
          </table:table-cell>
          <table:table-cell office:value-type="string">
            <text:p>Journal of Science Education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002</text:p>
          </table:table-cell>
          <table:table-cell office:value-type="string">
            <text:p>EDUCAÇÃO <text:s text:c="41"/></text:p>
          </table:table-cell>
          <table:table-cell office:value-type="string">
            <text:p>Journal of the Experimental Analysis of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EDUCAÇÃO <text:s text:c="41"/></text:p>
          </table:table-cell>
          <table:table-cell office:value-type="string">
            <text:p>Journal of Thermal Analysis and Calor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017</text:p>
          </table:table-cell>
          <table:table-cell office:value-type="string">
            <text:p>EDUCAÇÃO <text:s text:c="41"/></text:p>
          </table:table-cell>
          <table:table-cell office:value-type="string">
            <text:p>Juris Plen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8X</text:p>
          </table:table-cell>
          <table:table-cell office:value-type="string">
            <text:p>EDUCAÇÃO <text:s text:c="41"/></text:p>
          </table:table-cell>
          <table:table-cell office:value-type="string">
            <text:p>Jurisvox (Patos de M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73</text:p>
          </table:table-cell>
          <table:table-cell office:value-type="string">
            <text:p>EDUCAÇÃO <text:s text:c="41"/></text:p>
          </table:table-cell>
          <table:table-cell office:value-type="string">
            <text:p>Justilex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6617</text:p>
          </table:table-cell>
          <table:table-cell office:value-type="string">
            <text:p>EDUCAÇÃO <text:s text:c="41"/></text:p>
          </table:table-cell>
          <table:table-cell office:value-type="string">
            <text:p>L1 Educational Studies in Languages and Literat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0117</text:p>
          </table:table-cell>
          <table:table-cell office:value-type="string">
            <text:p>EDUCAÇÃO <text:s text:c="41"/></text:p>
          </table:table-cell>
          <table:table-cell office:value-type="string">
            <text:p>La Recherche en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21</text:p>
          </table:table-cell>
          <table:table-cell office:value-type="string">
            <text:p>EDUCAÇÃO <text:s text:c="41"/></text:p>
          </table:table-cell>
          <table:table-cell office:value-type="string">
            <text:p>La Salle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EDUCAÇÃO <text:s text:c="41"/></text:p>
          </table:table-cell>
          <table:table-cell office:value-type="string">
            <text:p>Labrys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6X</text:p>
          </table:table-cell>
          <table:table-cell office:value-type="string">
            <text:p>EDUCAÇÃO <text:s text:c="41"/></text:p>
          </table:table-cell>
          <table:table-cell office:value-type="string">
            <text:p>Labrys (Editión Française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82X</text:p>
          </table:table-cell>
          <table:table-cell office:value-type="string">
            <text:p>EDUCAÇÃO <text:s text:c="41"/></text:p>
          </table:table-cell>
          <table:table-cell office:value-type="string">
            <text:p>Latin American Perspecti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813</text:p>
          </table:table-cell>
          <table:table-cell office:value-type="string">
            <text:p>EDUCAÇÃO <text:s text:c="41"/></text:p>
          </table:table-cell>
          <table:table-cell office:value-type="string">
            <text:p>Latin American Theatre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3435</text:p>
          </table:table-cell>
          <table:table-cell office:value-type="string">
            <text:p>EDUCAÇÃO <text:s text:c="41"/></text:p>
          </table:table-cell>
          <table:table-cell office:value-type="string">
            <text:p>Latino Stud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21</text:p>
          </table:table-cell>
          <table:table-cell office:value-type="string">
            <text:p>EDUCAÇÃO <text:s text:c="41"/></text:p>
          </table:table-cell>
          <table:table-cell office:value-type="string">
            <text:p>Latitude (UF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3-588X</text:p>
          </table:table-cell>
          <table:table-cell office:value-type="string">
            <text:p>EDUCAÇÃO <text:s text:c="41"/></text:p>
          </table:table-cell>
          <table:table-cell office:value-type="string">
            <text:p>Le Télémaque (Dij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0069</text:p>
          </table:table-cell>
          <table:table-cell office:value-type="string">
            <text:p>EDUCAÇÃO <text:s text:c="41"/></text:p>
          </table:table-cell>
          <table:table-cell office:value-type="string">
            <text:p>Lecturas Educación Física y Depor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EDUCAÇÃO <text:s text:c="41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9743</text:p>
          </table:table-cell>
          <table:table-cell office:value-type="string">
            <text:p>EDUCAÇÃO <text:s text:c="41"/></text:p>
          </table:table-cell>
          <table:table-cell office:value-type="string">
            <text:p>Lecture Notes in Comput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EDUCAÇÃO <text:s text:c="41"/></text:p>
          </table:table-cell>
          <table:table-cell office:value-type="string">
            <text:p>Leitura (UF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73</text:p>
          </table:table-cell>
          <table:table-cell office:value-type="string">
            <text:p>EDUCAÇÃO <text:s text:c="41"/></text:p>
          </table:table-cell>
          <table:table-cell office:value-type="string">
            <text:p>Leitura em Revista (UNIJUÍ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7X</text:p>
          </table:table-cell>
          <table:table-cell office:value-type="string">
            <text:p>EDUCAÇÃO <text:s text:c="41"/></text:p>
          </table:table-cell>
          <table:table-cell office:value-type="string">
            <text:p>Leitura. Teoria &amp; Prá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7X</text:p>
          </table:table-cell>
          <table:table-cell office:value-type="string">
            <text:p>EDUCAÇÃO <text:s text:c="41"/></text:p>
          </table:table-cell>
          <table:table-cell office:value-type="string">
            <text:p>Leituras Compartilhad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836</text:p>
          </table:table-cell>
          <table:table-cell office:value-type="string">
            <text:p>EDUCAÇÃO <text:s text:c="41"/></text:p>
          </table:table-cell>
          <table:table-cell office:value-type="string">
            <text:p>Leonardo Pós (Santa Cata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635</text:p>
          </table:table-cell>
          <table:table-cell office:value-type="string">
            <text:p>EDUCAÇÃO <text:s text:c="41"/></text:p>
          </table:table-cell>
          <table:table-cell office:value-type="string">
            <text:p>Leopoldianum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193</text:p>
          </table:table-cell>
          <table:table-cell office:value-type="string">
            <text:p>EDUCAÇÃO <text:s text:c="41"/></text:p>
          </table:table-cell>
          <table:table-cell office:value-type="string">
            <text:p>Letra Mag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35</text:p>
          </table:table-cell>
          <table:table-cell office:value-type="string">
            <text:p>EDUCAÇÃO <text:s text:c="41"/></text:p>
          </table:table-cell>
          <table:table-cell office:value-type="string">
            <text:p>Letras de Hoj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325</text:p>
          </table:table-cell>
          <table:table-cell office:value-type="string">
            <text:p>EDUCAÇÃO <text:s text:c="41"/></text:p>
          </table:table-cell>
          <table:table-cell office:value-type="string">
            <text:p>Libertas (Juiz de For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EDUCAÇÃO <text:s text:c="41"/></text:p>
          </table:table-cell>
          <table:table-cell office:value-type="string">
            <text:p>Licere (Belo Horizonte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EDUCAÇÃO <text:s text:c="41"/></text:p>
          </table:table-cell>
          <table:table-cell office:value-type="string">
            <text:p>Liinc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906</text:p>
          </table:table-cell>
          <table:table-cell office:value-type="string">
            <text:p>EDUCAÇÃO <text:s text:c="41"/></text:p>
          </table:table-cell>
          <table:table-cell office:value-type="string">
            <text:p>Língua e Instrumentos Linguístic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47</text:p>
          </table:table-cell>
          <table:table-cell office:value-type="string">
            <text:p>EDUCAÇÃO <text:s text:c="41"/></text:p>
          </table:table-cell>
          <table:table-cell office:value-type="string">
            <text:p>Língua Escrit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498</text:p>
          </table:table-cell>
          <table:table-cell office:value-type="string">
            <text:p>EDUCAÇÃO <text:s text:c="41"/></text:p>
          </table:table-cell>
          <table:table-cell office:value-type="string">
            <text:p>Língua Portugue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28</text:p>
          </table:table-cell>
          <table:table-cell office:value-type="string">
            <text:p>EDUCAÇÃO <text:s text:c="41"/></text:p>
          </table:table-cell>
          <table:table-cell office:value-type="string">
            <text:p>Linguagem &amp; Ensino (UCPel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32</text:p>
          </table:table-cell>
          <table:table-cell office:value-type="string">
            <text:p>EDUCAÇÃO <text:s text:c="41"/></text:p>
          </table:table-cell>
          <table:table-cell office:value-type="string">
            <text:p>Linguagem em (Dis)curs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743</text:p>
          </table:table-cell>
          <table:table-cell office:value-type="string">
            <text:p>EDUCAÇÃO <text:s text:c="41"/></text:p>
          </table:table-cell>
          <table:table-cell office:value-type="string">
            <text:p>Linguagem, Educação e Sociedade (UFP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92</text:p>
          </table:table-cell>
          <table:table-cell office:value-type="string">
            <text:p>EDUCAÇÃO <text:s text:c="41"/></text:p>
          </table:table-cell>
          <table:table-cell office:value-type="string">
            <text:p>Linguagens &amp; Cidada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238</text:p>
          </table:table-cell>
          <table:table-cell office:value-type="string">
            <text:p>EDUCAÇÃO <text:s text:c="41"/></text:p>
          </table:table-cell>
          <table:table-cell office:value-type="string">
            <text:p>Línguas &amp; Letras (UNIOES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EDUCAÇÃO <text:s text:c="41"/></text:p>
          </table:table-cell>
          <table:table-cell office:value-type="string">
            <text:p>Linhas (UDESC) (Cessou em 2005. Cont. ISSN 1984-7238 Linhas (Florianópolis. Online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896</text:p>
          </table:table-cell>
          <table:table-cell office:value-type="string">
            <text:p>EDUCAÇÃO <text:s text:c="41"/></text:p>
          </table:table-cell>
          <table:table-cell office:value-type="string">
            <text:p>Linhas Críticas (UnB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49X</text:p>
          </table:table-cell>
          <table:table-cell office:value-type="string">
            <text:p>EDUCAÇÃO <text:s text:c="41"/></text:p>
          </table:table-cell>
          <table:table-cell office:value-type="string">
            <text:p>Literatura e Autoritarismo (UFS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5811</text:p>
          </table:table-cell>
          <table:table-cell office:value-type="string">
            <text:p>EDUCAÇÃO <text:s text:c="41"/></text:p>
          </table:table-cell>
          <table:table-cell office:value-type="string">
            <text:p>Literatura y Linguístic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8615</text:p>
          </table:table-cell>
          <table:table-cell office:value-type="string">
            <text:p>EDUCAÇÃO <text:s text:c="41"/></text:p>
          </table:table-cell>
          <table:table-cell office:value-type="string">
            <text:p>Llull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EDUCAÇÃO <text:s text:c="41"/></text:p>
          </table:table-cell>
          <table:table-cell office:value-type="string">
            <text:p>Logos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EDUCAÇÃO <text:s text:c="41"/></text:p>
          </table:table-cell>
          <table:table-cell office:value-type="string">
            <text:p>Lu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EDUCAÇÃO <text:s text:c="41"/></text:p>
          </table:table-cell>
          <table:table-cell office:value-type="string">
            <text:p>Lugar Comum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EDUCAÇÃO <text:s text:c="41"/></text:p>
          </table:table-cell>
          <table:table-cell office:value-type="string">
            <text:p>Lundian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52</text:p>
          </table:table-cell>
          <table:table-cell office:value-type="string">
            <text:p>EDUCAÇÃO <text:s text:c="41"/></text:p>
          </table:table-cell>
          <table:table-cell office:value-type="string">
            <text:p>Maestria (Sete Lag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55</text:p>
          </table:table-cell>
          <table:table-cell office:value-type="string">
            <text:p>EDUCAÇÃO <text:s text:c="41"/></text:p>
          </table:table-cell>
          <table:table-cell office:value-type="string">
            <text:p>Mafuá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27-1174</text:p>
          </table:table-cell>
          <table:table-cell office:value-type="string">
            <text:p>EDUCAÇÃO <text:s text:c="41"/></text:p>
          </table:table-cell>
          <table:table-cell office:value-type="string">
            <text:p>Magis Revista Internacional de Investigación en Edu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748</text:p>
          </table:table-cell>
          <table:table-cell office:value-type="string">
            <text:p>EDUCAÇÃO <text:s text:c="41"/></text:p>
          </table:table-cell>
          <table:table-cell office:value-type="string">
            <text:p>Magis. Cadernos de Fé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EDUCAÇÃO <text:s text:c="41"/></text:p>
          </table:table-cell>
          <table:table-cell office:value-type="string">
            <text:p>Mandrágora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121</text:p>
          </table:table-cell>
          <table:table-cell office:value-type="string">
            <text:p>EDUCAÇÃO <text:s text:c="41"/></text:p>
          </table:table-cell>
          <table:table-cell office:value-type="string">
            <text:p>Marco Social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EDUCAÇÃO <text:s text:c="41"/></text:p>
          </table:table-cell>
          <table:table-cell office:value-type="string">
            <text:p>Margem Esquerd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60</text:p>
          </table:table-cell>
          <table:table-cell office:value-type="string">
            <text:p>EDUCAÇÃO <text:s text:c="41"/></text:p>
          </table:table-cell>
          <table:table-cell office:value-type="string">
            <text:p>Margens (UF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359</text:p>
          </table:table-cell>
          <table:table-cell office:value-type="string">
            <text:p>EDUCAÇÃO <text:s text:c="41"/></text:p>
          </table:table-cell>
          <table:table-cell office:value-type="string">
            <text:p>Máthesis (Jandaia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EDUCAÇÃO <text:s text:c="41"/></text:p>
          </table:table-cell>
          <table:table-cell office:value-type="string">
            <text:p>Matrag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1-2936</text:p>
          </table:table-cell>
          <table:table-cell office:value-type="string">
            <text:p>EDUCAÇÃO <text:s text:c="41"/></text:p>
          </table:table-cell>
          <table:table-cell office:value-type="string">
            <text:p>Mededelingen VBO (Cessou em 1990. Cont. ISSN 1378-3483 VBO Bulleti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681</text:p>
          </table:table-cell>
          <table:table-cell office:value-type="string">
            <text:p>EDUCAÇÃO <text:s text:c="41"/></text:p>
          </table:table-cell>
          <table:table-cell office:value-type="string">
            <text:p>Media &amp; Jornal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1950</text:p>
          </table:table-cell>
          <table:table-cell office:value-type="string">
            <text:p>EDUCAÇÃO <text:s text:c="41"/></text:p>
          </table:table-cell>
          <table:table-cell office:value-type="string">
            <text:p>Mediaeval Soph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1429</text:p>
          </table:table-cell>
          <table:table-cell office:value-type="string">
            <text:p>EDUCAÇÃO <text:s text:c="41"/></text:p>
          </table:table-cell>
          <table:table-cell office:value-type="string">
            <text:p>MédiaMorphoses (Bry-sur-Mar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1104</text:p>
          </table:table-cell>
          <table:table-cell office:value-type="string">
            <text:p>EDUCAÇÃO <text:s text:c="41"/></text:p>
          </table:table-cell>
          <table:table-cell office:value-type="string">
            <text:p>Mediterranean Journal for Research in Mathematics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669</text:p>
          </table:table-cell>
          <table:table-cell office:value-type="string">
            <text:p>EDUCAÇÃO <text:s text:c="41"/></text:p>
          </table:table-cell>
          <table:table-cell office:value-type="string">
            <text:p>Memorandum (Belo Horizon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02</text:p>
          </table:table-cell>
          <table:table-cell office:value-type="string">
            <text:p>EDUCAÇÃO <text:s text:c="41"/></text:p>
          </table:table-cell>
          <table:table-cell office:value-type="string">
            <text:p>Memória &amp; Caminhada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27</text:p>
          </table:table-cell>
          <table:table-cell office:value-type="string">
            <text:p>EDUCAÇÃO <text:s text:c="41"/></text:p>
          </table:table-cell>
          <table:table-cell office:value-type="string">
            <text:p>Mental (Barbace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0726</text:p>
          </table:table-cell>
          <table:table-cell office:value-type="string">
            <text:p>EDUCAÇÃO <text:s text:c="41"/></text:p>
          </table:table-cell>
          <table:table-cell office:value-type="string">
            <text:p>Mente &amp; Cervel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3015</text:p>
          </table:table-cell>
          <table:table-cell office:value-type="string">
            <text:p>EDUCAÇÃO <text:s text:c="41"/></text:p>
          </table:table-cell>
          <table:table-cell office:value-type="string">
            <text:p>Millenium (Viseu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484</text:p>
          </table:table-cell>
          <table:table-cell office:value-type="string">
            <text:p>EDUCAÇÃO <text:s text:c="41"/></text:p>
          </table:table-cell>
          <table:table-cell office:value-type="string">
            <text:p>Mimeses (Baur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18</text:p>
          </table:table-cell>
          <table:table-cell office:value-type="string">
            <text:p>EDUCAÇÃO <text:s text:c="41"/></text:p>
          </table:table-cell>
          <table:table-cell office:value-type="string">
            <text:p>Mirabilia (Vitóri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124</text:p>
          </table:table-cell>
          <table:table-cell office:value-type="string">
            <text:p>EDUCAÇÃO <text:s text:c="41"/></text:p>
          </table:table-cell>
          <table:table-cell office:value-type="string">
            <text:p>Mirandum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EDUCAÇÃO <text:s text:c="41"/></text:p>
          </table:table-cell>
          <table:table-cell office:value-type="string">
            <text:p>Mneme (Caicó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894</text:p>
          </table:table-cell>
          <table:table-cell office:value-type="string">
            <text:p>EDUCAÇÃO <text:s text:c="41"/></text:p>
          </table:table-cell>
          <table:table-cell office:value-type="string">
            <text:p>Mnemosine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44</text:p>
          </table:table-cell>
          <table:table-cell office:value-type="string">
            <text:p>EDUCAÇÃO <text:s text:c="41"/></text:p>
          </table:table-cell>
          <table:table-cell office:value-type="string">
            <text:p>MOA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717</text:p>
          </table:table-cell>
          <table:table-cell office:value-type="string">
            <text:p>EDUCAÇÃO <text:s text:c="41"/></text:p>
          </table:table-cell>
          <table:table-cell office:value-type="string">
            <text:p>Momento (Rio Gran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22</text:p>
          </table:table-cell>
          <table:table-cell office:value-type="string">
            <text:p>EDUCAÇÃO <text:s text:c="41"/></text:p>
          </table:table-cell>
          <table:table-cell office:value-type="string">
            <text:p>Monographia (FA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EDUCAÇÃO <text:s text:c="41"/></text:p>
          </table:table-cell>
          <table:table-cell office:value-type="string">
            <text:p>Morpheus (UNIRI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254</text:p>
          </table:table-cell>
          <table:table-cell office:value-type="string">
            <text:p>EDUCAÇÃO <text:s text:c="41"/></text:p>
          </table:table-cell>
          <table:table-cell office:value-type="string">
            <text:p>Mosaico (São José do Ri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13</text:p>
          </table:table-cell>
          <table:table-cell office:value-type="string">
            <text:p>EDUCAÇÃO <text:s text:c="41"/></text:p>
          </table:table-cell>
          <table:table-cell office:value-type="string">
            <text:p>Mosaico : Estudos em Psicologia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05</text:p>
          </table:table-cell>
          <table:table-cell office:value-type="string">
            <text:p>EDUCAÇÃO <text:s text:c="41"/></text:p>
          </table:table-cell>
          <table:table-cell office:value-type="string">
            <text:p>Motriz (Rio Claro) (Cessou em 200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574</text:p>
          </table:table-cell>
          <table:table-cell office:value-type="string">
            <text:p>EDUCAÇÃO <text:s text:c="41"/></text:p>
          </table:table-cell>
          <table:table-cell office:value-type="string">
            <text:p>Motriz : Revista de Educação Fís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111</text:p>
          </table:table-cell>
          <table:table-cell office:value-type="string">
            <text:p>EDUCAÇÃO <text:s text:c="41"/></text:p>
          </table:table-cell>
          <table:table-cell office:value-type="string">
            <text:p>Motus Corporis (U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678</text:p>
          </table:table-cell>
          <table:table-cell office:value-type="string">
            <text:p>EDUCAÇÃO <text:s text:c="41"/></text:p>
          </table:table-cell>
          <table:table-cell office:value-type="string">
            <text:p>Movimento &amp; Percepçã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44</text:p>
          </table:table-cell>
          <table:table-cell office:value-type="string">
            <text:p>EDUCAÇÃO <text:s text:c="41"/></text:p>
          </table:table-cell>
          <table:table-cell office:value-type="string">
            <text:p>Movimento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EDUCAÇÃO <text:s text:c="41"/></text:p>
          </table:table-cell>
          <table:table-cell office:value-type="string">
            <text:p>Movimento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93</text:p>
          </table:table-cell>
          <table:table-cell office:value-type="string">
            <text:p>EDUCAÇÃO <text:s text:c="41"/></text:p>
          </table:table-cell>
          <table:table-cell office:value-type="string">
            <text:p>Múltiplas Lei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17</text:p>
          </table:table-cell>
          <table:table-cell office:value-type="string">
            <text:p>EDUCAÇÃO <text:s text:c="41"/></text:p>
          </table:table-cell>
          <table:table-cell office:value-type="string">
            <text:p>Multiplicações (UE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EDUCAÇÃO <text:s text:c="41"/></text:p>
          </table:table-cell>
          <table:table-cell office:value-type="string">
            <text:p>Musas (IPHA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39X</text:p>
          </table:table-cell>
          <table:table-cell office:value-type="string">
            <text:p>EDUCAÇÃO <text:s text:c="41"/></text:p>
          </table:table-cell>
          <table:table-cell office:value-type="string">
            <text:p>Muscle &amp; Nerv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939</text:p>
          </table:table-cell>
          <table:table-cell office:value-type="string">
            <text:p>EDUCAÇÃO <text:s text:c="41"/></text:p>
          </table:table-cell>
          <table:table-cell office:value-type="string">
            <text:p>Música Hod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203X</text:p>
          </table:table-cell>
          <table:table-cell office:value-type="string">
            <text:p>EDUCAÇÃO <text:s text:c="41"/></text:p>
          </table:table-cell>
          <table:table-cell office:value-type="string">
            <text:p>Nanotechnology Law &amp; Busines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3247</text:p>
          </table:table-cell>
          <table:table-cell office:value-type="string">
            <text:p>EDUCAÇÃO <text:s text:c="41"/></text:p>
          </table:table-cell>
          <table:table-cell office:value-type="string">
            <text:p>New Directions for Child and Adolescent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8856</text:p>
          </table:table-cell>
          <table:table-cell office:value-type="string">
            <text:p>EDUCAÇÃO <text:s text:c="41"/></text:p>
          </table:table-cell>
          <table:table-cell office:value-type="string">
            <text:p>Nodos de Comunicación/Educ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40</text:p>
          </table:table-cell>
          <table:table-cell office:value-type="string">
            <text:p>EDUCAÇÃO <text:s text:c="41"/></text:p>
          </table:table-cell>
          <table:table-cell office:value-type="string">
            <text:p>Nomos (Fortalez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77</text:p>
          </table:table-cell>
          <table:table-cell office:value-type="string">
            <text:p>EDUCAÇÃO <text:s text:c="41"/></text:p>
          </table:table-cell>
          <table:table-cell office:value-type="string">
            <text:p>Notandum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534</text:p>
          </table:table-cell>
          <table:table-cell office:value-type="string">
            <text:p>EDUCAÇÃO <text:s text:c="41"/></text:p>
          </table:table-cell>
          <table:table-cell office:value-type="string">
            <text:p>Novedades Educativ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01</text:p>
          </table:table-cell>
          <table:table-cell office:value-type="string">
            <text:p>EDUCAÇÃO <text:s text:c="41"/></text:p>
          </table:table-cell>
          <table:table-cell office:value-type="string">
            <text:p>Novo Enfoqu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55</text:p>
          </table:table-cell>
          <table:table-cell office:value-type="string">
            <text:p>EDUCAÇÃO <text:s text:c="41"/></text:p>
          </table:table-cell>
          <table:table-cell office:value-type="string">
            <text:p>Nuances (UNESP Presidente Prude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EDUCAÇÃO <text:s text:c="41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EDUCAÇÃO <text:s text:c="41"/></text:p>
          </table:table-cell>
          <table:table-cell office:value-type="string">
            <text:p>Nursing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274</text:p>
          </table:table-cell>
          <table:table-cell office:value-type="string">
            <text:p>EDUCAÇÃO <text:s text:c="41"/></text:p>
          </table:table-cell>
          <table:table-cell office:value-type="string">
            <text:p>Nutrição em Pau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263</text:p>
          </table:table-cell>
          <table:table-cell office:value-type="string">
            <text:p>EDUCAÇÃO <text:s text:c="41"/></text:p>
          </table:table-cell>
          <table:table-cell office:value-type="string">
            <text:p>O Guardador de Inutensíl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EDUCAÇÃO <text:s text:c="41"/></text:p>
          </table:table-cell>
          <table:table-cell office:value-type="string">
            <text:p>O Mundo da Saúde (CUS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EDUCAÇÃO <text:s text:c="41"/></text:p>
          </table:table-cell>
          <table:table-cell office:value-type="string">
            <text:p>O Olho da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EDUCAÇÃO <text:s text:c="41"/></text:p>
          </table:table-cell>
          <table:table-cell office:value-type="string">
            <text:p>O Social em Quest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EDUCAÇÃO <text:s text:c="41"/></text:p>
          </table:table-cell>
          <table:table-cell office:value-type="string">
            <text:p>Observatorio Social de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40</text:p>
          </table:table-cell>
          <table:table-cell office:value-type="string">
            <text:p>EDUCAÇÃO <text:s text:c="41"/></text:p>
          </table:table-cell>
          <table:table-cell office:value-type="string">
            <text:p>Odisséia (UFRN) (Cessou em 2006. Cont. ISSN 1983-2435 Revista Odissé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480</text:p>
          </table:table-cell>
          <table:table-cell office:value-type="string">
            <text:p>EDUCAÇÃO <text:s text:c="41"/></text:p>
          </table:table-cell>
          <table:table-cell office:value-type="string">
            <text:p>Odontologia e Socieda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EDUCAÇÃO <text:s text:c="41"/></text:p>
          </table:table-cell>
          <table:table-cell office:value-type="string">
            <text:p>Oecologia Brasiliens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35</text:p>
          </table:table-cell>
          <table:table-cell office:value-type="string">
            <text:p>EDUCAÇÃO <text:s text:c="41"/></text:p>
          </table:table-cell>
          <table:table-cell office:value-type="string">
            <text:p>Oik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EDUCAÇÃO <text:s text:c="41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EDUCAÇÃO <text:s text:c="41"/></text:p>
          </table:table-cell>
          <table:table-cell office:value-type="string">
            <text:p>Olhar (UFSC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648</text:p>
          </table:table-cell>
          <table:table-cell office:value-type="string">
            <text:p>EDUCAÇÃO <text:s text:c="41"/></text:p>
          </table:table-cell>
          <table:table-cell office:value-type="string">
            <text:p>Olhar de Professor (UEP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51</text:p>
          </table:table-cell>
          <table:table-cell office:value-type="string">
            <text:p>EDUCAÇÃO <text:s text:c="41"/></text:p>
          </table:table-cell>
          <table:table-cell office:value-type="string">
            <text:p>Olhares &amp; Trilha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85</text:p>
          </table:table-cell>
          <table:table-cell office:value-type="string">
            <text:p>EDUCAÇÃO <text:s text:c="41"/></text:p>
          </table:table-cell>
          <table:table-cell office:value-type="string">
            <text:p>Online Brazilian Journal of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28</text:p>
          </table:table-cell>
          <table:table-cell office:value-type="string">
            <text:p>EDUCAÇÃO <text:s text:c="41"/></text:p>
          </table:table-cell>
          <table:table-cell office:value-type="string">
            <text:p>Opção Lacani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76</text:p>
          </table:table-cell>
          <table:table-cell office:value-type="string">
            <text:p>EDUCAÇÃO <text:s text:c="41"/></text:p>
          </table:table-cell>
          <table:table-cell office:value-type="string">
            <text:p>Opinião Pública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276</text:p>
          </table:table-cell>
          <table:table-cell office:value-type="string">
            <text:p>EDUCAÇÃO <text:s text:c="41"/></text:p>
          </table:table-cell>
          <table:table-cell office:value-type="string">
            <text:p>Opsis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75</text:p>
          </table:table-cell>
          <table:table-cell office:value-type="string">
            <text:p>EDUCAÇÃO <text:s text:c="41"/></text:p>
          </table:table-cell>
          <table:table-cell office:value-type="string">
            <text:p>Oralidad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99</text:p>
          </table:table-cell>
          <table:table-cell office:value-type="string">
            <text:p>EDUCAÇÃO <text:s text:c="41"/></text:p>
          </table:table-cell>
          <table:table-cell office:value-type="string">
            <text:p>Orchidstudium (Poços de Cald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110</text:p>
          </table:table-cell>
          <table:table-cell office:value-type="string">
            <text:p>EDUCAÇÃO <text:s text:c="41"/></text:p>
          </table:table-cell>
          <table:table-cell office:value-type="string">
            <text:p>Org &amp; Demo (Unesp. Mar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EDUCAÇÃO <text:s text:c="41"/></text:p>
          </table:table-cell>
          <table:table-cell office:value-type="string">
            <text:p>Organizações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79</text:p>
          </table:table-cell>
          <table:table-cell office:value-type="string">
            <text:p>EDUCAÇÃO <text:s text:c="41"/></text:p>
          </table:table-cell>
          <table:table-cell office:value-type="string">
            <text:p>Organizações Rurais e Agroindustriais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391</text:p>
          </table:table-cell>
          <table:table-cell office:value-type="string">
            <text:p>EDUCAÇÃO <text:s text:c="41"/></text:p>
          </table:table-cell>
          <table:table-cell office:value-type="string">
            <text:p>Orientamenti Pedagogici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EDUCAÇÃO <text:s text:c="41"/></text:p>
          </table:table-cell>
          <table:table-cell office:value-type="string">
            <text:p>Os Urbanita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83</text:p>
          </table:table-cell>
          <table:table-cell office:value-type="string">
            <text:p>EDUCAÇÃO <text:s text:c="41"/></text:p>
          </table:table-cell>
          <table:table-cell office:value-type="string">
            <text:p>Outra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02</text:p>
          </table:table-cell>
          <table:table-cell office:value-type="string">
            <text:p>EDUCAÇÃO <text:s text:c="41"/></text:p>
          </table:table-cell>
          <table:table-cell office:value-type="string">
            <text:p>Outra Travessia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530</text:p>
          </table:table-cell>
          <table:table-cell office:value-type="string">
            <text:p>EDUCAÇÃO <text:s text:c="41"/></text:p>
          </table:table-cell>
          <table:table-cell office:value-type="string">
            <text:p>Outras Palavr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31</text:p>
          </table:table-cell>
          <table:table-cell office:value-type="string">
            <text:p>EDUCAÇÃO <text:s text:c="41"/></text:p>
          </table:table-cell>
          <table:table-cell office:value-type="string">
            <text:p>Outros Temp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33</text:p>
          </table:table-cell>
          <table:table-cell office:value-type="string">
            <text:p>EDUCAÇÃO <text:s text:c="41"/></text:p>
          </table:table-cell>
          <table:table-cell office:value-type="string">
            <text:p>Outubro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EDUCAÇÃO <text:s text:c="41"/></text:p>
          </table:table-cell>
          <table:table-cell office:value-type="string">
            <text:p>P@rte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3-6389</text:p>
          </table:table-cell>
          <table:table-cell office:value-type="string">
            <text:p>EDUCAÇÃO <text:s text:c="41"/></text:p>
          </table:table-cell>
          <table:table-cell office:value-type="string">
            <text:p>Padagogische Korrespondenz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9273</text:p>
          </table:table-cell>
          <table:table-cell office:value-type="string">
            <text:p>EDUCAÇÃO <text:s text:c="41"/></text:p>
          </table:table-cell>
          <table:table-cell office:value-type="string">
            <text:p>Pädagogische Rundschau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887</text:p>
          </table:table-cell>
          <table:table-cell office:value-type="string">
            <text:p>EDUCAÇÃO <text:s text:c="41"/></text:p>
          </table:table-cell>
          <table:table-cell office:value-type="string">
            <text:p>Padê : Estudos em Filosofia, Raça, Gênero e Direitos Hum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9230</text:p>
          </table:table-cell>
          <table:table-cell office:value-type="string">
            <text:p>EDUCAÇÃO <text:s text:c="41"/></text:p>
          </table:table-cell>
          <table:table-cell office:value-type="string">
            <text:p>Paedagogica Historica (Imprimé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09</text:p>
          </table:table-cell>
          <table:table-cell office:value-type="string">
            <text:p>EDUCAÇÃO <text:s text:c="41"/></text:p>
          </table:table-cell>
          <table:table-cell office:value-type="string">
            <text:p>Paidéi@ (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161</text:p>
          </table:table-cell>
          <table:table-cell office:value-type="string">
            <text:p>EDUCAÇÃO <text:s text:c="41"/></text:p>
          </table:table-cell>
          <table:table-cell office:value-type="string">
            <text:p>Paidé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3X</text:p>
          </table:table-cell>
          <table:table-cell office:value-type="string">
            <text:p>EDUCAÇÃO <text:s text:c="41"/></text:p>
          </table:table-cell>
          <table:table-cell office:value-type="string">
            <text:p>Paidéia (USP. Ribeirao Pret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257</text:p>
          </table:table-cell>
          <table:table-cell office:value-type="string">
            <text:p>EDUCAÇÃO <text:s text:c="41"/></text:p>
          </table:table-cell>
          <table:table-cell office:value-type="string">
            <text:p>Papéis (UF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2251</text:p>
          </table:table-cell>
          <table:table-cell office:value-type="string">
            <text:p>EDUCAÇÃO <text:s text:c="41"/></text:p>
          </table:table-cell>
          <table:table-cell office:value-type="string">
            <text:p>Paradigma (Maraca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05X</text:p>
          </table:table-cell>
          <table:table-cell office:value-type="string">
            <text:p>EDUCAÇÃO <text:s text:c="41"/></text:p>
          </table:table-cell>
          <table:table-cell office:value-type="string">
            <text:p>Pátio (Porto Alegre. 1997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721</text:p>
          </table:table-cell>
          <table:table-cell office:value-type="string">
            <text:p>EDUCAÇÃO <text:s text:c="41"/></text:p>
          </table:table-cell>
          <table:table-cell office:value-type="string">
            <text:p>Pátio (Porto Alegre.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967</text:p>
          </table:table-cell>
          <table:table-cell office:value-type="string">
            <text:p>EDUCAÇÃO <text:s text:c="41"/></text:p>
          </table:table-cell>
          <table:table-cell office:value-type="string">
            <text:p>Patrimônio e Memória (UNE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655</text:p>
          </table:table-cell>
          <table:table-cell office:value-type="string">
            <text:p>EDUCAÇÃO <text:s text:c="41"/></text:p>
          </table:table-cell>
          <table:table-cell office:value-type="string">
            <text:p>Pattern Recognition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2494</text:p>
          </table:table-cell>
          <table:table-cell office:value-type="string">
            <text:p>EDUCAÇÃO <text:s text:c="41"/></text:p>
          </table:table-cell>
          <table:table-cell office:value-type="string">
            <text:p>Pedagogia y Sabe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480X</text:p>
          </table:table-cell>
          <table:table-cell office:value-type="string">
            <text:p>EDUCAÇÃO <text:s text:c="41"/></text:p>
          </table:table-cell>
          <table:table-cell office:value-type="string">
            <text:p>Pedagogies (Mahwah, N.J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109</text:p>
          </table:table-cell>
          <table:table-cell office:value-type="string">
            <text:p>EDUCAÇÃO <text:s text:c="41"/></text:p>
          </table:table-cell>
          <table:table-cell office:value-type="string">
            <text:p>Pensamento &amp; Real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83</text:p>
          </table:table-cell>
          <table:table-cell office:value-type="string">
            <text:p>EDUCAÇÃO <text:s text:c="41"/></text:p>
          </table:table-cell>
          <table:table-cell office:value-type="string">
            <text:p>Pensar a Prátic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EDUCAÇÃO <text:s text:c="41"/></text:p>
          </table:table-cell>
          <table:table-cell office:value-type="string">
            <text:p>Pensar a Prática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12</text:p>
          </table:table-cell>
          <table:table-cell office:value-type="string">
            <text:p>EDUCAÇÃO <text:s text:c="41"/></text:p>
          </table:table-cell>
          <table:table-cell office:value-type="string">
            <text:p>Pensar Contáb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3-1006</text:p>
          </table:table-cell>
          <table:table-cell office:value-type="string">
            <text:p>EDUCAÇÃO <text:s text:c="41"/></text:p>
          </table:table-cell>
          <table:table-cell office:value-type="string">
            <text:p>Penser l'Éducation (Mont-Saint-Aigna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89</text:p>
          </table:table-cell>
          <table:table-cell office:value-type="string">
            <text:p>EDUCAÇÃO <text:s text:c="41"/></text:p>
          </table:table-cell>
          <table:table-cell office:value-type="string">
            <text:p>Percursos (UDESC) (Cessou em 2004. Cont. ISSN 1984-7246 PerCursos (Florianópoli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EDUCAÇÃO <text:s text:c="41"/></text:p>
          </table:table-cell>
          <table:table-cell office:value-type="string">
            <text:p>Perspectiva (Erexi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EDUCAÇÃO <text:s text:c="41"/></text:p>
          </table:table-cell>
          <table:table-cell office:value-type="string">
            <text:p>Perspectiva (UFS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39X</text:p>
          </table:table-cell>
          <table:table-cell office:value-type="string">
            <text:p>EDUCAÇÃO <text:s text:c="41"/></text:p>
          </table:table-cell>
          <table:table-cell office:value-type="string">
            <text:p>Perspectiva Econômica (UNISIN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54</text:p>
          </table:table-cell>
          <table:table-cell office:value-type="string">
            <text:p>EDUCAÇÃO <text:s text:c="41"/></text:p>
          </table:table-cell>
          <table:table-cell office:value-type="string">
            <text:p>Perspectiva Filosofica (UFP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652</text:p>
          </table:table-cell>
          <table:table-cell office:value-type="string">
            <text:p>EDUCAÇÃO <text:s text:c="41"/></text:p>
          </table:table-cell>
          <table:table-cell office:value-type="string">
            <text:p>Perspectivas da Educação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36</text:p>
          </table:table-cell>
          <table:table-cell office:value-type="string">
            <text:p>EDUCAÇÃO <text:s text:c="41"/></text:p>
          </table:table-cell>
          <table:table-cell office:value-type="string">
            <text:p>Perspectivas em Ciência da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EDUCAÇÃO <text:s text:c="41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8-4519</text:p>
          </table:table-cell>
          <table:table-cell office:value-type="string">
            <text:p>EDUCAÇÃO <text:s text:c="41"/></text:p>
          </table:table-cell>
          <table:table-cell office:value-type="string">
            <text:p>Perspectives Documentaires en Éducation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165</text:p>
          </table:table-cell>
          <table:table-cell office:value-type="string">
            <text:p>EDUCAÇÃO <text:s text:c="41"/></text:p>
          </table:table-cell>
          <table:table-cell office:value-type="string">
            <text:p>Pesquisa em Educação Ambiental (UFSCa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646</text:p>
          </table:table-cell>
          <table:table-cell office:value-type="string">
            <text:p>EDUCAÇÃO <text:s text:c="41"/></text:p>
          </table:table-cell>
          <table:table-cell office:value-type="string">
            <text:p>Pesquisa em Pós-Graduação. Série Educaçã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EDUCAÇÃO <text:s text:c="41"/></text:p>
          </table:table-cell>
          <table:table-cell office:value-type="string">
            <text:p>Pesquisa FAPESP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EDUCAÇÃO <text:s text:c="41"/></text:p>
          </table:table-cell>
          <table:table-cell office:value-type="string">
            <text:p>Pesquisa Operacio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908</text:p>
          </table:table-cell>
          <table:table-cell office:value-type="string">
            <text:p>EDUCAÇÃO <text:s text:c="41"/></text:p>
          </table:table-cell>
          <table:table-cell office:value-type="string">
            <text:p>Pesquisas e Práticas Psicos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027</text:p>
          </table:table-cell>
          <table:table-cell office:value-type="string">
            <text:p>EDUCAÇÃO <text:s text:c="41"/></text:p>
          </table:table-cell>
          <table:table-cell office:value-type="string">
            <text:p>Philosophia Natural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4784</text:p>
          </table:table-cell>
          <table:table-cell office:value-type="string">
            <text:p>EDUCAÇÃO <text:s text:c="41"/></text:p>
          </table:table-cell>
          <table:table-cell office:value-type="string">
            <text:p>Philosophica (Lisb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36</text:p>
          </table:table-cell>
          <table:table-cell office:value-type="string">
            <text:p>EDUCAÇÃO <text:s text:c="41"/></text:p>
          </table:table-cell>
          <table:table-cell office:value-type="string">
            <text:p>Philósophos (UFG) (Cessou em 2000. Cont. ISSN 1982-2928 Revista Philósopho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2978</text:p>
          </table:table-cell>
          <table:table-cell office:value-type="string">
            <text:p>EDUCAÇÃO <text:s text:c="41"/></text:p>
          </table:table-cell>
          <table:table-cell office:value-type="string">
            <text:p>Philosophy of Mathematics Education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884</text:p>
          </table:table-cell>
          <table:table-cell office:value-type="string">
            <text:p>EDUCAÇÃO <text:s text:c="41"/></text:p>
          </table:table-cell>
          <table:table-cell office:value-type="string">
            <text:p>Phycologia (Ox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EDUCAÇÃO <text:s text:c="41"/></text:p>
          </table:table-cell>
          <table:table-cell office:value-type="string">
            <text:p>Physis (UE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66</text:p>
          </table:table-cell>
          <table:table-cell office:value-type="string">
            <text:p>EDUCAÇÃO <text:s text:c="41"/></text:p>
          </table:table-cell>
          <table:table-cell office:value-type="string">
            <text:p>Pleiade (Uniaméri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17</text:p>
          </table:table-cell>
          <table:table-cell office:value-type="string">
            <text:p>EDUCAÇÃO <text:s text:c="41"/></text:p>
          </table:table-cell>
          <table:table-cell office:value-type="string">
            <text:p>Plural (Floriano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0-5504</text:p>
          </table:table-cell>
          <table:table-cell office:value-type="string">
            <text:p>EDUCAÇÃO <text:s text:c="41"/></text:p>
          </table:table-cell>
          <table:table-cell office:value-type="string">
            <text:p>Plural Plurie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001</text:p>
          </table:table-cell>
          <table:table-cell office:value-type="string">
            <text:p>EDUCAÇÃO <text:s text:c="41"/></text:p>
          </table:table-cell>
          <table:table-cell office:value-type="string">
            <text:p>Pluralis (Ampa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6X</text:p>
          </table:table-cell>
          <table:table-cell office:value-type="string">
            <text:p>EDUCAÇÃO <text:s text:c="41"/></text:p>
          </table:table-cell>
          <table:table-cell office:value-type="string">
            <text:p>Plures. Humanidades (Ribeirão Pre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19</text:p>
          </table:table-cell>
          <table:table-cell office:value-type="string">
            <text:p>EDUCAÇÃO <text:s text:c="41"/></text:p>
          </table:table-cell>
          <table:table-cell office:value-type="string">
            <text:p>Poiésis (Catal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EDUCAÇÃO <text:s text:c="41"/></text:p>
          </table:table-cell>
          <table:table-cell office:value-type="string">
            <text:p>Poiesis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486</text:p>
          </table:table-cell>
          <table:table-cell office:value-type="string">
            <text:p>EDUCAÇÃO <text:s text:c="41"/></text:p>
          </table:table-cell>
          <table:table-cell office:value-type="string">
            <text:p>Poiésis (Tubar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EDUCAÇÃO <text:s text:c="41"/></text:p>
          </table:table-cell>
          <table:table-cell office:value-type="string">
            <text:p>Polêm!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2103</text:p>
          </table:table-cell>
          <table:table-cell office:value-type="string">
            <text:p>EDUCAÇÃO <text:s text:c="41"/></text:p>
          </table:table-cell>
          <table:table-cell office:value-type="string">
            <text:p>Policy Futures in Education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7X</text:p>
          </table:table-cell>
          <table:table-cell office:value-type="string">
            <text:p>EDUCAÇÃO <text:s text:c="41"/></text:p>
          </table:table-cell>
          <table:table-cell office:value-type="string">
            <text:p>Polifonia (UFM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EDUCAÇÃO <text:s text:c="41"/></text:p>
          </table:table-cell>
          <table:table-cell office:value-type="string">
            <text:p>Política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EDUCAÇÃO <text:s text:c="41"/></text:p>
          </table:table-cell>
          <table:table-cell office:value-type="string">
            <text:p>Política Democr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29</text:p>
          </table:table-cell>
          <table:table-cell office:value-type="string">
            <text:p>EDUCAÇÃO <text:s text:c="41"/></text:p>
          </table:table-cell>
          <table:table-cell office:value-type="string">
            <text:p>Política e Gestão Educacio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207</text:p>
          </table:table-cell>
          <table:table-cell office:value-type="string">
            <text:p>EDUCAÇÃO <text:s text:c="41"/></text:p>
          </table:table-cell>
          <table:table-cell office:value-type="string">
            <text:p>Políticas Educativ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68</text:p>
          </table:table-cell>
          <table:table-cell office:value-type="string">
            <text:p>EDUCAÇÃO <text:s text:c="41"/></text:p>
          </table:table-cell>
          <table:table-cell office:value-type="string">
            <text:p>Ponto de Vista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66</text:p>
          </table:table-cell>
          <table:table-cell office:value-type="string">
            <text:p>EDUCAÇÃO <text:s text:c="41"/></text:p>
          </table:table-cell>
          <table:table-cell office:value-type="string">
            <text:p>PontodeAcesso (UF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0236</text:p>
          </table:table-cell>
          <table:table-cell office:value-type="string">
            <text:p>EDUCAÇÃO <text:s text:c="41"/></text:p>
          </table:table-cell>
          <table:table-cell office:value-type="string">
            <text:p>Portularia (Huelv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8343</text:p>
          </table:table-cell>
          <table:table-cell office:value-type="string">
            <text:p>EDUCAÇÃO <text:s text:c="41"/></text:p>
          </table:table-cell>
          <table:table-cell office:value-type="string">
            <text:p>Praça Vel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EDUCAÇÃO <text:s text:c="41"/></text:p>
          </table:table-cell>
          <table:table-cell office:value-type="string">
            <text:p>Prâksis (FEEVA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174</text:p>
          </table:table-cell>
          <table:table-cell office:value-type="string">
            <text:p>EDUCAÇÃO <text:s text:c="41"/></text:p>
          </table:table-cell>
          <table:table-cell office:value-type="string">
            <text:p>Praxis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49</text:p>
          </table:table-cell>
          <table:table-cell office:value-type="string">
            <text:p>EDUCAÇÃO <text:s text:c="41"/></text:p>
          </table:table-cell>
          <table:table-cell office:value-type="string">
            <text:p>Práxis Educ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31</text:p>
          </table:table-cell>
          <table:table-cell office:value-type="string">
            <text:p>EDUCAÇÃO <text:s text:c="41"/></text:p>
          </table:table-cell>
          <table:table-cell office:value-type="string">
            <text:p>Práxis Educa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09</text:p>
          </table:table-cell>
          <table:table-cell office:value-type="string">
            <text:p>EDUCAÇÃO <text:s text:c="41"/></text:p>
          </table:table-cell>
          <table:table-cell office:value-type="string">
            <text:p>Práxis Educativa (UEPG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93</text:p>
          </table:table-cell>
          <table:table-cell office:value-type="string">
            <text:p>EDUCAÇÃO <text:s text:c="41"/></text:p>
          </table:table-cell>
          <table:table-cell office:value-type="string">
            <text:p>Prim@ Fac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1210</text:p>
          </table:table-cell>
          <table:table-cell office:value-type="string">
            <text:p>EDUCAÇÃO <text:s text:c="41"/></text:p>
          </table:table-cell>
          <table:table-cell office:value-type="string">
            <text:p>Prima Facie (Fa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306</text:p>
          </table:table-cell>
          <table:table-cell office:value-type="string">
            <text:p>EDUCAÇÃO <text:s text:c="41"/></text:p>
          </table:table-cell>
          <table:table-cell office:value-type="string">
            <text:p>Principia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83</text:p>
          </table:table-cell>
          <table:table-cell office:value-type="string">
            <text:p>EDUCAÇÃO <text:s text:c="41"/></text:p>
          </table:table-cell>
          <table:table-cell office:value-type="string">
            <text:p>Principia (Juiz de Fo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88</text:p>
          </table:table-cell>
          <table:table-cell office:value-type="string">
            <text:p>EDUCAÇÃO <text:s text:c="41"/></text:p>
          </table:table-cell>
          <table:table-cell office:value-type="string">
            <text:p>Princípi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694</text:p>
          </table:table-cell>
          <table:table-cell office:value-type="string">
            <text:p>EDUCAÇÃO <text:s text:c="41"/></text:p>
          </table:table-cell>
          <table:table-cell office:value-type="string">
            <text:p>Princípios (UFRN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53</text:p>
          </table:table-cell>
          <table:table-cell office:value-type="string">
            <text:p>EDUCAÇÃO <text:s text:c="41"/></text:p>
          </table:table-cell>
          <table:table-cell office:value-type="string">
            <text:p>Prisma.co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0X</text:p>
          </table:table-cell>
          <table:table-cell office:value-type="string">
            <text:p>EDUCAÇÃO <text:s text:c="41"/></text:p>
          </table:table-cell>
          <table:table-cell office:value-type="string">
            <text:p>Pró-Discente (UF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EDUCAÇÃO <text:s text:c="41"/></text:p>
          </table:table-cell>
          <table:table-cell office:value-type="string">
            <text:p>Pró-Fo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EDUCAÇÃO <text:s text:c="41"/></text:p>
          </table:table-cell>
          <table:table-cell office:value-type="string">
            <text:p>Pró-Posições (UNICAMP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48</text:p>
          </table:table-cell>
          <table:table-cell office:value-type="string">
            <text:p>EDUCAÇÃO <text:s text:c="41"/></text:p>
          </table:table-cell>
          <table:table-cell office:value-type="string">
            <text:p>Pró-Posições (UNICAMP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43</text:p>
          </table:table-cell>
          <table:table-cell office:value-type="string">
            <text:p>EDUCAÇÃO <text:s text:c="41"/></text:p>
          </table:table-cell>
          <table:table-cell office:value-type="string">
            <text:p>Projeções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EDUCAÇÃO <text:s text:c="41"/></text:p>
          </table:table-cell>
          <table:table-cell office:value-type="string">
            <text:p>Projeto História (PUC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4829</text:p>
          </table:table-cell>
          <table:table-cell office:value-type="string">
            <text:p>EDUCAÇÃO <text:s text:c="41"/></text:p>
          </table:table-cell>
          <table:table-cell office:value-type="string">
            <text:p>Propuesta Educativa (Buenos Aire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207</text:p>
          </table:table-cell>
          <table:table-cell office:value-type="string">
            <text:p>EDUCAÇÃO <text:s text:c="41"/></text:p>
          </table:table-cell>
          <table:table-cell office:value-type="string">
            <text:p>Prosa Unider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065</text:p>
          </table:table-cell>
          <table:table-cell office:value-type="string">
            <text:p>EDUCAÇÃO <text:s text:c="41"/></text:p>
          </table:table-cell>
          <table:table-cell office:value-type="string">
            <text:p>Prospectiva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314</text:p>
          </table:table-cell>
          <table:table-cell office:value-type="string">
            <text:p>EDUCAÇÃO <text:s text:c="41"/></text:p>
          </table:table-cell>
          <table:table-cell office:value-type="string">
            <text:p>Psic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EDUCAÇÃO <text:s text:c="41"/></text:p>
          </table:table-cell>
          <table:table-cell office:value-type="string">
            <text:p>Psico (PUCR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623</text:p>
          </table:table-cell>
          <table:table-cell office:value-type="string">
            <text:p>EDUCAÇÃO <text:s text:c="41"/></text:p>
          </table:table-cell>
          <table:table-cell office:value-type="string">
            <text:p>Psico (PUCRS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71</text:p>
          </table:table-cell>
          <table:table-cell office:value-type="string">
            <text:p>EDUCAÇÃO <text:s text:c="41"/></text:p>
          </table:table-cell>
          <table:table-cell office:value-type="string">
            <text:p>Psico-USF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310</text:p>
          </table:table-cell>
          <table:table-cell office:value-type="string">
            <text:p>EDUCAÇÃO <text:s text:c="41"/></text:p>
          </table:table-cell>
          <table:table-cell office:value-type="string">
            <text:p>Psicologia &amp; Sociedad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976</text:p>
          </table:table-cell>
          <table:table-cell office:value-type="string">
            <text:p>EDUCAÇÃO <text:s text:c="41"/></text:p>
          </table:table-cell>
          <table:table-cell office:value-type="string">
            <text:p>Psicologia (Brag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13</text:p>
          </table:table-cell>
          <table:table-cell office:value-type="string">
            <text:p>EDUCAÇÃO <text:s text:c="41"/></text:p>
          </table:table-cell>
          <table:table-cell office:value-type="string">
            <text:p>Psicologia Argumento (PUC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94</text:p>
          </table:table-cell>
          <table:table-cell office:value-type="string">
            <text:p>EDUCAÇÃO <text:s text:c="41"/></text:p>
          </table:table-cell>
          <table:table-cell office:value-type="string">
            <text:p>Psicologia Brasi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65</text:p>
          </table:table-cell>
          <table:table-cell office:value-type="string">
            <text:p>EDUCAÇÃO <text:s text:c="41"/></text:p>
          </table:table-cell>
          <table:table-cell office:value-type="string">
            <text:p>Psicologia Clínica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975</text:p>
          </table:table-cell>
          <table:table-cell office:value-type="string">
            <text:p>EDUCAÇÃO <text:s text:c="41"/></text:p>
          </table:table-cell>
          <table:table-cell office:value-type="string">
            <text:p>Psicologia da Educ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EDUCAÇÃO <text:s text:c="41"/></text:p>
          </table:table-cell>
          <table:table-cell office:value-type="string">
            <text:p>Psicologia e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EDUCAÇÃO <text:s text:c="41"/></text:p>
          </table:table-cell>
          <table:table-cell office:value-type="string">
            <text:p>Psicologia em Estud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557</text:p>
          </table:table-cell>
          <table:table-cell office:value-type="string">
            <text:p>EDUCAÇÃO <text:s text:c="41"/></text:p>
          </table:table-cell>
          <table:table-cell office:value-type="string">
            <text:p>Psicologia Escolar e Educ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409</text:p>
          </table:table-cell>
          <table:table-cell office:value-type="string">
            <text:p>EDUCAÇÃO <text:s text:c="41"/></text:p>
          </table:table-cell>
          <table:table-cell office:value-type="string">
            <text:p>Psicologia Hospital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50X</text:p>
          </table:table-cell>
          <table:table-cell office:value-type="string">
            <text:p>EDUCAÇÃO <text:s text:c="41"/></text:p>
          </table:table-cell>
          <table:table-cell office:value-type="string">
            <text:p>Psicología para América Lati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63</text:p>
          </table:table-cell>
          <table:table-cell office:value-type="string">
            <text:p>EDUCAÇÃO <text:s text:c="41"/></text:p>
          </table:table-cell>
          <table:table-cell office:value-type="string">
            <text:p>Psicologia Rev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EDUCAÇÃO <text:s text:c="41"/></text:p>
          </table:table-cell>
          <table:table-cell office:value-type="string">
            <text:p>Psicologia USP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391</text:p>
          </table:table-cell>
          <table:table-cell office:value-type="string">
            <text:p>EDUCAÇÃO <text:s text:c="41"/></text:p>
          </table:table-cell>
          <table:table-cell office:value-type="string">
            <text:p>Psicologia, Educação e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EDUCAÇÃO <text:s text:c="41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EDUCAÇÃO <text:s text:c="41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772</text:p>
          </table:table-cell>
          <table:table-cell office:value-type="string">
            <text:p>EDUCAÇÃO <text:s text:c="41"/></text:p>
          </table:table-cell>
          <table:table-cell office:value-type="string">
            <text:p>Psicologia: Teoria e Pesquisa (UnB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687</text:p>
          </table:table-cell>
          <table:table-cell office:value-type="string">
            <text:p>EDUCAÇÃO <text:s text:c="41"/></text:p>
          </table:table-cell>
          <table:table-cell office:value-type="string">
            <text:p>Psicologia: Teoria e Prát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86</text:p>
          </table:table-cell>
          <table:table-cell office:value-type="string">
            <text:p>EDUCAÇÃO <text:s text:c="41"/></text:p>
          </table:table-cell>
          <table:table-cell office:value-type="string">
            <text:p>Psicopedagog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25</text:p>
          </table:table-cell>
          <table:table-cell office:value-type="string">
            <text:p>EDUCAÇÃO <text:s text:c="41"/></text:p>
          </table:table-cell>
          <table:table-cell office:value-type="string">
            <text:p>Psicopedagogia On 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EDUCAÇÃO <text:s text:c="41"/></text:p>
          </table:table-cell>
          <table:table-cell office:value-type="string">
            <text:p>Publicati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93</text:p>
          </table:table-cell>
          <table:table-cell office:value-type="string">
            <text:p>EDUCAÇÃO <text:s text:c="41"/></text:p>
          </table:table-cell>
          <table:table-cell office:value-type="string">
            <text:p>Publicatio UEPG. Ciências Humanas, Ciências Sociais Aplicadas, Lingüística, Letras e Art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9X</text:p>
          </table:table-cell>
          <table:table-cell office:value-type="string">
            <text:p>EDUCAÇÃO <text:s text:c="41"/></text:p>
          </table:table-cell>
          <table:table-cell office:value-type="string">
            <text:p>Publicatio UEPG. Ciências Humanas, Ciências Socias Aplicadas, Linguística, Letras e Art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EDUCAÇÃO <text:s text:c="41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915</text:p>
          </table:table-cell>
          <table:table-cell office:value-type="string">
            <text:p>EDUCAÇÃO <text:s text:c="41"/></text:p>
          </table:table-cell>
          <table:table-cell office:value-type="string">
            <text:p>Quadrante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86</text:p>
          </table:table-cell>
          <table:table-cell office:value-type="string">
            <text:p>EDUCAÇÃO <text:s text:c="41"/></text:p>
          </table:table-cell>
          <table:table-cell office:value-type="string">
            <text:p>Quaestio (UNI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322</text:p>
          </table:table-cell>
          <table:table-cell office:value-type="string">
            <text:p>EDUCAÇÃO <text:s text:c="41"/></text:p>
          </table:table-cell>
          <table:table-cell office:value-type="string">
            <text:p>Quality in Higher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EDUCAÇÃO <text:s text:c="41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EDUCAÇÃO <text:s text:c="41"/></text:p>
          </table:table-cell>
          <table:table-cell office:value-type="string">
            <text:p>Química Nova na Escol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758</text:p>
          </table:table-cell>
          <table:table-cell office:value-type="string">
            <text:p>EDUCAÇÃO <text:s text:c="41"/></text:p>
          </table:table-cell>
          <table:table-cell office:value-type="string">
            <text:p>Quinto Império (Salvado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68X</text:p>
          </table:table-cell>
          <table:table-cell office:value-type="string">
            <text:p>EDUCAÇÃO <text:s text:c="41"/></text:p>
          </table:table-cell>
          <table:table-cell office:value-type="string">
            <text:p>R.E.V.I. Revista de Estudos do Vale Iguaç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EDUCAÇÃO <text:s text:c="41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EDUCAÇÃO <text:s text:c="41"/></text:p>
          </table:table-cell>
          <table:table-cell office:value-type="string">
            <text:p>Radiation Measureme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992</text:p>
          </table:table-cell>
          <table:table-cell office:value-type="string">
            <text:p>EDUCAÇÃO <text:s text:c="41"/></text:p>
          </table:table-cell>
          <table:table-cell office:value-type="string">
            <text:p>Rádio em Revist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EDUCAÇÃO <text:s text:c="41"/></text:p>
          </table:table-cell>
          <table:table-cell office:value-type="string">
            <text:p>RA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48</text:p>
          </table:table-cell>
          <table:table-cell office:value-type="string">
            <text:p>EDUCAÇÃO <text:s text:c="41"/></text:p>
          </table:table-cell>
          <table:table-cell office:value-type="string">
            <text:p>RAE Eletrônic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39</text:p>
          </table:table-cell>
          <table:table-cell office:value-type="string">
            <text:p>EDUCAÇÃO <text:s text:c="41"/></text:p>
          </table:table-cell>
          <table:table-cell office:value-type="string">
            <text:p>RAI : Revista de Administração e Inov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173</text:p>
          </table:table-cell>
          <table:table-cell office:value-type="string">
            <text:p>EDUCAÇÃO <text:s text:c="41"/></text:p>
          </table:table-cell>
          <table:table-cell office:value-type="string">
            <text:p>Raízes (São Caetano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524</text:p>
          </table:table-cell>
          <table:table-cell office:value-type="string">
            <text:p>EDUCAÇÃO <text:s text:c="41"/></text:p>
          </table:table-cell>
          <table:table-cell office:value-type="string">
            <text:p>Rastros (Join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4806</text:p>
          </table:table-cell>
          <table:table-cell office:value-type="string">
            <text:p>EDUCAÇÃO <text:s text:c="41"/></text:p>
          </table:table-cell>
          <table:table-cell office:value-type="string">
            <text:p>Razón y Pala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41</text:p>
          </table:table-cell>
          <table:table-cell office:value-type="string">
            <text:p>EDUCAÇÃO <text:s text:c="41"/></text:p>
          </table:table-cell>
          <table:table-cell office:value-type="string">
            <text:p>RBC: Revista Brasileira de Contabilida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EDUCAÇÃO <text:s text:c="41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EDUCAÇÃO <text:s text:c="41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23</text:p>
          </table:table-cell>
          <table:table-cell office:value-type="string">
            <text:p>EDUCAÇÃO <text:s text:c="41"/></text:p>
          </table:table-cell>
          <table:table-cell office:value-type="string">
            <text:p>Reabilitar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0553</text:p>
          </table:table-cell>
          <table:table-cell office:value-type="string">
            <text:p>EDUCAÇÃO <text:s text:c="41"/></text:p>
          </table:table-cell>
          <table:table-cell office:value-type="string">
            <text:p>Reading Research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98</text:p>
          </table:table-cell>
          <table:table-cell office:value-type="string">
            <text:p>EDUCAÇÃO <text:s text:c="41"/></text:p>
          </table:table-cell>
          <table:table-cell office:value-type="string">
            <text:p>RECE : Revista Eletrônica de Ciências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71</text:p>
          </table:table-cell>
          <table:table-cell office:value-type="string">
            <text:p>EDUCAÇÃO <text:s text:c="41"/></text:p>
          </table:table-cell>
          <table:table-cell office:value-type="string">
            <text:p>RECENF. Revista Técnico-Científica de Enferm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8-1824</text:p>
          </table:table-cell>
          <table:table-cell office:value-type="string">
            <text:p>EDUCAÇÃO <text:s text:c="41"/></text:p>
          </table:table-cell>
          <table:table-cell office:value-type="string">
            <text:p>Recherche et Formation (Paris. 198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1-677X</text:p>
          </table:table-cell>
          <table:table-cell office:value-type="string">
            <text:p>EDUCAÇÃO <text:s text:c="41"/></text:p>
          </table:table-cell>
          <table:table-cell office:value-type="string">
            <text:p>Recherches Sociologiques (Louvain-la-Neuve) (Cessou em 2005. Cont. ISSN 1782-1592 Recherches Sociologiques et Anthropologique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736</text:p>
          </table:table-cell>
          <table:table-cell office:value-type="string">
            <text:p>EDUCAÇÃO <text:s text:c="41"/></text:p>
          </table:table-cell>
          <table:table-cell office:value-type="string">
            <text:p>REDD - Revista Espaço de Diálogo e Desconex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3186</text:p>
          </table:table-cell>
          <table:table-cell office:value-type="string">
            <text:p>EDUCAÇÃO <text:s text:c="41"/></text:p>
          </table:table-cell>
          <table:table-cell office:value-type="string">
            <text:p>Redes (Bern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EDUCAÇÃO <text:s text:c="41"/></text:p>
          </table:table-cell>
          <table:table-cell office:value-type="string">
            <text:p>Redes (Santa Cruz do Sul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65</text:p>
          </table:table-cell>
          <table:table-cell office:value-type="string">
            <text:p>EDUCAÇÃO <text:s text:c="41"/></text:p>
          </table:table-cell>
          <table:table-cell office:value-type="string">
            <text:p>Redes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9422</text:p>
          </table:table-cell>
          <table:table-cell office:value-type="string">
            <text:p>EDUCAÇÃO <text:s text:c="41"/></text:p>
          </table:table-cell>
          <table:table-cell office:value-type="string">
            <text:p>Redes. Revista de Servicios Soci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1513</text:p>
          </table:table-cell>
          <table:table-cell office:value-type="string">
            <text:p>EDUCAÇÃO <text:s text:c="41"/></text:p>
          </table:table-cell>
          <table:table-cell office:value-type="string">
            <text:p>REEC. Revista Electrónica de Enseñanza de las Cienci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12</text:p>
          </table:table-cell>
          <table:table-cell office:value-type="string">
            <text:p>EDUCAÇÃO <text:s text:c="41"/></text:p>
          </table:table-cell>
          <table:table-cell office:value-type="string">
            <text:p>REFELD. Revista Brasileira de Educação Física, Esporte, Lazer e Danç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269</text:p>
          </table:table-cell>
          <table:table-cell office:value-type="string">
            <text:p>EDUCAÇÃO <text:s text:c="41"/></text:p>
          </table:table-cell>
          <table:table-cell office:value-type="string">
            <text:p>Reflexão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949</text:p>
          </table:table-cell>
          <table:table-cell office:value-type="string">
            <text:p>EDUCAÇÃO <text:s text:c="41"/></text:p>
          </table:table-cell>
          <table:table-cell office:value-type="string">
            <text:p>Reflexão e Açã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EDUCAÇÃO <text:s text:c="41"/></text:p>
          </table:table-cell>
          <table:table-cell office:value-type="string">
            <text:p>Reflexão e Ação (UNISC. Impr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743</text:p>
          </table:table-cell>
          <table:table-cell office:value-type="string">
            <text:p>EDUCAÇÃO <text:s text:c="41"/></text:p>
          </table:table-cell>
          <table:table-cell office:value-type="string">
            <text:p>Reflexões em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EDUCAÇÃO <text:s text:c="41"/></text:p>
          </table:table-cell>
          <table:table-cell office:value-type="string">
            <text:p>Reforma Agr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51</text:p>
          </table:table-cell>
          <table:table-cell office:value-type="string">
            <text:p>EDUCAÇÃO <text:s text:c="41"/></text:p>
          </table:table-cell>
          <table:table-cell office:value-type="string">
            <text:p>REGA. Revista de Gestão de Águas da América Lat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276</text:p>
          </table:table-cell>
          <table:table-cell office:value-type="string">
            <text:p>EDUCAÇÃO <text:s text:c="41"/></text:p>
          </table:table-cell>
          <table:table-cell office:value-type="string">
            <text:p>REGE. Revista de Gestão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20</text:p>
          </table:table-cell>
          <table:table-cell office:value-type="string">
            <text:p>EDUCAÇÃO <text:s text:c="41"/></text:p>
          </table:table-cell>
          <table:table-cell office:value-type="string">
            <text:p>REI. Revista de Educação do IDEA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0486</text:p>
          </table:table-cell>
          <table:table-cell office:value-type="string">
            <text:p>EDUCAÇÃO <text:s text:c="41"/></text:p>
          </table:table-cell>
          <table:table-cell office:value-type="string">
            <text:p>Relea - Comisión de Estudios de Postgrado de la Facultad de Economía. Universidad Central de Venezue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4-9743</text:p>
          </table:table-cell>
          <table:table-cell office:value-type="string">
            <text:p>EDUCAÇÃO <text:s text:c="41"/></text:p>
          </table:table-cell>
          <table:table-cell office:value-type="string">
            <text:p>Reliance (Ramonville Saint-Ag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EDUCAÇÃO <text:s text:c="41"/></text:p>
          </table:table-cell>
          <table:table-cell office:value-type="string">
            <text:p>Religião e Cultur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141</text:p>
          </table:table-cell>
          <table:table-cell office:value-type="string">
            <text:p>EDUCAÇÃO <text:s text:c="41"/></text:p>
          </table:table-cell>
          <table:table-cell office:value-type="string">
            <text:p>REMATEC. Revista de Matemática, Ensino e Cultur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62</text:p>
          </table:table-cell>
          <table:table-cell office:value-type="string">
            <text:p>EDUCAÇÃO <text:s text:c="41"/></text:p>
          </table:table-cell>
          <table:table-cell office:value-type="string">
            <text:p>REME. Revista Mineira de Enfermag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EDUCAÇÃO <text:s text:c="41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EDUCAÇÃO <text:s text:c="41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7-1330</text:p>
          </table:table-cell>
          <table:table-cell office:value-type="string">
            <text:p>EDUCAÇÃO <text:s text:c="41"/></text:p>
          </table:table-cell>
          <table:table-cell office:value-type="string">
            <text:p>Repères - Institut National de Recherche Pédagogiqu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09X</text:p>
          </table:table-cell>
          <table:table-cell office:value-type="string">
            <text:p>EDUCAÇÃO <text:s text:c="41"/></text:p>
          </table:table-cell>
          <table:table-cell office:value-type="string">
            <text:p>Reportagem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893</text:p>
          </table:table-cell>
          <table:table-cell office:value-type="string">
            <text:p>EDUCAÇÃO <text:s text:c="41"/></text:p>
          </table:table-cell>
          <table:table-cell office:value-type="string">
            <text:p>Research in Dance Educ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7-244X</text:p>
          </table:table-cell>
          <table:table-cell office:value-type="string">
            <text:p>EDUCAÇÃO <text:s text:c="41"/></text:p>
          </table:table-cell>
          <table:table-cell office:value-type="string">
            <text:p>Research in Science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444</text:p>
          </table:table-cell>
          <table:table-cell office:value-type="string">
            <text:p>EDUCAÇÃO <text:s text:c="41"/></text:p>
          </table:table-cell>
          <table:table-cell office:value-type="string">
            <text:p>Resgate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82</text:p>
          </table:table-cell>
          <table:table-cell office:value-type="string">
            <text:p>EDUCAÇÃO <text:s text:c="41"/></text:p>
          </table:table-cell>
          <table:table-cell office:value-type="string">
            <text:p>Retratos de Assentame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63</text:p>
          </table:table-cell>
          <table:table-cell office:value-type="string">
            <text:p>EDUCAÇÃO <text:s text:c="41"/></text:p>
          </table:table-cell>
          <table:table-cell office:value-type="string">
            <text:p>RETU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322</text:p>
          </table:table-cell>
          <table:table-cell office:value-type="string">
            <text:p>EDUCAÇÃO <text:s text:c="41"/></text:p>
          </table:table-cell>
          <table:table-cell office:value-type="string">
            <text:p>Revemat : Revista Eletrônica de Educação Matem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803</text:p>
          </table:table-cell>
          <table:table-cell office:value-type="string">
            <text:p>EDUCAÇÃO <text:s text:c="41"/></text:p>
          </table:table-cell>
          <table:table-cell office:value-type="string">
            <text:p>Reverte (Indaiatu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EDUCAÇÃO <text:s text:c="41"/></text:p>
          </table:table-cell>
          <table:table-cell office:value-type="string">
            <text:p>Revés do Avess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632</text:p>
          </table:table-cell>
          <table:table-cell office:value-type="string">
            <text:p>EDUCAÇÃO <text:s text:c="41"/></text:p>
          </table:table-cell>
          <table:table-cell office:value-type="string">
            <text:p>Revista @mbiente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703</text:p>
          </table:table-cell>
          <table:table-cell office:value-type="string">
            <text:p>EDUCAÇÃO <text:s text:c="41"/></text:p>
          </table:table-cell>
          <table:table-cell office:value-type="string">
            <text:p>Revista Acadêmica UNIFA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94</text:p>
          </table:table-cell>
          <table:table-cell office:value-type="string">
            <text:p>EDUCAÇÃO <text:s text:c="41"/></text:p>
          </table:table-cell>
          <table:table-cell office:value-type="string">
            <text:p>Revista ACB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354</text:p>
          </table:table-cell>
          <table:table-cell office:value-type="string">
            <text:p>EDUCAÇÃO <text:s text:c="41"/></text:p>
          </table:table-cell>
          <table:table-cell office:value-type="string">
            <text:p>Revista África e Africanidad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8X</text:p>
          </table:table-cell>
          <table:table-cell office:value-type="string">
            <text:p>EDUCAÇÃO <text:s text:c="41"/></text:p>
          </table:table-cell>
          <table:table-cell office:value-type="string">
            <text:p>Revista Ágor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92</text:p>
          </table:table-cell>
          <table:table-cell office:value-type="string">
            <text:p>EDUCAÇÃO <text:s text:c="41"/></text:p>
          </table:table-cell>
          <table:table-cell office:value-type="string">
            <text:p>Revista Alp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32</text:p>
          </table:table-cell>
          <table:table-cell office:value-type="string">
            <text:p>EDUCAÇÃO <text:s text:c="41"/></text:p>
          </table:table-cell>
          <table:table-cell office:value-type="string">
            <text:p>Revista ANGRA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23X</text:p>
          </table:table-cell>
          <table:table-cell office:value-type="string">
            <text:p>EDUCAÇÃO <text:s text:c="41"/></text:p>
          </table:table-cell>
          <table:table-cell office:value-type="string">
            <text:p>Revista Anhangüe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EDUCAÇÃO <text:s text:c="41"/></text:p>
          </table:table-cell>
          <table:table-cell office:value-type="string">
            <text:p>Revista Anthropológ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EDUCAÇÃO <text:s text:c="41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EDUCAÇÃO <text:s text:c="41"/></text:p>
          </table:table-cell>
          <table:table-cell office:value-type="string">
            <text:p>Revista Augustu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EDUCAÇÃO <text:s text:c="41"/></text:p>
          </table:table-cell>
          <table:table-cell office:value-type="string">
            <text:p>Revista Aula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38</text:p>
          </table:table-cell>
          <table:table-cell office:value-type="string">
            <text:p>EDUCAÇÃO <text:s text:c="41"/></text:p>
          </table:table-cell>
          <table:table-cell office:value-type="string">
            <text:p>Revista Baiana de Educação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EDUCAÇÃO <text:s text:c="41"/></text:p>
          </table:table-cell>
          <table:table-cell office:value-type="string">
            <text:p>Revista Baiana de Saúde Publ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Agroe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33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Análise do Comporta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362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Aprendizagem Aberta e a Distân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91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Biblioteconomia e Document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16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Ciência e Mo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Ciências do Es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82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Crescimento e Desenvolvimento Human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ducação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1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ducação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764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ducação Ambient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3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ducação Especi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nfermagem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3X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nsino de Ciência e Tec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26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nsino de Fís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5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nsino de Quí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Estudos Pedagogic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7536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Geo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História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5X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História da Matemá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685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86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Linguística Aplica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63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Literatura Comparad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Nutrição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04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Pesquisa em Educação em Ciênci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6X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Política e Administração da Educ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41X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Psicanális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145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Psicologia do Es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122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Sexualidade Hum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545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Terapia Comportamental e Cogni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87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Terapias Cognitiv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84</text:p>
          </table:table-cell>
          <table:table-cell office:value-type="string">
            <text:p>EDUCAÇÃO <text:s text:c="41"/></text:p>
          </table:table-cell>
          <table:table-cell office:value-type="string">
            <text:p>Revista Brasileira do Carib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EDUCAÇÃO <text:s text:c="41"/></text:p>
          </table:table-cell>
          <table:table-cell office:value-type="string">
            <text:p>Revista CEFAC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8X</text:p>
          </table:table-cell>
          <table:table-cell office:value-type="string">
            <text:p>EDUCAÇÃO <text:s text:c="41"/></text:p>
          </table:table-cell>
          <table:table-cell office:value-type="string">
            <text:p>Revista CEJ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EDUCAÇÃO <text:s text:c="41"/></text:p>
          </table:table-cell>
          <table:table-cell office:value-type="string">
            <text:p>Revista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EDUCAÇÃO <text:s text:c="41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16</text:p>
          </table:table-cell>
          <table:table-cell office:value-type="string">
            <text:p>EDUCAÇÃO <text:s text:c="41"/></text:p>
          </table:table-cell>
          <table:table-cell office:value-type="string">
            <text:p>Revista Ciência e Socie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649</text:p>
          </table:table-cell>
          <table:table-cell office:value-type="string">
            <text:p>EDUCAÇÃO <text:s text:c="41"/></text:p>
          </table:table-cell>
          <table:table-cell office:value-type="string">
            <text:p>Revista Ciência e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EDUCAÇÃO <text:s text:c="41"/></text:p>
          </table:table-cell>
          <table:table-cell office:value-type="string">
            <text:p>Revista Científica da UFP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34</text:p>
          </table:table-cell>
          <table:table-cell office:value-type="string">
            <text:p>EDUCAÇÃO <text:s text:c="41"/></text:p>
          </table:table-cell>
          <table:table-cell office:value-type="string">
            <text:p>Revista Científica do IMAP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0X</text:p>
          </table:table-cell>
          <table:table-cell office:value-type="string">
            <text:p>EDUCAÇÃO <text:s text:c="41"/></text:p>
          </table:table-cell>
          <table:table-cell office:value-type="string">
            <text:p>Revista Científica Eletrônica de Pedag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15</text:p>
          </table:table-cell>
          <table:table-cell office:value-type="string">
            <text:p>EDUCAÇÃO <text:s text:c="41"/></text:p>
          </table:table-cell>
          <table:table-cell office:value-type="string">
            <text:p>Revista Científica/FAP (Curiti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269</text:p>
          </table:table-cell>
          <table:table-cell office:value-type="string">
            <text:p>EDUCAÇÃO <text:s text:c="41"/></text:p>
          </table:table-cell>
          <table:table-cell office:value-type="string">
            <text:p>Revista Cocar (UEP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916</text:p>
          </table:table-cell>
          <table:table-cell office:value-type="string">
            <text:p>EDUCAÇÃO <text:s text:c="41"/></text:p>
          </table:table-cell>
          <table:table-cell office:value-type="string">
            <text:p>Revista Colombiana de Educ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24</text:p>
          </table:table-cell>
          <table:table-cell office:value-type="string">
            <text:p>EDUCAÇÃO <text:s text:c="41"/></text:p>
          </table:table-cell>
          <table:table-cell office:value-type="string">
            <text:p>Revista Comciênc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2496</text:p>
          </table:table-cell>
          <table:table-cell office:value-type="string">
            <text:p>EDUCAÇÃO <text:s text:c="41"/></text:p>
          </table:table-cell>
          <table:table-cell office:value-type="string">
            <text:p>Revista Complutense de Educació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09</text:p>
          </table:table-cell>
          <table:table-cell office:value-type="string">
            <text:p>EDUCAÇÃO <text:s text:c="41"/></text:p>
          </table:table-cell>
          <table:table-cell office:value-type="string">
            <text:p>Revista Conatus (UEC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78</text:p>
          </table:table-cell>
          <table:table-cell office:value-type="string">
            <text:p>EDUCAÇÃO <text:s text:c="41"/></text:p>
          </table:table-cell>
          <table:table-cell office:value-type="string">
            <text:p>Revista Conexã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77</text:p>
          </table:table-cell>
          <table:table-cell office:value-type="string">
            <text:p>EDUCAÇÃO <text:s text:c="41"/></text:p>
          </table:table-cell>
          <table:table-cell office:value-type="string">
            <text:p>Revista Contabilidade &amp; Finanç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498</text:p>
          </table:table-cell>
          <table:table-cell office:value-type="string">
            <text:p>EDUCAÇÃO <text:s text:c="41"/></text:p>
          </table:table-cell>
          <table:table-cell office:value-type="string">
            <text:p>Revista Contemporânea (UE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47</text:p>
          </table:table-cell>
          <table:table-cell office:value-type="string">
            <text:p>EDUCAÇÃO <text:s text:c="41"/></text:p>
          </table:table-cell>
          <table:table-cell office:value-type="string">
            <text:p>Revista Contemporânea d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88X</text:p>
          </table:table-cell>
          <table:table-cell office:value-type="string">
            <text:p>EDUCAÇÃO <text:s text:c="41"/></text:p>
          </table:table-cell>
          <table:table-cell office:value-type="string">
            <text:p>Revista Contexto &amp;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EDUCAÇÃO <text:s text:c="41"/></text:p>
          </table:table-cell>
          <table:table-cell office:value-type="string">
            <text:p>Revista da ABE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54</text:p>
          </table:table-cell>
          <table:table-cell office:value-type="string">
            <text:p>EDUCAÇÃO <text:s text:c="41"/></text:p>
          </table:table-cell>
          <table:table-cell office:value-type="string">
            <text:p>Revista da ABE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82</text:p>
          </table:table-cell>
          <table:table-cell office:value-type="string">
            <text:p>EDUCAÇÃO <text:s text:c="41"/></text:p>
          </table:table-cell>
          <table:table-cell office:value-type="string">
            <text:p>Revista da Ala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EDUCAÇÃO <text:s text:c="41"/></text:p>
          </table:table-cell>
          <table:table-cell office:value-type="string">
            <text:p>Revista da ANPOL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62</text:p>
          </table:table-cell>
          <table:table-cell office:value-type="string">
            <text:p>EDUCAÇÃO <text:s text:c="41"/></text:p>
          </table:table-cell>
          <table:table-cell office:value-type="string">
            <text:p>Revista da Associação Psicanalítica de Porto Aleg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48</text:p>
          </table:table-cell>
          <table:table-cell office:value-type="string">
            <text:p>EDUCAÇÃO <text:s text:c="41"/></text:p>
          </table:table-cell>
          <table:table-cell office:value-type="string">
            <text:p>Revista da Educação Física/U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EDUCAÇÃO <text:s text:c="41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72</text:p>
          </table:table-cell>
          <table:table-cell office:value-type="string">
            <text:p>EDUCAÇÃO <text:s text:c="41"/></text:p>
          </table:table-cell>
          <table:table-cell office:value-type="string">
            <text:p>Revista da FA7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07</text:p>
          </table:table-cell>
          <table:table-cell office:value-type="string">
            <text:p>EDUCAÇÃO <text:s text:c="41"/></text:p>
          </table:table-cell>
          <table:table-cell office:value-type="string">
            <text:p>Revista da FACED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620</text:p>
          </table:table-cell>
          <table:table-cell office:value-type="string">
            <text:p>EDUCAÇÃO <text:s text:c="41"/></text:p>
          </table:table-cell>
          <table:table-cell office:value-type="string">
            <text:p>Revista da FACED (UFBA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2778</text:p>
          </table:table-cell>
          <table:table-cell office:value-type="string">
            <text:p>EDUCAÇÃO <text:s text:c="41"/></text:p>
          </table:table-cell>
          <table:table-cell office:value-type="string">
            <text:p>Revista da Faculdade de Ciências Sociais e Human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55</text:p>
          </table:table-cell>
          <table:table-cell office:value-type="string">
            <text:p>EDUCAÇÃO <text:s text:c="41"/></text:p>
          </table:table-cell>
          <table:table-cell office:value-type="string">
            <text:p>Revista da Faculdade de Educação (Universidade de São Paulo. Impresso) (Cessou em 1998. Cont. ISSN 1517-9702 Educação e Pesquisa (USP.Impresso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273</text:p>
          </table:table-cell>
          <table:table-cell office:value-type="string">
            <text:p>EDUCAÇÃO <text:s text:c="41"/></text:p>
          </table:table-cell>
          <table:table-cell office:value-type="string">
            <text:p>Revista da Faculdade de Educação (Universidade do Estado de Mato Gro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6-1854</text:p>
          </table:table-cell>
          <table:table-cell office:value-type="string">
            <text:p>EDUCAÇÃO <text:s text:c="41"/></text:p>
          </table:table-cell>
          <table:table-cell office:value-type="string">
            <text:p>Revista da Faculdade de Odontologia de Porto Aleg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569</text:p>
          </table:table-cell>
          <table:table-cell office:value-type="string">
            <text:p>EDUCAÇÃO <text:s text:c="41"/></text:p>
          </table:table-cell>
          <table:table-cell office:value-type="string">
            <text:p>Revista da Fund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405</text:p>
          </table:table-cell>
          <table:table-cell office:value-type="string">
            <text:p>EDUCAÇÃO <text:s text:c="41"/></text:p>
          </table:table-cell>
          <table:table-cell office:value-type="string">
            <text:p>Revista da Pesquisa &amp; Pós-Gradu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867</text:p>
          </table:table-cell>
          <table:table-cell office:value-type="string">
            <text:p>EDUCAÇÃO <text:s text:c="41"/></text:p>
          </table:table-cell>
          <table:table-cell office:value-type="string">
            <text:p>Revista da SBEnB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06</text:p>
          </table:table-cell>
          <table:table-cell office:value-type="string">
            <text:p>EDUCAÇÃO <text:s text:c="41"/></text:p>
          </table:table-cell>
          <table:table-cell office:value-type="string">
            <text:p>Revista da Sociedade Brasileira de Atividade Motora Adapt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793</text:p>
          </table:table-cell>
          <table:table-cell office:value-type="string">
            <text:p>EDUCAÇÃO <text:s text:c="41"/></text:p>
          </table:table-cell>
          <table:table-cell office:value-type="string">
            <text:p>Revista da Sociedade Brasileira de Enfermeiros Pediatr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EDUCAÇÃO <text:s text:c="41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EDUCAÇÃO <text:s text:c="41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33</text:p>
          </table:table-cell>
          <table:table-cell office:value-type="string">
            <text:p>EDUCAÇÃO <text:s text:c="41"/></text:p>
          </table:table-cell>
          <table:table-cell office:value-type="string">
            <text:p>Revista da Sociedade de Psicologia do Rio Grande do 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25</text:p>
          </table:table-cell>
          <table:table-cell office:value-type="string">
            <text:p>EDUCAÇÃO <text:s text:c="41"/></text:p>
          </table:table-cell>
          <table:table-cell office:value-type="string">
            <text:p>Revista da Sociedade de Psicologia do Triângulo Mi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970</text:p>
          </table:table-cell>
          <table:table-cell office:value-type="string">
            <text:p>EDUCAÇÃO <text:s text:c="41"/></text:p>
          </table:table-cell>
          <table:table-cell office:value-type="string">
            <text:p>Revista da SPAGE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08</text:p>
          </table:table-cell>
          <table:table-cell office:value-type="string">
            <text:p>EDUCAÇÃO <text:s text:c="41"/></text:p>
          </table:table-cell>
          <table:table-cell office:value-type="string">
            <text:p>Revista da UNIFEB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EDUCAÇÃO <text:s text:c="41"/></text:p>
          </table:table-cell>
          <table:table-cell office:value-type="string">
            <text:p>Revista de Administração (FEA-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987</text:p>
          </table:table-cell>
          <table:table-cell office:value-type="string">
            <text:p>EDUCAÇÃO <text:s text:c="41"/></text:p>
          </table:table-cell>
          <table:table-cell office:value-type="string">
            <text:p>Revista de Administração Educ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EDUCAÇÃO <text:s text:c="41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EDUCAÇÃO <text:s text:c="41"/></text:p>
          </table:table-cell>
          <table:table-cell office:value-type="string">
            <text:p>Revista de AP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462</text:p>
          </table:table-cell>
          <table:table-cell office:value-type="string">
            <text:p>EDUCAÇÃO <text:s text:c="41"/></text:p>
          </table:table-cell>
          <table:table-cell office:value-type="string">
            <text:p>Revista de Arbitragem e Medi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865</text:p>
          </table:table-cell>
          <table:table-cell office:value-type="string">
            <text:p>EDUCAÇÃO <text:s text:c="41"/></text:p>
          </table:table-cell>
          <table:table-cell office:value-type="string">
            <text:p>Revista de Ciências da Administração (CAD/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39</text:p>
          </table:table-cell>
          <table:table-cell office:value-type="string">
            <text:p>EDUCAÇÃO <text:s text:c="41"/></text:p>
          </table:table-cell>
          <table:table-cell office:value-type="string">
            <text:p>Revista de Ciências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93</text:p>
          </table:table-cell>
          <table:table-cell office:value-type="string">
            <text:p>EDUCAÇÃO <text:s text:c="41"/></text:p>
          </table:table-cell>
          <table:table-cell office:value-type="string">
            <text:p>Revista de Ciências Exatas e Tecnologia (Anhanguera Educacional, Valinh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EDUCAÇÃO <text:s text:c="41"/></text:p>
          </table:table-cell>
          <table:table-cell office:value-type="string">
            <text:p>Revista de Ciências Geren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84</text:p>
          </table:table-cell>
          <table:table-cell office:value-type="string">
            <text:p>EDUCAÇÃO <text:s text:c="41"/></text:p>
          </table:table-cell>
          <table:table-cell office:value-type="string">
            <text:p>Revista de Ciências Humanas (Frederico Westphalen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EDUCAÇÃO <text:s text:c="41"/></text:p>
          </table:table-cell>
          <table:table-cell office:value-type="string">
            <text:p>Revista de Ciências Human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79</text:p>
          </table:table-cell>
          <table:table-cell office:value-type="string">
            <text:p>EDUCAÇÃO <text:s text:c="41"/></text:p>
          </table:table-cell>
          <table:table-cell office:value-type="string">
            <text:p>Revista de Ciências Jurídicas e Sociais da UNIP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822</text:p>
          </table:table-cell>
          <table:table-cell office:value-type="string">
            <text:p>EDUCAÇÃO <text:s text:c="41"/></text:p>
          </table:table-cell>
          <table:table-cell office:value-type="string">
            <text:p>Revista de Direito da ADVOCEF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74</text:p>
          </table:table-cell>
          <table:table-cell office:value-type="string">
            <text:p>EDUCAÇÃO <text:s text:c="41"/></text:p>
          </table:table-cell>
          <table:table-cell office:value-type="string">
            <text:p>Revista de Direito do Trabalho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98</text:p>
          </table:table-cell>
          <table:table-cell office:value-type="string">
            <text:p>EDUCAÇÃO <text:s text:c="41"/></text:p>
          </table:table-cell>
          <table:table-cell office:value-type="string">
            <text:p>Revista de Direito do UniFO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92</text:p>
          </table:table-cell>
          <table:table-cell office:value-type="string">
            <text:p>EDUCAÇÃO <text:s text:c="41"/></text:p>
          </table:table-cell>
          <table:table-cell office:value-type="string">
            <text:p>Revista de Direito e Pol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71X</text:p>
          </table:table-cell>
          <table:table-cell office:value-type="string">
            <text:p>EDUCAÇÃO <text:s text:c="41"/></text:p>
          </table:table-cell>
          <table:table-cell office:value-type="string">
            <text:p>Revista de Direito Social (Sapucaia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772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ção (Ita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37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ção AEC (Cessou em 2007. Cont. ISSN 1983-5280 Revista de Educação ANE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880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ção CEAP (Cessou em 2004. Cont. ISSN 1808-0669 Presente! (Salvador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868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ção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622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ção Popul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ção Publica (UFM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93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ção PUC-Campin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4-5481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cion de las Cienci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192</text:p>
          </table:table-cell>
          <table:table-cell office:value-type="string">
            <text:p>EDUCAÇÃO <text:s text:c="41"/></text:p>
          </table:table-cell>
          <table:table-cell office:value-type="string">
            <text:p>Revista de Educación en Biologí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899X</text:p>
          </table:table-cell>
          <table:table-cell office:value-type="string">
            <text:p>EDUCAÇÃO <text:s text:c="41"/></text:p>
          </table:table-cell>
          <table:table-cell office:value-type="string">
            <text:p>Revista de El Colegio de San Lu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7091</text:p>
          </table:table-cell>
          <table:table-cell office:value-type="string">
            <text:p>EDUCAÇÃO <text:s text:c="41"/></text:p>
          </table:table-cell>
          <table:table-cell office:value-type="string">
            <text:p>Revista de Enseñanza de la Fís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001</text:p>
          </table:table-cell>
          <table:table-cell office:value-type="string">
            <text:p>EDUCAÇÃO <text:s text:c="41"/></text:p>
          </table:table-cell>
          <table:table-cell office:value-type="string">
            <text:p>Revista de Ensino de Engenha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44</text:p>
          </table:table-cell>
          <table:table-cell office:value-type="string">
            <text:p>EDUCAÇÃO <text:s text:c="41"/></text:p>
          </table:table-cell>
          <table:table-cell office:value-type="string">
            <text:p>Revista de Ensino de Física (Cessou em 1991. Cont.ISSN 1806-1117 Revista Brasileira de Ensino de Físic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8996</text:p>
          </table:table-cell>
          <table:table-cell office:value-type="string">
            <text:p>EDUCAÇÃO <text:s text:c="41"/></text:p>
          </table:table-cell>
          <table:table-cell office:value-type="string">
            <text:p>Revista de Estilos de Aprendizaj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6-033X</text:p>
          </table:table-cell>
          <table:table-cell office:value-type="string">
            <text:p>EDUCAÇÃO <text:s text:c="41"/></text:p>
          </table:table-cell>
          <table:table-cell office:value-type="string">
            <text:p>Revista de Estudios sobre la Juventu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256</text:p>
          </table:table-cell>
          <table:table-cell office:value-type="string">
            <text:p>EDUCAÇÃO <text:s text:c="41"/></text:p>
          </table:table-cell>
          <table:table-cell office:value-type="string">
            <text:p>Revista de Estudios Trasandi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945</text:p>
          </table:table-cell>
          <table:table-cell office:value-type="string">
            <text:p>EDUCAÇÃO <text:s text:c="41"/></text:p>
          </table:table-cell>
          <table:table-cell office:value-type="string">
            <text:p>Revista de Estudios y Experiencias en Educación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51X</text:p>
          </table:table-cell>
          <table:table-cell office:value-type="string">
            <text:p>EDUCAÇÃO <text:s text:c="41"/></text:p>
          </table:table-cell>
          <table:table-cell office:value-type="string">
            <text:p>Revista de Estudos Curricula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75</text:p>
          </table:table-cell>
          <table:table-cell office:value-type="string">
            <text:p>EDUCAÇÃO <text:s text:c="41"/></text:p>
          </table:table-cell>
          <table:table-cell office:value-type="string">
            <text:p>Revista de Estudos da Comunic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EDUCAÇÃO <text:s text:c="41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05</text:p>
          </table:table-cell>
          <table:table-cell office:value-type="string">
            <text:p>EDUCAÇÃO <text:s text:c="41"/></text:p>
          </table:table-cell>
          <table:table-cell office:value-type="string">
            <text:p>Revista de E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EDUCAÇÃO <text:s text:c="41"/></text:p>
          </table:table-cell>
          <table:table-cell office:value-type="string">
            <text:p>Revista de Histó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83X</text:p>
          </table:table-cell>
          <table:table-cell office:value-type="string">
            <text:p>EDUCAÇÃO <text:s text:c="41"/></text:p>
          </table:table-cell>
          <table:table-cell office:value-type="string">
            <text:p>Revista de História Comparad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7238</text:p>
          </table:table-cell>
          <table:table-cell office:value-type="string">
            <text:p>EDUCAÇÃO <text:s text:c="41"/></text:p>
          </table:table-cell>
          <table:table-cell office:value-type="string">
            <text:p>Revista de Historia de la Educacion Latin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EDUCAÇÃO <text:s text:c="41"/></text:p>
          </table:table-cell>
          <table:table-cell office:value-type="string">
            <text:p>Revista de História Reg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67</text:p>
          </table:table-cell>
          <table:table-cell office:value-type="string">
            <text:p>EDUCAÇÃO <text:s text:c="41"/></text:p>
          </table:table-cell>
          <table:table-cell office:value-type="string">
            <text:p>Revista de Informação Contábil (UFP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4-384X</text:p>
          </table:table-cell>
          <table:table-cell office:value-type="string">
            <text:p>EDUCAÇÃO <text:s text:c="41"/></text:p>
          </table:table-cell>
          <table:table-cell office:value-type="string">
            <text:p>Revista de Informatica Social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08</text:p>
          </table:table-cell>
          <table:table-cell office:value-type="string">
            <text:p>EDUCAÇÃO <text:s text:c="41"/></text:p>
          </table:table-cell>
          <table:table-cell office:value-type="string">
            <text:p>Revista de Informática Teórica e Aplicad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909X</text:p>
          </table:table-cell>
          <table:table-cell office:value-type="string">
            <text:p>EDUCAÇÃO <text:s text:c="41"/></text:p>
          </table:table-cell>
          <table:table-cell office:value-type="string">
            <text:p>Revista de Investigación en Psicologí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EDUCAÇÃO <text:s text:c="41"/></text:p>
          </table:table-cell>
          <table:table-cell office:value-type="string">
            <text:p>Revista de la CEPAL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2760</text:p>
          </table:table-cell>
          <table:table-cell office:value-type="string">
            <text:p>EDUCAÇÃO <text:s text:c="41"/></text:p>
          </table:table-cell>
          <table:table-cell office:value-type="string">
            <text:p>Revista de la Educación Superio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814</text:p>
          </table:table-cell>
          <table:table-cell office:value-type="string">
            <text:p>EDUCAÇÃO <text:s text:c="41"/></text:p>
          </table:table-cell>
          <table:table-cell office:value-type="string">
            <text:p>Revista de la Facultad de Ciencia y Tecn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505</text:p>
          </table:table-cell>
          <table:table-cell office:value-type="string">
            <text:p>EDUCAÇÃO <text:s text:c="41"/></text:p>
          </table:table-cell>
          <table:table-cell office:value-type="string">
            <text:p>Revista de Letras (UNE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EDUCAÇÃO <text:s text:c="41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EDUCAÇÃO <text:s text:c="41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EDUCAÇÃO <text:s text:c="41"/></text:p>
          </table:table-cell>
          <table:table-cell office:value-type="string">
            <text:p>Revista de Odontologia da UNESP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50</text:p>
          </table:table-cell>
          <table:table-cell office:value-type="string">
            <text:p>EDUCAÇÃO <text:s text:c="41"/></text:p>
          </table:table-cell>
          <table:table-cell office:value-type="string">
            <text:p>Revista de Odontologia da UNICID (Cessou em 2005. Cont. ISSN 1808-8120 Revista de Odontologia da Universidade Cidade de São Paulo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EDUCAÇÃO <text:s text:c="41"/></text:p>
          </table:table-cell>
          <table:table-cell office:value-type="string">
            <text:p>Revista de Politicas Publicas (UF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9247</text:p>
          </table:table-cell>
          <table:table-cell office:value-type="string">
            <text:p>EDUCAÇÃO <text:s text:c="41"/></text:p>
          </table:table-cell>
          <table:table-cell office:value-type="string">
            <text:p>Revista de Psicología (Lim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331</text:p>
          </table:table-cell>
          <table:table-cell office:value-type="string">
            <text:p>EDUCAÇÃO <text:s text:c="41"/></text:p>
          </table:table-cell>
          <table:table-cell office:value-type="string">
            <text:p>Revista de Psicologia Pl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748</text:p>
          </table:table-cell>
          <table:table-cell office:value-type="string">
            <text:p>EDUCAÇÃO <text:s text:c="41"/></text:p>
          </table:table-cell>
          <table:table-cell office:value-type="string">
            <text:p>Revista de Psicología Social (Ed. Impr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EDUCAÇÃO <text:s text:c="41"/></text:p>
          </table:table-cell>
          <table:table-cell office:value-type="string">
            <text:p>Revista de Química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87</text:p>
          </table:table-cell>
          <table:table-cell office:value-type="string">
            <text:p>EDUCAÇÃO <text:s text:c="41"/></text:p>
          </table:table-cell>
          <table:table-cell office:value-type="string">
            <text:p>Revista de Saúde Públ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EDUCAÇÃO <text:s text:c="41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EDUCAÇÃO <text:s text:c="41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04</text:p>
          </table:table-cell>
          <table:table-cell office:value-type="string">
            <text:p>EDUCAÇÃO <text:s text:c="41"/></text:p>
          </table:table-cell>
          <table:table-cell office:value-type="string">
            <text:p>Revista de Terapia Ocupacional da Universidade de São Pau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69</text:p>
          </table:table-cell>
          <table:table-cell office:value-type="string">
            <text:p>EDUCAÇÃO <text:s text:c="41"/></text:p>
          </table:table-cell>
          <table:table-cell office:value-type="string">
            <text:p>Revista Debates (UFRG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797</text:p>
          </table:table-cell>
          <table:table-cell office:value-type="string">
            <text:p>EDUCAÇÃO <text:s text:c="41"/></text:p>
          </table:table-cell>
          <table:table-cell office:value-type="string">
            <text:p>Revista Desempen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483</text:p>
          </table:table-cell>
          <table:table-cell office:value-type="string">
            <text:p>EDUCAÇÃO <text:s text:c="41"/></text:p>
          </table:table-cell>
          <table:table-cell office:value-type="string">
            <text:p>Revista Diálogo Educacional (PUCPR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EDUCAÇÃO <text:s text:c="41"/></text:p>
          </table:table-cell>
          <table:table-cell office:value-type="string">
            <text:p>Revista Diálog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08</text:p>
          </table:table-cell>
          <table:table-cell office:value-type="string">
            <text:p>EDUCAÇÃO <text:s text:c="41"/></text:p>
          </table:table-cell>
          <table:table-cell office:value-type="string">
            <text:p>Revista Didática Sistêm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5X</text:p>
          </table:table-cell>
          <table:table-cell office:value-type="string">
            <text:p>EDUCAÇÃO <text:s text:c="41"/></text:p>
          </table:table-cell>
          <table:table-cell office:value-type="string">
            <text:p>Revista Digital de Biblioteconomia e Ciência da Infor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348</text:p>
          </table:table-cell>
          <table:table-cell office:value-type="string">
            <text:p>EDUCAÇÃO <text:s text:c="41"/></text:p>
          </table:table-cell>
          <table:table-cell office:value-type="string">
            <text:p>Revista Digital do LAV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432</text:p>
          </table:table-cell>
          <table:table-cell office:value-type="string">
            <text:p>EDUCAÇÃO <text:s text:c="41"/></text:p>
          </table:table-cell>
          <table:table-cell office:value-type="string">
            <text:p>Revista Direito GV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496</text:p>
          </table:table-cell>
          <table:table-cell office:value-type="string">
            <text:p>EDUCAÇÃO <text:s text:c="41"/></text:p>
          </table:table-cell>
          <table:table-cell office:value-type="string">
            <text:p>Revista Direitos Fundamentais &amp; Democracia (UniBras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EDUCAÇÃO <text:s text:c="41"/></text:p>
          </table:table-cell>
          <table:table-cell office:value-type="string">
            <text:p>Revista do Arquivo Publico Min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061</text:p>
          </table:table-cell>
          <table:table-cell office:value-type="string">
            <text:p>EDUCAÇÃO <text:s text:c="41"/></text:p>
          </table:table-cell>
          <table:table-cell office:value-type="string">
            <text:p>Revista do CCE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34</text:p>
          </table:table-cell>
          <table:table-cell office:value-type="string">
            <text:p>EDUCAÇÃO <text:s text:c="41"/></text:p>
          </table:table-cell>
          <table:table-cell office:value-type="string">
            <text:p>Revista do COGEIM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EDUCAÇÃO <text:s text:c="41"/></text:p>
          </table:table-cell>
          <table:table-cell office:value-type="string">
            <text:p>Revista do Co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042</text:p>
          </table:table-cell>
          <table:table-cell office:value-type="string">
            <text:p>EDUCAÇÃO <text:s text:c="41"/></text:p>
          </table:table-cell>
          <table:table-cell office:value-type="string">
            <text:p>Revista do Curso de Direito da Faculdade da Serra Gaúch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EDUCAÇÃO <text:s text:c="41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74</text:p>
          </table:table-cell>
          <table:table-cell office:value-type="string">
            <text:p>EDUCAÇÃO <text:s text:c="41"/></text:p>
          </table:table-cell>
          <table:table-cell office:value-type="string">
            <text:p>Revista do GELNE (UF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353</text:p>
          </table:table-cell>
          <table:table-cell office:value-type="string">
            <text:p>EDUCAÇÃO <text:s text:c="41"/></text:p>
          </table:table-cell>
          <table:table-cell office:value-type="string">
            <text:p>Revista do Grupo Mídia e Et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44X</text:p>
          </table:table-cell>
          <table:table-cell office:value-type="string">
            <text:p>EDUCAÇÃO <text:s text:c="41"/></text:p>
          </table:table-cell>
          <table:table-cell office:value-type="string">
            <text:p>Revista do Instituto Geográphico e Histórico da Bah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47</text:p>
          </table:table-cell>
          <table:table-cell office:value-type="string">
            <text:p>EDUCAÇÃO <text:s text:c="41"/></text:p>
          </table:table-cell>
          <table:table-cell office:value-type="string">
            <text:p>Revista do Instituto Histórico e Geográfico de Sergip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EDUCAÇÃO <text:s text:c="41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00</text:p>
          </table:table-cell>
          <table:table-cell office:value-type="string">
            <text:p>EDUCAÇÃO <text:s text:c="41"/></text:p>
          </table:table-cell>
          <table:table-cell office:value-type="string">
            <text:p>Revista do Lume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97</text:p>
          </table:table-cell>
          <table:table-cell office:value-type="string">
            <text:p>EDUCAÇÃO <text:s text:c="41"/></text:p>
          </table:table-cell>
          <table:table-cell office:value-type="string">
            <text:p>Revista do Mestrado em Educação (Cessou em 2007. Cont. ISSN 1983-6597 Revista Tempos e Espaços em Educaç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71</text:p>
          </table:table-cell>
          <table:table-cell office:value-type="string">
            <text:p>EDUCAÇÃO <text:s text:c="41"/></text:p>
          </table:table-cell>
          <table:table-cell office:value-type="string">
            <text:p>Revista do Patrimônio Histórico e Artístico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981</text:p>
          </table:table-cell>
          <table:table-cell office:value-type="string">
            <text:p>EDUCAÇÃO <text:s text:c="41"/></text:p>
          </table:table-cell>
          <table:table-cell office:value-type="string">
            <text:p>Revista do Professor de Matem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40</text:p>
          </table:table-cell>
          <table:table-cell office:value-type="string">
            <text:p>EDUCAÇÃO <text:s text:c="41"/></text:p>
          </table:table-cell>
          <table:table-cell office:value-type="string">
            <text:p>Revista do Serviço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EDUCAÇÃO <text:s text:c="41"/></text:p>
          </table:table-cell>
          <table:table-cell office:value-type="string">
            <text:p>Revista D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275</text:p>
          </table:table-cell>
          <table:table-cell office:value-type="string">
            <text:p>EDUCAÇÃO <text:s text:c="41"/></text:p>
          </table:table-cell>
          <table:table-cell office:value-type="string">
            <text:p>Revista dos Tribunai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EDUCAÇÃO <text:s text:c="41"/></text:p>
          </table:table-cell>
          <table:table-cell office:value-type="string">
            <text:p>Revista e-Curriculum (PUC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582</text:p>
          </table:table-cell>
          <table:table-cell office:value-type="string">
            <text:p>EDUCAÇÃO <text:s text:c="41"/></text:p>
          </table:table-cell>
          <table:table-cell office:value-type="string">
            <text:p>Revista Educação (PUCRS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94</text:p>
          </table:table-cell>
          <table:table-cell office:value-type="string">
            <text:p>EDUCAÇÃO <text:s text:c="41"/></text:p>
          </table:table-cell>
          <table:table-cell office:value-type="string">
            <text:p>Revista Educação e Cidada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02</text:p>
          </table:table-cell>
          <table:table-cell office:value-type="string">
            <text:p>EDUCAÇÃO <text:s text:c="41"/></text:p>
          </table:table-cell>
          <table:table-cell office:value-type="string">
            <text:p>Revista Educação em Questã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EDUCAÇÃO <text:s text:c="41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973</text:p>
          </table:table-cell>
          <table:table-cell office:value-type="string">
            <text:p>EDUCAÇÃO <text:s text:c="41"/></text:p>
          </table:table-cell>
          <table:table-cell office:value-type="string">
            <text:p>Revista Educação em Re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0X</text:p>
          </table:table-cell>
          <table:table-cell office:value-type="string">
            <text:p>EDUCAÇÃO <text:s text:c="41"/></text:p>
          </table:table-cell>
          <table:table-cell office:value-type="string">
            <text:p>Revista Educação Especial (UFS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93</text:p>
          </table:table-cell>
          <table:table-cell office:value-type="string">
            <text:p>EDUCAÇÃO <text:s text:c="41"/></text:p>
          </table:table-cell>
          <table:table-cell office:value-type="string">
            <text:p>Revista Educacion y Pedag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7-4041</text:p>
          </table:table-cell>
          <table:table-cell office:value-type="string">
            <text:p>EDUCAÇÃO <text:s text:c="41"/></text:p>
          </table:table-cell>
          <table:table-cell office:value-type="string">
            <text:p>Revista Electrónica de Investigación Educativ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6666</text:p>
          </table:table-cell>
          <table:table-cell office:value-type="string">
            <text:p>EDUCAÇÃO <text:s text:c="41"/></text:p>
          </table:table-cell>
          <table:table-cell office:value-type="string">
            <text:p>Revista Electrónica de Investigación en Educación en Ciencias (En líne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9-2446</text:p>
          </table:table-cell>
          <table:table-cell office:value-type="string">
            <text:p>EDUCAÇÃO <text:s text:c="41"/></text:p>
          </table:table-cell>
          <table:table-cell office:value-type="string">
            <text:p>Revista Electrónica de Investigación y Docen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4713</text:p>
          </table:table-cell>
          <table:table-cell office:value-type="string">
            <text:p>EDUCAÇÃO <text:s text:c="41"/></text:p>
          </table:table-cell>
          <table:table-cell office:value-type="string">
            <text:p>Revista Electrónica Iberoamericana Sobre Calidad, Eficacia y Cambio en Educ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735</text:p>
          </table:table-cell>
          <table:table-cell office:value-type="string">
            <text:p>EDUCAÇÃO <text:s text:c="41"/></text:p>
          </table:table-cell>
          <table:table-cell office:value-type="string">
            <text:p>Revista Eletrônica Arma da Crí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61</text:p>
          </table:table-cell>
          <table:table-cell office:value-type="string">
            <text:p>EDUCAÇÃO <text:s text:c="41"/></text:p>
          </table:table-cell>
          <table:table-cell office:value-type="string">
            <text:p>Revista Eletrônica da ANPHLA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199</text:p>
          </table:table-cell>
          <table:table-cell office:value-type="string">
            <text:p>EDUCAÇÃO <text:s text:c="41"/></text:p>
          </table:table-cell>
          <table:table-cell office:value-type="string">
            <text:p>Revista Eletrônica de Educação (São Carl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944</text:p>
          </table:table-cell>
          <table:table-cell office:value-type="string">
            <text:p>EDUCAÇÃO <text:s text:c="41"/></text:p>
          </table:table-cell>
          <table:table-cell office:value-type="string">
            <text:p>Revista Eletrônica de Enferm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46</text:p>
          </table:table-cell>
          <table:table-cell office:value-type="string">
            <text:p>EDUCAÇÃO <text:s text:c="41"/></text:p>
          </table:table-cell>
          <table:table-cell office:value-type="string">
            <text:p>Revista Eletrônica de Turismo Cultural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EDUCAÇÃO <text:s text:c="41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34</text:p>
          </table:table-cell>
          <table:table-cell office:value-type="string">
            <text:p>EDUCAÇÃO <text:s text:c="41"/></text:p>
          </table:table-cell>
          <table:table-cell office:value-type="string">
            <text:p>Revista Eletrônica História em Reflexão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EDUCAÇÃO <text:s text:c="41"/></text:p>
          </table:table-cell>
          <table:table-cell office:value-type="string">
            <text:p>Revista Enfermagem UERJ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EDUCAÇÃO <text:s text:c="41"/></text:p>
          </table:table-cell>
          <table:table-cell office:value-type="string">
            <text:p>Revista Espaço Acadêmico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614</text:p>
          </table:table-cell>
          <table:table-cell office:value-type="string">
            <text:p>EDUCAÇÃO <text:s text:c="41"/></text:p>
          </table:table-cell>
          <table:table-cell office:value-type="string">
            <text:p>Revista Española de Documentación Científ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8654</text:p>
          </table:table-cell>
          <table:table-cell office:value-type="string">
            <text:p>EDUCAÇÃO <text:s text:c="41"/></text:p>
          </table:table-cell>
          <table:table-cell office:value-type="string">
            <text:p>Revista Española de Educación Compar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83</text:p>
          </table:table-cell>
          <table:table-cell office:value-type="string">
            <text:p>EDUCAÇÃO <text:s text:c="41"/></text:p>
          </table:table-cell>
          <table:table-cell office:value-type="string">
            <text:p>Revista Especial de Educação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EDUCAÇÃO <text:s text:c="41"/></text:p>
          </table:table-cell>
          <table:table-cell office:value-type="string">
            <text:p>Revista Estudos Feministas (UFSC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011X</text:p>
          </table:table-cell>
          <table:table-cell office:value-type="string">
            <text:p>EDUCAÇÃO <text:s text:c="41"/></text:p>
          </table:table-cell>
          <table:table-cell office:value-type="string">
            <text:p>Revista Eureka sobre Enseñanza y Divulgación de las Cie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043</text:p>
          </table:table-cell>
          <table:table-cell office:value-type="string">
            <text:p>EDUCAÇÃO <text:s text:c="41"/></text:p>
          </table:table-cell>
          <table:table-cell office:value-type="string">
            <text:p>Revista FAEEB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17</text:p>
          </table:table-cell>
          <table:table-cell office:value-type="string">
            <text:p>EDUCAÇÃO <text:s text:c="41"/></text:p>
          </table:table-cell>
          <table:table-cell office:value-type="string">
            <text:p>Revista FE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75</text:p>
          </table:table-cell>
          <table:table-cell office:value-type="string">
            <text:p>EDUCAÇÃO <text:s text:c="41"/></text:p>
          </table:table-cell>
          <table:table-cell office:value-type="string">
            <text:p>Revista Filosofaz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2-2799</text:p>
          </table:table-cell>
          <table:table-cell office:value-type="string">
            <text:p>EDUCAÇÃO <text:s text:c="41"/></text:p>
          </table:table-cell>
          <table:table-cell office:value-type="string">
            <text:p>Revista Galega de Econom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663</text:p>
          </table:table-cell>
          <table:table-cell office:value-type="string">
            <text:p>EDUCAÇÃO <text:s text:c="41"/></text:p>
          </table:table-cell>
          <table:table-cell office:value-type="string">
            <text:p>Revista Galego-Portuguesa de Psicoloxía e Educa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33</text:p>
          </table:table-cell>
          <table:table-cell office:value-type="string">
            <text:p>EDUCAÇÃO <text:s text:c="41"/></text:p>
          </table:table-cell>
          <table:table-cell office:value-type="string">
            <text:p>Revista Gaúcha de Enfermagem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EDUCAÇÃO <text:s text:c="41"/></text:p>
          </table:table-cell>
          <table:table-cell office:value-type="string">
            <text:p>Revista Hispeci &amp; Lem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84</text:p>
          </table:table-cell>
          <table:table-cell office:value-type="string">
            <text:p>EDUCAÇÃO <text:s text:c="41"/></text:p>
          </table:table-cell>
          <table:table-cell office:value-type="string">
            <text:p>Revista HISTEDBR On-l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1X</text:p>
          </table:table-cell>
          <table:table-cell office:value-type="string">
            <text:p>EDUCAÇÃO <text:s text:c="41"/></text:p>
          </table:table-cell>
          <table:table-cell office:value-type="string">
            <text:p>Revista História &amp; Luta de Clas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83</text:p>
          </table:table-cell>
          <table:table-cell office:value-type="string">
            <text:p>EDUCAÇÃO <text:s text:c="41"/></text:p>
          </table:table-cell>
          <table:table-cell office:value-type="string">
            <text:p>Revista Humanidades. Série Letras (FEO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631</text:p>
          </table:table-cell>
          <table:table-cell office:value-type="string">
            <text:p>EDUCAÇÃO <text:s text:c="41"/></text:p>
          </table:table-cell>
          <table:table-cell office:value-type="string">
            <text:p>Revista Iberoamerica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6508</text:p>
          </table:table-cell>
          <table:table-cell office:value-type="string">
            <text:p>EDUCAÇÃO <text:s text:c="41"/></text:p>
          </table:table-cell>
          <table:table-cell office:value-type="string">
            <text:p>Revista Iberoamericana de Educación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EDUCAÇÃO <text:s text:c="41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2783</text:p>
          </table:table-cell>
          <table:table-cell office:value-type="string">
            <text:p>EDUCAÇÃO <text:s text:c="41"/></text:p>
          </table:table-cell>
          <table:table-cell office:value-type="string">
            <text:p>Revista Iberoamericana de Educación a Distanc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0788</text:p>
          </table:table-cell>
          <table:table-cell office:value-type="string">
            <text:p>EDUCAÇÃO <text:s text:c="41"/></text:p>
          </table:table-cell>
          <table:table-cell office:value-type="string">
            <text:p>Revista Iberoamericana de Psicomotricidad y Técnicas Corporal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976</text:p>
          </table:table-cell>
          <table:table-cell office:value-type="string">
            <text:p>EDUCAÇÃO <text:s text:c="41"/></text:p>
          </table:table-cell>
          <table:table-cell office:value-type="string">
            <text:p>Revista Interamericana de Bibliotec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68</text:p>
          </table:table-cell>
          <table:table-cell office:value-type="string">
            <text:p>EDUCAÇÃO <text:s text:c="41"/></text:p>
          </table:table-cell>
          <table:table-cell office:value-type="string">
            <text:p>Revista Interf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85</text:p>
          </table:table-cell>
          <table:table-cell office:value-type="string">
            <text:p>EDUCAÇÃO <text:s text:c="41"/></text:p>
          </table:table-cell>
          <table:table-cell office:value-type="string">
            <text:p>Revista Internacional d'Humanita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60</text:p>
          </table:table-cell>
          <table:table-cell office:value-type="string">
            <text:p>EDUCAÇÃO <text:s text:c="41"/></text:p>
          </table:table-cell>
          <table:table-cell office:value-type="string">
            <text:p>Revista Internacional de Folkcomunic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548</text:p>
          </table:table-cell>
          <table:table-cell office:value-type="string">
            <text:p>EDUCAÇÃO <text:s text:c="41"/></text:p>
          </table:table-cell>
          <table:table-cell office:value-type="string">
            <text:p>Revista Internacional del Trabajo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56</text:p>
          </table:table-cell>
          <table:table-cell office:value-type="string">
            <text:p>EDUCAÇÃO <text:s text:c="41"/></text:p>
          </table:table-cell>
          <table:table-cell office:value-type="string">
            <text:p>Revista Janus (Lore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EDUCAÇÃO <text:s text:c="41"/></text:p>
          </table:table-cell>
          <table:table-cell office:value-type="string">
            <text:p>Revista Kairó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EDUCAÇÃO <text:s text:c="41"/></text:p>
          </table:table-cell>
          <table:table-cell office:value-type="string">
            <text:p>Revista Katálys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EDUCAÇÃO <text:s text:c="41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2-715X</text:p>
          </table:table-cell>
          <table:table-cell office:value-type="string">
            <text:p>EDUCAÇÃO <text:s text:c="41"/></text:p>
          </table:table-cell>
          <table:table-cell office:value-type="string">
            <text:p>Revista Latinoamericana de Ciencias Sociales, Niñez y Juventu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1284</text:p>
          </table:table-cell>
          <table:table-cell office:value-type="string">
            <text:p>EDUCAÇÃO <text:s text:c="41"/></text:p>
          </table:table-cell>
          <table:table-cell office:value-type="string">
            <text:p>Revista Latinoamericana de Estudios Educativ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534</text:p>
          </table:table-cell>
          <table:table-cell office:value-type="string">
            <text:p>EDUCAÇÃO <text:s text:c="41"/></text:p>
          </table:table-cell>
          <table:table-cell office:value-type="string">
            <text:p>Revista Latinoamericana de Psicolog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288X</text:p>
          </table:table-cell>
          <table:table-cell office:value-type="string">
            <text:p>EDUCAÇÃO <text:s text:c="41"/></text:p>
          </table:table-cell>
          <table:table-cell office:value-type="string">
            <text:p>Revista Latinoamericana de Tecnología Educativ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92</text:p>
          </table:table-cell>
          <table:table-cell office:value-type="string">
            <text:p>EDUCAÇÃO <text:s text:c="41"/></text:p>
          </table:table-cell>
          <table:table-cell office:value-type="string">
            <text:p>Revista LEVS (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EDUCAÇÃO <text:s text:c="41"/></text:p>
          </table:table-cell>
          <table:table-cell office:value-type="string">
            <text:p>Revista Liberato (Novo Hambur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817</text:p>
          </table:table-cell>
          <table:table-cell office:value-type="string">
            <text:p>EDUCAÇÃO <text:s text:c="41"/></text:p>
          </table:table-cell>
          <table:table-cell office:value-type="string">
            <text:p>Revista Língua &amp; Litera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7X</text:p>
          </table:table-cell>
          <table:table-cell office:value-type="string">
            <text:p>EDUCAÇÃO <text:s text:c="41"/></text:p>
          </table:table-cell>
          <table:table-cell office:value-type="string">
            <text:p>Revista Litterarius (Santa Ma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7250</text:p>
          </table:table-cell>
          <table:table-cell office:value-type="string">
            <text:p>EDUCAÇÃO <text:s text:c="41"/></text:p>
          </table:table-cell>
          <table:table-cell office:value-type="string">
            <text:p>Revista Lusófona de Educaçã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77</text:p>
          </table:table-cell>
          <table:table-cell office:value-type="string">
            <text:p>EDUCAÇÃO <text:s text:c="41"/></text:p>
          </table:table-cell>
          <table:table-cell office:value-type="string">
            <text:p>Revista Mackenzie de Educação Física e Espo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EDUCAÇÃO <text:s text:c="41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70</text:p>
          </table:table-cell>
          <table:table-cell office:value-type="string">
            <text:p>EDUCAÇÃO <text:s text:c="41"/></text:p>
          </table:table-cell>
          <table:table-cell office:value-type="string">
            <text:p>Revista Marra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6666</text:p>
          </table:table-cell>
          <table:table-cell office:value-type="string">
            <text:p>EDUCAÇÃO <text:s text:c="41"/></text:p>
          </table:table-cell>
          <table:table-cell office:value-type="string">
            <text:p>Revista Mexicana de Investigación Educativ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7527</text:p>
          </table:table-cell>
          <table:table-cell office:value-type="string">
            <text:p>EDUCAÇÃO <text:s text:c="41"/></text:p>
          </table:table-cell>
          <table:table-cell office:value-type="string">
            <text:p>Revista Mexicana de Orientación Educativ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31</text:p>
          </table:table-cell>
          <table:table-cell office:value-type="string">
            <text:p>EDUCAÇÃO <text:s text:c="41"/></text:p>
          </table:table-cell>
          <table:table-cell office:value-type="string">
            <text:p>Revista Mineira de Educacao Fisica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89X</text:p>
          </table:table-cell>
          <table:table-cell office:value-type="string">
            <text:p>EDUCAÇÃO <text:s text:c="41"/></text:p>
          </table:table-cell>
          <table:table-cell office:value-type="string">
            <text:p>Revista Mosaicum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EDUCAÇÃO <text:s text:c="41"/></text:p>
          </table:table-cell>
          <table:table-cell office:value-type="string">
            <text:p>Revista Novos Rum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EDUCAÇÃO <text:s text:c="41"/></text:p>
          </table:table-cell>
          <table:table-cell office:value-type="string">
            <text:p>Revista Odonto Ciência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704</text:p>
          </table:table-cell>
          <table:table-cell office:value-type="string">
            <text:p>EDUCAÇÃO <text:s text:c="41"/></text:p>
          </table:table-cell>
          <table:table-cell office:value-type="string">
            <text:p>Revista Odontológica de Araçatu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889</text:p>
          </table:table-cell>
          <table:table-cell office:value-type="string">
            <text:p>EDUCAÇÃO <text:s text:c="41"/></text:p>
          </table:table-cell>
          <table:table-cell office:value-type="string">
            <text:p>Revista Paulista de Enferm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EDUCAÇÃO <text:s text:c="41"/></text:p>
          </table:table-cell>
          <table:table-cell office:value-type="string">
            <text:p>Revista Paulista de Pediat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75</text:p>
          </table:table-cell>
          <table:table-cell office:value-type="string">
            <text:p>EDUCAÇÃO <text:s text:c="41"/></text:p>
          </table:table-cell>
          <table:table-cell office:value-type="string">
            <text:p>Revista Pedagógica (Chapecó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948</text:p>
          </table:table-cell>
          <table:table-cell office:value-type="string">
            <text:p>EDUCAÇÃO <text:s text:c="41"/></text:p>
          </table:table-cell>
          <table:table-cell office:value-type="string">
            <text:p>Revista Plurais (Campo Mour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584</text:p>
          </table:table-cell>
          <table:table-cell office:value-type="string">
            <text:p>EDUCAÇÃO <text:s text:c="41"/></text:p>
          </table:table-cell>
          <table:table-cell office:value-type="string">
            <text:p>Revista Portuguesa de Ciência das Religiõ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EDUCAÇÃO <text:s text:c="41"/></text:p>
          </table:table-cell>
          <table:table-cell office:value-type="string">
            <text:p>Revista Portuguesa de Ciências do Desport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9187</text:p>
          </table:table-cell>
          <table:table-cell office:value-type="string">
            <text:p>EDUCAÇÃO <text:s text:c="41"/></text:p>
          </table:table-cell>
          <table:table-cell office:value-type="string">
            <text:p>Revista Portuguesa de Educaçã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8X</text:p>
          </table:table-cell>
          <table:table-cell office:value-type="string">
            <text:p>EDUCAÇÃO <text:s text:c="41"/></text:p>
          </table:table-cell>
          <table:table-cell office:value-type="string">
            <text:p>Revista Portuguesa de Pedag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19</text:p>
          </table:table-cell>
          <table:table-cell office:value-type="string">
            <text:p>EDUCAÇÃO <text:s text:c="41"/></text:p>
          </table:table-cell>
          <table:table-cell office:value-type="string">
            <text:p>Revista Profissão Doc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EDUCAÇÃO <text:s text:c="41"/></text:p>
          </table:table-cell>
          <table:table-cell office:value-type="string">
            <text:p>Revista Psicolog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64</text:p>
          </table:table-cell>
          <table:table-cell office:value-type="string">
            <text:p>EDUCAÇÃO <text:s text:c="41"/></text:p>
          </table:table-cell>
          <table:table-cell office:value-type="string">
            <text:p>Revista Querubi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92</text:p>
          </table:table-cell>
          <table:table-cell office:value-type="string">
            <text:p>EDUCAÇÃO <text:s text:c="41"/></text:p>
          </table:table-cell>
          <table:table-cell office:value-type="string">
            <text:p>Revista Reichi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EDUCAÇÃO <text:s text:c="41"/></text:p>
          </table:table-cell>
          <table:table-cell office:value-type="string">
            <text:p>Revista Rio de Jan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404</text:p>
          </table:table-cell>
          <table:table-cell office:value-type="string">
            <text:p>EDUCAÇÃO <text:s text:c="41"/></text:p>
          </table:table-cell>
          <table:table-cell office:value-type="string">
            <text:p>Revista Salus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425</text:p>
          </table:table-cell>
          <table:table-cell office:value-type="string">
            <text:p>EDUCAÇÃO <text:s text:c="41"/></text:p>
          </table:table-cell>
          <table:table-cell office:value-type="string">
            <text:p>Revista SOBECC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68</text:p>
          </table:table-cell>
          <table:table-cell office:value-type="string">
            <text:p>EDUCAÇÃO <text:s text:c="41"/></text:p>
          </table:table-cell>
          <table:table-cell office:value-type="string">
            <text:p>Revista Solta a Voz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252</text:p>
          </table:table-cell>
          <table:table-cell office:value-type="string">
            <text:p>EDUCAÇÃO <text:s text:c="41"/></text:p>
          </table:table-cell>
          <table:table-cell office:value-type="string">
            <text:p>Revista STR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95</text:p>
          </table:table-cell>
          <table:table-cell office:value-type="string">
            <text:p>EDUCAÇÃO <text:s text:c="41"/></text:p>
          </table:table-cell>
          <table:table-cell office:value-type="string">
            <text:p>Revista Tamoi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44</text:p>
          </table:table-cell>
          <table:table-cell office:value-type="string">
            <text:p>EDUCAÇÃO <text:s text:c="41"/></text:p>
          </table:table-cell>
          <table:table-cell office:value-type="string">
            <text:p>Revista Tecnologia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526</text:p>
          </table:table-cell>
          <table:table-cell office:value-type="string">
            <text:p>EDUCAÇÃO <text:s text:c="41"/></text:p>
          </table:table-cell>
          <table:table-cell office:value-type="string">
            <text:p>Revista Tecnologia e Sociedad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9X</text:p>
          </table:table-cell>
          <table:table-cell office:value-type="string">
            <text:p>EDUCAÇÃO <text:s text:c="41"/></text:p>
          </table:table-cell>
          <table:table-cell office:value-type="string">
            <text:p>Revista Tecnologia e Tend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305</text:p>
          </table:table-cell>
          <table:table-cell office:value-type="string">
            <text:p>EDUCAÇÃO <text:s text:c="41"/></text:p>
          </table:table-cell>
          <table:table-cell office:value-type="string">
            <text:p>Revista Teias (UERJ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24</text:p>
          </table:table-cell>
          <table:table-cell office:value-type="string">
            <text:p>EDUCAÇÃO <text:s text:c="41"/></text:p>
          </table:table-cell>
          <table:table-cell office:value-type="string">
            <text:p>Revista Temas Sociais em Expressão (UR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6443</text:p>
          </table:table-cell>
          <table:table-cell office:value-type="string">
            <text:p>EDUCAÇÃO <text:s text:c="41"/></text:p>
          </table:table-cell>
          <table:table-cell office:value-type="string">
            <text:p>Revista Theomai (En líne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6428</text:p>
          </table:table-cell>
          <table:table-cell office:value-type="string">
            <text:p>EDUCAÇÃO <text:s text:c="41"/></text:p>
          </table:table-cell>
          <table:table-cell office:value-type="string">
            <text:p>Revista Transatlántica de Educa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9X</text:p>
          </table:table-cell>
          <table:table-cell office:value-type="string">
            <text:p>EDUCAÇÃO <text:s text:c="41"/></text:p>
          </table:table-cell>
          <table:table-cell office:value-type="string">
            <text:p>Revista Três [...] Ponto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90</text:p>
          </table:table-cell>
          <table:table-cell office:value-type="string">
            <text:p>EDUCAÇÃO <text:s text:c="41"/></text:p>
          </table:table-cell>
          <table:table-cell office:value-type="string">
            <text:p>Revista Trilh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188</text:p>
          </table:table-cell>
          <table:table-cell office:value-type="string">
            <text:p>EDUCAÇÃO <text:s text:c="41"/></text:p>
          </table:table-cell>
          <table:table-cell office:value-type="string">
            <text:p>Revista UNIABEU (Cessou em 2007. Foi desdobrado em dois: ISSN 1983-0734 Revista UNIABEU. Saúde e Educação e ISSN 1983-0742 Revista UNIABEU. Tecnologia e Huma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EDUCAÇÃO <text:s text:c="41"/></text:p>
          </table:table-cell>
          <table:table-cell office:value-type="string">
            <text:p>Revista UNIC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59</text:p>
          </table:table-cell>
          <table:table-cell office:value-type="string">
            <text:p>EDUCAÇÃO <text:s text:c="41"/></text:p>
          </table:table-cell>
          <table:table-cell office:value-type="string">
            <text:p>Revista Universidade Rural. Série Ciências Humanas (Cessou em 2007. Cont. ISSN 2175-1196 Ciências Humanas e Sociais em Revist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337</text:p>
          </table:table-cell>
          <table:table-cell office:value-type="string">
            <text:p>EDUCAÇÃO <text:s text:c="41"/></text:p>
          </table:table-cell>
          <table:table-cell office:value-type="string">
            <text:p>Revista Universo Contáb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EDUCAÇÃO <text:s text:c="41"/></text:p>
          </table:table-cell>
          <table:table-cell office:value-type="string">
            <text:p>Revista UNIVIL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02</text:p>
          </table:table-cell>
          <table:table-cell office:value-type="string">
            <text:p>EDUCAÇÃO <text:s text:c="41"/></text:p>
          </table:table-cell>
          <table:table-cell office:value-type="string">
            <text:p>Revista UNOR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EDUCAÇÃO <text:s text:c="41"/></text:p>
          </table:table-cell>
          <table:table-cell office:value-type="string">
            <text:p>Revista Urutágu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EDUCAÇÃO <text:s text:c="41"/></text:p>
          </table:table-cell>
          <table:table-cell office:value-type="string">
            <text:p>Revista 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264</text:p>
          </table:table-cell>
          <table:table-cell office:value-type="string">
            <text:p>EDUCAÇÃO <text:s text:c="41"/></text:p>
          </table:table-cell>
          <table:table-cell office:value-type="string">
            <text:p>Revista Virtual : Contestad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931</text:p>
          </table:table-cell>
          <table:table-cell office:value-type="string">
            <text:p>EDUCAÇÃO <text:s text:c="41"/></text:p>
          </table:table-cell>
          <table:table-cell office:value-type="string">
            <text:p>Revista Virtual de Estudos da Linguage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35</text:p>
          </table:table-cell>
          <table:table-cell office:value-type="string">
            <text:p>EDUCAÇÃO <text:s text:c="41"/></text:p>
          </table:table-cell>
          <table:table-cell office:value-type="string">
            <text:p>Revista Virtual de Gestão de Iniciativ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494</text:p>
          </table:table-cell>
          <table:table-cell office:value-type="string">
            <text:p>EDUCAÇÃO <text:s text:c="41"/></text:p>
          </table:table-cell>
          <table:table-cell office:value-type="string">
            <text:p>Revista VIS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5-5189</text:p>
          </table:table-cell>
          <table:table-cell office:value-type="string">
            <text:p>EDUCAÇÃO <text:s text:c="41"/></text:p>
          </table:table-cell>
          <table:table-cell office:value-type="string">
            <text:p>Revue Canadienne d'Études du Développ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4-4590</text:p>
          </table:table-cell>
          <table:table-cell office:value-type="string">
            <text:p>EDUCAÇÃO <text:s text:c="41"/></text:p>
          </table:table-cell>
          <table:table-cell office:value-type="string">
            <text:p>Revue Internationale d'Éducation Sèv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11</text:p>
          </table:table-cell>
          <table:table-cell office:value-type="string">
            <text:p>EDUCAÇÃO <text:s text:c="41"/></text:p>
          </table:table-cell>
          <table:table-cell office:value-type="string">
            <text:p>Roteiro (UNOE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EDUCAÇÃO <text:s text:c="41"/></text:p>
          </table:table-cell>
          <table:table-cell office:value-type="string">
            <text:p>RPG. Revista de Pos-Graduacao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109</text:p>
          </table:table-cell>
          <table:table-cell office:value-type="string">
            <text:p>EDUCAÇÃO <text:s text:c="41"/></text:p>
          </table:table-cell>
          <table:table-cell office:value-type="string">
            <text:p>Ru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98</text:p>
          </table:table-cell>
          <table:table-cell office:value-type="string">
            <text:p>EDUCAÇÃO <text:s text:c="41"/></text:p>
          </table:table-cell>
          <table:table-cell office:value-type="string">
            <text:p>Ruris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59X</text:p>
          </table:table-cell>
          <table:table-cell office:value-type="string">
            <text:p>EDUCAÇÃO <text:s text:c="41"/></text:p>
          </table:table-cell>
          <table:table-cell office:value-type="string">
            <text:p>Saberes (Jaraguá do Su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29</text:p>
          </table:table-cell>
          <table:table-cell office:value-type="string">
            <text:p>EDUCAÇÃO <text:s text:c="41"/></text:p>
          </table:table-cell>
          <table:table-cell office:value-type="string">
            <text:p>Saeculum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79</text:p>
          </table:table-cell>
          <table:table-cell office:value-type="string">
            <text:p>EDUCAÇÃO <text:s text:c="41"/></text:p>
          </table:table-cell>
          <table:table-cell office:value-type="string">
            <text:p>Sala Preta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2381</text:p>
          </table:table-cell>
          <table:table-cell office:value-type="string">
            <text:p>EDUCAÇÃO <text:s text:c="41"/></text:p>
          </table:table-cell>
          <table:table-cell office:value-type="string">
            <text:p>Salud Colec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EDUCAÇÃO <text:s text:c="41"/></text:p>
          </table:table-cell>
          <table:table-cell office:value-type="string">
            <text:p>São Paulo em Perspec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5863</text:p>
          </table:table-cell>
          <table:table-cell office:value-type="string">
            <text:p>EDUCAÇÃO <text:s text:c="41"/></text:p>
          </table:table-cell>
          <table:table-cell office:value-type="string">
            <text:p>Sarmiento (Vig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92</text:p>
          </table:table-cell>
          <table:table-cell office:value-type="string">
            <text:p>EDUCAÇÃO <text:s text:c="41"/></text:p>
          </table:table-cell>
          <table:table-cell office:value-type="string">
            <text:p>Saúde e Direitos Huma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EDUCAÇÃO <text:s text:c="41"/></text:p>
          </table:table-cell>
          <table:table-cell office:value-type="string">
            <text:p>Saúde e Sociedade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EDUCAÇÃO <text:s text:c="41"/></text:p>
          </table:table-cell>
          <table:table-cell office:value-type="string">
            <text:p>Saúde em Revista (UNIME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488</text:p>
          </table:table-cell>
          <table:table-cell office:value-type="string">
            <text:p>EDUCAÇÃO <text:s text:c="41"/></text:p>
          </table:table-cell>
          <table:table-cell office:value-type="string">
            <text:p>Saúde Paulista (UNIFESP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EDUCAÇÃO <text:s text:c="41"/></text:p>
          </table:table-cell>
          <table:table-cell office:value-type="string">
            <text:p>Saúde, Sex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1655</text:p>
          </table:table-cell>
          <table:table-cell office:value-type="string">
            <text:p>EDUCAÇÃO <text:s text:c="41"/></text:p>
          </table:table-cell>
          <table:table-cell office:value-type="string">
            <text:p>Schème: Revista Eletrônica de Psicologia e Epistemologia Genét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326</text:p>
          </table:table-cell>
          <table:table-cell office:value-type="string">
            <text:p>EDUCAÇÃO <text:s text:c="41"/></text:p>
          </table:table-cell>
          <table:table-cell office:value-type="string">
            <text:p>Science Education (Salem, Mass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86-3012</text:p>
          </table:table-cell>
          <table:table-cell office:value-type="string">
            <text:p>EDUCAÇÃO <text:s text:c="41"/></text:p>
          </table:table-cell>
          <table:table-cell office:value-type="string">
            <text:p>Science Studies (Tamper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7218</text:p>
          </table:table-cell>
          <table:table-cell office:value-type="string">
            <text:p>EDUCAÇÃO <text:s text:c="41"/></text:p>
          </table:table-cell>
          <table:table-cell office:value-type="string">
            <text:p>Science, Technology and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EDUCAÇÃO <text:s text:c="41"/></text:p>
          </table:table-cell>
          <table:table-cell office:value-type="string">
            <text:p>Scientiae Studia (U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EDUCAÇÃO <text:s text:c="41"/></text:p>
          </table:table-cell>
          <table:table-cell office:value-type="string">
            <text:p>Scientific American Brasi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26</text:p>
          </table:table-cell>
          <table:table-cell office:value-type="string">
            <text:p>EDUCAÇÃO <text:s text:c="41"/></text:p>
          </table:table-cell>
          <table:table-cell office:value-type="string">
            <text:p>Scintilla (FFS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EDUCAÇÃO <text:s text:c="41"/></text:p>
          </table:table-cell>
          <table:table-cell office:value-type="string">
            <text:p>Scripta Nova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83</text:p>
          </table:table-cell>
          <table:table-cell office:value-type="string">
            <text:p>EDUCAÇÃO <text:s text:c="41"/></text:p>
          </table:table-cell>
          <table:table-cell office:value-type="string">
            <text:p>Semina. Ciências Sociais e Human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995</text:p>
          </table:table-cell>
          <table:table-cell office:value-type="string">
            <text:p>EDUCAÇÃO <text:s text:c="41"/></text:p>
          </table:table-cell>
          <table:table-cell office:value-type="string">
            <text:p>Semiosfer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1998</text:p>
          </table:table-cell>
          <table:table-cell office:value-type="string">
            <text:p>EDUCAÇÃO <text:s text:c="41"/></text:p>
          </table:table-cell>
          <table:table-cell office:value-type="string">
            <text:p>Semiotica (Berl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46</text:p>
          </table:table-cell>
          <table:table-cell office:value-type="string">
            <text:p>EDUCAÇÃO <text:s text:c="41"/></text:p>
          </table:table-cell>
          <table:table-cell office:value-type="string">
            <text:p>Ser Social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095</text:p>
          </table:table-cell>
          <table:table-cell office:value-type="string">
            <text:p>EDUCAÇÃO <text:s text:c="41"/></text:p>
          </table:table-cell>
          <table:table-cell office:value-type="string">
            <text:p>Série Acadêmica (PU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640</text:p>
          </table:table-cell>
          <table:table-cell office:value-type="string">
            <text:p>EDUCAÇÃO <text:s text:c="41"/></text:p>
          </table:table-cell>
          <table:table-cell office:value-type="string">
            <text:p>Série Documental (INE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565</text:p>
          </table:table-cell>
          <table:table-cell office:value-type="string">
            <text:p>EDUCAÇÃO <text:s text:c="41"/></text:p>
          </table:table-cell>
          <table:table-cell office:value-type="string">
            <text:p>Série Estado do Conheciment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40</text:p>
          </table:table-cell>
          <table:table-cell office:value-type="string">
            <text:p>EDUCAÇÃO <text:s text:c="41"/></text:p>
          </table:table-cell>
          <table:table-cell office:value-type="string">
            <text:p>Série Estudos e Pesquis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38</text:p>
          </table:table-cell>
          <table:table-cell office:value-type="string">
            <text:p>EDUCAÇÃO <text:s text:c="41"/></text:p>
          </table:table-cell>
          <table:table-cell office:value-type="string">
            <text:p>Série-Estudos (UCD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EDUCAÇÃO <text:s text:c="41"/></text:p>
          </table:table-cell>
          <table:table-cell office:value-type="string">
            <text:p>Serviço Social &amp; Real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EDUCAÇÃO <text:s text:c="41"/></text:p>
          </table:table-cell>
          <table:table-cell office:value-type="string">
            <text:p>Serviço Social &amp; Socieda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14</text:p>
          </table:table-cell>
          <table:table-cell office:value-type="string">
            <text:p>EDUCAÇÃO <text:s text:c="41"/></text:p>
          </table:table-cell>
          <table:table-cell office:value-type="string">
            <text:p>Signo (UNISC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083</text:p>
          </table:table-cell>
          <table:table-cell office:value-type="string">
            <text:p>EDUCAÇÃO <text:s text:c="41"/></text:p>
          </table:table-cell>
          <table:table-cell office:value-type="string">
            <text:p>Signum. Estudos de Linguag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53</text:p>
          </table:table-cell>
          <table:table-cell office:value-type="string">
            <text:p>EDUCAÇÃO <text:s text:c="41"/></text:p>
          </table:table-cell>
          <table:table-cell office:value-type="string">
            <text:p>Simbio-Logias (Botucat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8781</text:p>
          </table:table-cell>
          <table:table-cell office:value-type="string">
            <text:p>EDUCAÇÃO <text:s text:c="41"/></text:p>
          </table:table-cell>
          <table:table-cell office:value-type="string">
            <text:p>Simulation &amp; Gam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988</text:p>
          </table:table-cell>
          <table:table-cell office:value-type="string">
            <text:p>EDUCAÇÃO <text:s text:c="41"/></text:p>
          </table:table-cell>
          <table:table-cell office:value-type="string">
            <text:p>Sinais (UF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15</text:p>
          </table:table-cell>
          <table:table-cell office:value-type="string">
            <text:p>EDUCAÇÃO <text:s text:c="41"/></text:p>
          </table:table-cell>
          <table:table-cell office:value-type="string">
            <text:p>Sinai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990</text:p>
          </table:table-cell>
          <table:table-cell office:value-type="string">
            <text:p>EDUCAÇÃO <text:s text:c="41"/></text:p>
          </table:table-cell>
          <table:table-cell office:value-type="string">
            <text:p>Sísifo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EDUCAÇÃO <text:s text:c="41"/></text:p>
          </table:table-cell>
          <table:table-cell office:value-type="string">
            <text:p>Sitientibus (UE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EDUCAÇÃO <text:s text:c="41"/></text:p>
          </table:table-cell>
          <table:table-cell office:value-type="string">
            <text:p>Sitientibus. Série Ciências Bi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976</text:p>
          </table:table-cell>
          <table:table-cell office:value-type="string">
            <text:p>EDUCAÇÃO <text:s text:c="41"/></text:p>
          </table:table-cell>
          <table:table-cell office:value-type="string">
            <text:p>SMAD. Revista Eletrônica Saúde Mental Álcool e Drogas (Edição em portuguê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EDUCAÇÃO <text:s text:c="41"/></text:p>
          </table:table-cell>
          <table:table-cell office:value-type="string">
            <text:p>Sociais e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EDUCAÇÃO <text:s text:c="41"/></text:p>
          </table:table-cell>
          <table:table-cell office:value-type="string">
            <text:p>Sociedade e Cultur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94</text:p>
          </table:table-cell>
          <table:table-cell office:value-type="string">
            <text:p>EDUCAÇÃO <text:s text:c="41"/></text:p>
          </table:table-cell>
          <table:table-cell office:value-type="string">
            <text:p>Sociedade e Cultu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EDUCAÇÃO <text:s text:c="41"/></text:p>
          </table:table-cell>
          <table:table-cell office:value-type="string">
            <text:p>Sociedade e Estado (UnB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747</text:p>
          </table:table-cell>
          <table:table-cell office:value-type="string">
            <text:p>EDUCAÇÃO <text:s text:c="41"/></text:p>
          </table:table-cell>
          <table:table-cell office:value-type="string">
            <text:p>Sociologia (São Paulo.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EDUCAÇÃO <text:s text:c="41"/></text:p>
          </table:table-cell>
          <table:table-cell office:value-type="string">
            <text:p>Sociologia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78</text:p>
          </table:table-cell>
          <table:table-cell office:value-type="string">
            <text:p>EDUCAÇÃO <text:s text:c="41"/></text:p>
          </table:table-cell>
          <table:table-cell office:value-type="string">
            <text:p>SOLETRAS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03X</text:p>
          </table:table-cell>
          <table:table-cell office:value-type="string">
            <text:p>EDUCAÇÃO <text:s text:c="41"/></text:p>
          </table:table-cell>
          <table:table-cell office:value-type="string">
            <text:p>Studia Kantian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746</text:p>
          </table:table-cell>
          <table:table-cell office:value-type="string">
            <text:p>EDUCAÇÃO <text:s text:c="41"/></text:p>
          </table:table-cell>
          <table:table-cell office:value-type="string">
            <text:p>Studies in Philosophy and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219</text:p>
          </table:table-cell>
          <table:table-cell office:value-type="string">
            <text:p>EDUCAÇÃO <text:s text:c="41"/></text:p>
          </table:table-cell>
          <table:table-cell office:value-type="string">
            <text:p>Studies in Social and Political Though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913</text:p>
          </table:table-cell>
          <table:table-cell office:value-type="string">
            <text:p>EDUCAÇÃO <text:s text:c="41"/></text:p>
          </table:table-cell>
          <table:table-cell office:value-type="string">
            <text:p>Studium (Instituto Salesiano de Filosof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474</text:p>
          </table:table-cell>
          <table:table-cell office:value-type="string">
            <text:p>EDUCAÇÃO <text:s text:c="41"/></text:p>
          </table:table-cell>
          <table:table-cell office:value-type="string">
            <text:p>Suffragium (TRE-C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986</text:p>
          </table:table-cell>
          <table:table-cell office:value-type="string">
            <text:p>EDUCAÇÃO <text:s text:c="41"/></text:p>
          </table:table-cell>
          <table:table-cell office:value-type="string">
            <text:p>Synthesis (São Paulo) (Cessou em 2008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7740</text:p>
          </table:table-cell>
          <table:table-cell office:value-type="string">
            <text:p>EDUCAÇÃO <text:s text:c="41"/></text:p>
          </table:table-cell>
          <table:table-cell office:value-type="string">
            <text:p>T+D (Alexandria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EDUCAÇÃO <text:s text:c="41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1X</text:p>
          </table:table-cell>
          <table:table-cell office:value-type="string">
            <text:p>EDUCAÇÃO <text:s text:c="41"/></text:p>
          </table:table-cell>
          <table:table-cell office:value-type="string">
            <text:p>Teaching and Teacher Educ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679</text:p>
          </table:table-cell>
          <table:table-cell office:value-type="string">
            <text:p>EDUCAÇÃO <text:s text:c="41"/></text:p>
          </table:table-cell>
          <table:table-cell office:value-type="string">
            <text:p>Teaching Mathematics and its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498</text:p>
          </table:table-cell>
          <table:table-cell office:value-type="string">
            <text:p>EDUCAÇÃO <text:s text:c="41"/></text:p>
          </table:table-cell>
          <table:table-cell office:value-type="string">
            <text:p>Tecnologia &amp; Cultura (CEFET/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EDUCAÇÃO <text:s text:c="41"/></text:p>
          </table:table-cell>
          <table:table-cell office:value-type="string">
            <text:p>Tecnologia &amp; Humanism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03</text:p>
          </table:table-cell>
          <table:table-cell office:value-type="string">
            <text:p>EDUCAÇÃO <text:s text:c="41"/></text:p>
          </table:table-cell>
          <table:table-cell office:value-type="string">
            <text:p>Tecnologia Educ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70</text:p>
          </table:table-cell>
          <table:table-cell office:value-type="string">
            <text:p>EDUCAÇÃO <text:s text:c="41"/></text:p>
          </table:table-cell>
          <table:table-cell office:value-type="string">
            <text:p>Teias (Rio de Janeir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EDUCAÇÃO <text:s text:c="41"/></text:p>
          </table:table-cell>
          <table:table-cell office:value-type="string">
            <text:p>Tellus (UCDB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972</text:p>
          </table:table-cell>
          <table:table-cell office:value-type="string">
            <text:p>EDUCAÇÃO <text:s text:c="41"/></text:p>
          </table:table-cell>
          <table:table-cell office:value-type="string">
            <text:p>Temas &amp; Matiz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77</text:p>
          </table:table-cell>
          <table:table-cell office:value-type="string">
            <text:p>EDUCAÇÃO <text:s text:c="41"/></text:p>
          </table:table-cell>
          <table:table-cell office:value-type="string">
            <text:p>Temas em Educacao (UFP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9X</text:p>
          </table:table-cell>
          <table:table-cell office:value-type="string">
            <text:p>EDUCAÇÃO <text:s text:c="41"/></text:p>
          </table:table-cell>
          <table:table-cell office:value-type="string">
            <text:p>Temas em Psicologia (Ribeirão Pre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49</text:p>
          </table:table-cell>
          <table:table-cell office:value-type="string">
            <text:p>EDUCAÇÃO <text:s text:c="41"/></text:p>
          </table:table-cell>
          <table:table-cell office:value-type="string">
            <text:p>Temas sobre Desenvolvi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52</text:p>
          </table:table-cell>
          <table:table-cell office:value-type="string">
            <text:p>EDUCAÇÃO <text:s text:c="41"/></text:p>
          </table:table-cell>
          <table:table-cell office:value-type="string">
            <text:p>Tempo &amp; Mem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EDUCAÇÃO <text:s text:c="41"/></text:p>
          </table:table-cell>
          <table:table-cell office:value-type="string">
            <text:p>Tempo Brasilei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EDUCAÇÃO <text:s text:c="41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EDUCAÇÃO <text:s text:c="41"/></text:p>
          </table:table-cell>
          <table:table-cell office:value-type="string">
            <text:p>Tempo e Presenç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EDUCAÇÃO <text:s text:c="41"/></text:p>
          </table:table-cell>
          <table:table-cell office:value-type="string">
            <text:p>Tempo Social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229</text:p>
          </table:table-cell>
          <table:table-cell office:value-type="string">
            <text:p>EDUCAÇÃO <text:s text:c="41"/></text:p>
          </table:table-cell>
          <table:table-cell office:value-type="string">
            <text:p>Temporis(ação) (UE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89</text:p>
          </table:table-cell>
          <table:table-cell office:value-type="string">
            <text:p>EDUCAÇÃO <text:s text:c="41"/></text:p>
          </table:table-cell>
          <table:table-cell office:value-type="string">
            <text:p>Tempos Históricos (EDUNIOES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24</text:p>
          </table:table-cell>
          <table:table-cell office:value-type="string">
            <text:p>EDUCAÇÃO <text:s text:c="41"/></text:p>
          </table:table-cell>
          <table:table-cell office:value-type="string">
            <text:p>Tensões Mundi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EDUCAÇÃO <text:s text:c="41"/></text:p>
          </table:table-cell>
          <table:table-cell office:value-type="string">
            <text:p>Teoria e Evidencia Economica (UP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EDUCAÇÃO <text:s text:c="41"/></text:p>
          </table:table-cell>
          <table:table-cell office:value-type="string">
            <text:p>Teoria e Prática da Educ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937</text:p>
          </table:table-cell>
          <table:table-cell office:value-type="string">
            <text:p>EDUCAÇÃO <text:s text:c="41"/></text:p>
          </table:table-cell>
          <table:table-cell office:value-type="string">
            <text:p>Terapia Manu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112</text:p>
          </table:table-cell>
          <table:table-cell office:value-type="string">
            <text:p>EDUCAÇÃO <text:s text:c="41"/></text:p>
          </table:table-cell>
          <table:table-cell office:value-type="string">
            <text:p>Terr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030</text:p>
          </table:table-cell>
          <table:table-cell office:value-type="string">
            <text:p>EDUCAÇÃO <text:s text:c="41"/></text:p>
          </table:table-cell>
          <table:table-cell office:value-type="string">
            <text:p>Terra Liv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EDUCAÇÃO <text:s text:c="41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87</text:p>
          </table:table-cell>
          <table:table-cell office:value-type="string">
            <text:p>EDUCAÇÃO <text:s text:c="41"/></text:p>
          </table:table-cell>
          <table:table-cell office:value-type="string">
            <text:p>Textos e Debates (UFR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661</text:p>
          </table:table-cell>
          <table:table-cell office:value-type="string">
            <text:p>EDUCAÇÃO <text:s text:c="41"/></text:p>
          </table:table-cell>
          <table:table-cell office:value-type="string">
            <text:p>Textos para Discussa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126</text:p>
          </table:table-cell>
          <table:table-cell office:value-type="string">
            <text:p>EDUCAÇÃO <text:s text:c="41"/></text:p>
          </table:table-cell>
          <table:table-cell office:value-type="string">
            <text:p>Textual (Porto Aleg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919</text:p>
          </table:table-cell>
          <table:table-cell office:value-type="string">
            <text:p>EDUCAÇÃO <text:s text:c="41"/></text:p>
          </table:table-cell>
          <table:table-cell office:value-type="string">
            <text:p>Textura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03</text:p>
          </table:table-cell>
          <table:table-cell office:value-type="string">
            <text:p>EDUCAÇÃO <text:s text:c="41"/></text:p>
          </table:table-cell>
          <table:table-cell office:value-type="string">
            <text:p>Thaumazein (Santa Mar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EDUCAÇÃO <text:s text:c="41"/></text:p>
          </table:table-cell>
          <table:table-cell office:value-type="string">
            <text:p>The American Mineralogis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9401</text:p>
          </table:table-cell>
          <table:table-cell office:value-type="string">
            <text:p>EDUCAÇÃO <text:s text:c="41"/></text:p>
          </table:table-cell>
          <table:table-cell office:value-type="string">
            <text:p>The Analysis of Verbal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162</text:p>
          </table:table-cell>
          <table:table-cell office:value-type="string">
            <text:p>EDUCAÇÃO <text:s text:c="41"/></text:p>
          </table:table-cell>
          <table:table-cell office:value-type="string">
            <text:p>The Annals of the American Academy of Political and Soci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77</text:p>
          </table:table-cell>
          <table:table-cell office:value-type="string">
            <text:p>EDUCAÇÃO <text:s text:c="41"/></text:p>
          </table:table-cell>
          <table:table-cell office:value-type="string">
            <text:p>The Especialist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0-5629</text:p>
          </table:table-cell>
          <table:table-cell office:value-type="string">
            <text:p>EDUCAÇÃO <text:s text:c="41"/></text:p>
          </table:table-cell>
          <table:table-cell office:value-type="string">
            <text:p>The European Journal of Developmental Psyc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EDUCAÇÃO <text:s text:c="41"/></text:p>
          </table:table-cell>
          <table:table-cell office:value-type="string">
            <text:p>The FIEP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2933</text:p>
          </table:table-cell>
          <table:table-cell office:value-type="string">
            <text:p>EDUCAÇÃO <text:s text:c="41"/></text:p>
          </table:table-cell>
          <table:table-cell office:value-type="string">
            <text:p>The Psychological Record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4413</text:p>
          </table:table-cell>
          <table:table-cell office:value-type="string">
            <text:p>EDUCAÇÃO <text:s text:c="41"/></text:p>
          </table:table-cell>
          <table:table-cell office:value-type="string">
            <text:p>The Review of Education/Pedagogy/Cultural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0-3981</text:p>
          </table:table-cell>
          <table:table-cell office:value-type="string">
            <text:p>EDUCAÇÃO <text:s text:c="41"/></text:p>
          </table:table-cell>
          <table:table-cell office:value-type="string">
            <text:p>The Sign Language Translator and Interpret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EDUCAÇÃO <text:s text:c="41"/></text:p>
          </table:table-cell>
          <table:table-cell office:value-type="string">
            <text:p>The Spanish Journal of Psyc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12</text:p>
          </table:table-cell>
          <table:table-cell office:value-type="string">
            <text:p>EDUCAÇÃO <text:s text:c="41"/></text:p>
          </table:table-cell>
          <table:table-cell office:value-type="string">
            <text:p>Thema (Pelo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508</text:p>
          </table:table-cell>
          <table:table-cell office:value-type="string">
            <text:p>EDUCAÇÃO <text:s text:c="41"/></text:p>
          </table:table-cell>
          <table:table-cell office:value-type="string">
            <text:p>Think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3X</text:p>
          </table:table-cell>
          <table:table-cell office:value-type="string">
            <text:p>EDUCAÇÃO <text:s text:c="41"/></text:p>
          </table:table-cell>
          <table:table-cell office:value-type="string">
            <text:p>Tho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00</text:p>
          </table:table-cell>
          <table:table-cell office:value-type="string">
            <text:p>EDUCAÇÃO <text:s text:c="41"/></text:p>
          </table:table-cell>
          <table:table-cell office:value-type="string">
            <text:p>Todas as Letras (São Paul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EDUCAÇÃO <text:s text:c="41"/></text:p>
          </table:table-cell>
          <table:table-cell office:value-type="string">
            <text:p>Tomo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701</text:p>
          </table:table-cell>
          <table:table-cell office:value-type="string">
            <text:p>EDUCAÇÃO <text:s text:c="41"/></text:p>
          </table:table-cell>
          <table:table-cell office:value-type="string">
            <text:p>Tópicos Educacion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537</text:p>
          </table:table-cell>
          <table:table-cell office:value-type="string">
            <text:p>EDUCAÇÃO <text:s text:c="41"/></text:p>
          </table:table-cell>
          <table:table-cell office:value-type="string">
            <text:p>Trabalho &amp; Educação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99X</text:p>
          </table:table-cell>
          <table:table-cell office:value-type="string">
            <text:p>EDUCAÇÃO <text:s text:c="41"/></text:p>
          </table:table-cell>
          <table:table-cell office:value-type="string">
            <text:p>Trabalho Necessá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EDUCAÇÃO <text:s text:c="41"/></text:p>
          </table:table-cell>
          <table:table-cell office:value-type="string">
            <text:p>Trabalho, Educação e Saú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46</text:p>
          </table:table-cell>
          <table:table-cell office:value-type="string">
            <text:p>EDUCAÇÃO <text:s text:c="41"/></text:p>
          </table:table-cell>
          <table:table-cell office:value-type="string">
            <text:p>Trabalho, Educação e Saúd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13</text:p>
          </table:table-cell>
          <table:table-cell office:value-type="string">
            <text:p>EDUCAÇÃO <text:s text:c="41"/></text:p>
          </table:table-cell>
          <table:table-cell office:value-type="string">
            <text:p>Trabalhos em Linguística Aplicada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870</text:p>
          </table:table-cell>
          <table:table-cell office:value-type="string">
            <text:p>EDUCAÇÃO <text:s text:c="41"/></text:p>
          </table:table-cell>
          <table:table-cell office:value-type="string">
            <text:p>Trágica: Estudos sobre Nietzsch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EDUCAÇÃO <text:s text:c="41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786</text:p>
          </table:table-cell>
          <table:table-cell office:value-type="string">
            <text:p>EDUCAÇÃO <text:s text:c="41"/></text:p>
          </table:table-cell>
          <table:table-cell office:value-type="string">
            <text:p>Transinform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70</text:p>
          </table:table-cell>
          <table:table-cell office:value-type="string">
            <text:p>EDUCAÇÃO <text:s text:c="41"/></text:p>
          </table:table-cell>
          <table:table-cell office:value-type="string">
            <text:p>Travess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EDUCAÇÃO <text:s text:c="41"/></text:p>
          </table:table-cell>
          <table:table-cell office:value-type="string">
            <text:p>Travessias (UNIOEST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928</text:p>
          </table:table-cell>
          <table:table-cell office:value-type="string">
            <text:p>EDUCAÇÃO <text:s text:c="41"/></text:p>
          </table:table-cell>
          <table:table-cell office:value-type="string">
            <text:p>Trayectorias. Revista de Ciencias Sociales de la Universidad Autonoma de Nuevo Le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32</text:p>
          </table:table-cell>
          <table:table-cell office:value-type="string">
            <text:p>EDUCAÇÃO <text:s text:c="41"/></text:p>
          </table:table-cell>
          <table:table-cell office:value-type="string">
            <text:p>TriceVersa (UNESP. Ass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0640</text:p>
          </table:table-cell>
          <table:table-cell office:value-type="string">
            <text:p>EDUCAÇÃO <text:s text:c="41"/></text:p>
          </table:table-cell>
          <table:table-cell office:value-type="string">
            <text:p>Unión (San Cristobal de La Lagun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51</text:p>
          </table:table-cell>
          <table:table-cell office:value-type="string">
            <text:p>EDUCAÇÃO <text:s text:c="41"/></text:p>
          </table:table-cell>
          <table:table-cell office:value-type="string">
            <text:p>Universa (UC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EDUCAÇÃO <text:s text:c="41"/></text:p>
          </table:table-cell>
          <table:table-cell office:value-type="string">
            <text:p>Universidade e Sociedade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28</text:p>
          </table:table-cell>
          <table:table-cell office:value-type="string">
            <text:p>EDUCAÇÃO <text:s text:c="41"/></text:p>
          </table:table-cell>
          <table:table-cell office:value-type="string">
            <text:p>Universidade e Sociedade (UE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64</text:p>
          </table:table-cell>
          <table:table-cell office:value-type="string">
            <text:p>EDUCAÇÃO <text:s text:c="41"/></text:p>
          </table:table-cell>
          <table:table-cell office:value-type="string">
            <text:p>Universitas (Fernandi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57-9267</text:p>
          </table:table-cell>
          <table:table-cell office:value-type="string">
            <text:p>EDUCAÇÃO <text:s text:c="41"/></text:p>
          </table:table-cell>
          <table:table-cell office:value-type="string">
            <text:p>Universitas Psycholog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51</text:p>
          </table:table-cell>
          <table:table-cell office:value-type="string">
            <text:p>EDUCAÇÃO <text:s text:c="41"/></text:p>
          </table:table-cell>
          <table:table-cell office:value-type="string">
            <text:p>Usina de Olhares (Campos dos Goitacaz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5216</text:p>
          </table:table-cell>
          <table:table-cell office:value-type="string">
            <text:p>EDUCAÇÃO <text:s text:c="41"/></text:p>
          </table:table-cell>
          <table:table-cell office:value-type="string">
            <text:p>Utopía y Praxis Latin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EDUCAÇÃO <text:s text:c="41"/></text:p>
          </table:table-cell>
          <table:table-cell office:value-type="string">
            <text:p>Varia História (UFMG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498</text:p>
          </table:table-cell>
          <table:table-cell office:value-type="string">
            <text:p>EDUCAÇÃO <text:s text:c="41"/></text:p>
          </table:table-cell>
          <table:table-cell office:value-type="string">
            <text:p>Ver a Educação (UF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33</text:p>
          </table:table-cell>
          <table:table-cell office:value-type="string">
            <text:p>EDUCAÇÃO <text:s text:c="41"/></text:p>
          </table:table-cell>
          <table:table-cell office:value-type="string">
            <text:p>Veredas (UFJF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1X</text:p>
          </table:table-cell>
          <table:table-cell office:value-type="string">
            <text:p>EDUCAÇÃO <text:s text:c="41"/></text:p>
          </table:table-cell>
          <table:table-cell office:value-type="string">
            <text:p>Verinot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EDUCAÇÃO <text:s text:c="41"/></text:p>
          </table:table-cell>
          <table:table-cell office:value-type="string">
            <text:p>Veritas (Porto Aleg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59</text:p>
          </table:table-cell>
          <table:table-cell office:value-type="string">
            <text:p>EDUCAÇÃO <text:s text:c="41"/></text:p>
          </table:table-cell>
          <table:table-cell office:value-type="string">
            <text:p>Veritati (UCS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73</text:p>
          </table:table-cell>
          <table:table-cell office:value-type="string">
            <text:p>EDUCAÇÃO <text:s text:c="41"/></text:p>
          </table:table-cell>
          <table:table-cell office:value-type="string">
            <text:p>Vertentes (UFS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090</text:p>
          </table:table-cell>
          <table:table-cell office:value-type="string">
            <text:p>EDUCAÇÃO <text:s text:c="41"/></text:p>
          </table:table-cell>
          <table:table-cell office:value-type="string">
            <text:p>Verve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31</text:p>
          </table:table-cell>
          <table:table-cell office:value-type="string">
            <text:p>EDUCAÇÃO <text:s text:c="41"/></text:p>
          </table:table-cell>
          <table:table-cell office:value-type="string">
            <text:p>Via Teoló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EDUCAÇÃO <text:s text:c="41"/></text:p>
          </table:table-cell>
          <table:table-cell office:value-type="string">
            <text:p>Vibrant (Florianópol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145</text:p>
          </table:table-cell>
          <table:table-cell office:value-type="string">
            <text:p>EDUCAÇÃO <text:s text:c="41"/></text:p>
          </table:table-cell>
          <table:table-cell office:value-type="string">
            <text:p>Vida e Educação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50</text:p>
          </table:table-cell>
          <table:table-cell office:value-type="string">
            <text:p>EDUCAÇÃO <text:s text:c="41"/></text:p>
          </table:table-cell>
          <table:table-cell office:value-type="string">
            <text:p>Videtur (U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70X</text:p>
          </table:table-cell>
          <table:table-cell office:value-type="string">
            <text:p>EDUCAÇÃO <text:s text:c="41"/></text:p>
          </table:table-cell>
          <table:table-cell office:value-type="string">
            <text:p>Vidya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82</text:p>
          </table:table-cell>
          <table:table-cell office:value-type="string">
            <text:p>EDUCAÇÃO <text:s text:c="41"/></text:p>
          </table:table-cell>
          <table:table-cell office:value-type="string">
            <text:p>Visão Glob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748</text:p>
          </table:table-cell>
          <table:table-cell office:value-type="string">
            <text:p>EDUCAÇÃO <text:s text:c="41"/></text:p>
          </table:table-cell>
          <table:table-cell office:value-type="string">
            <text:p>Visualidades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51</text:p>
          </table:table-cell>
          <table:table-cell office:value-type="string">
            <text:p>EDUCAÇÃO <text:s text:c="41"/></text:p>
          </table:table-cell>
          <table:table-cell office:value-type="string">
            <text:p>Vita et Sanitas (FUG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36</text:p>
          </table:table-cell>
          <table:table-cell office:value-type="string">
            <text:p>EDUCAÇÃO <text:s text:c="41"/></text:p>
          </table:table-cell>
          <table:table-cell office:value-type="string">
            <text:p>Vivências (URI. Erech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741</text:p>
          </table:table-cell>
          <table:table-cell office:value-type="string">
            <text:p>EDUCAÇÃO <text:s text:c="41"/></text:p>
          </table:table-cell>
          <table:table-cell office:value-type="string">
            <text:p>Water Resources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8101</text:p>
          </table:table-cell>
          <table:table-cell office:value-type="string">
            <text:p>EDUCAÇÃO <text:s text:c="41"/></text:p>
          </table:table-cell>
          <table:table-cell office:value-type="string">
            <text:p>Welttrends (Berli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0648</text:p>
          </table:table-cell>
          <table:table-cell office:value-type="string">
            <text:p>EDUCAÇÃO <text:s text:c="41"/></text:p>
          </table:table-cell>
          <table:table-cell office:value-type="string">
            <text:p>Z. Zeitschrift marxistische Erneueru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4103</text:p>
          </table:table-cell>
          <table:table-cell office:value-type="string">
            <text:p>EDUCAÇÃO <text:s text:c="41"/></text:p>
          </table:table-cell>
          <table:table-cell office:value-type="string">
            <text:p>ZDM. Zentralblatt für Didaktik der Mathematik (Cessou em 2005. Cont. ISSN 1863-7892 MATHDI, MATHEDUC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8324</text:p>
          </table:table-cell>
          <table:table-cell office:value-type="string">
            <text:p>EDUCAÇÃO <text:s text:c="41"/></text:p>
          </table:table-cell>
          <table:table-cell office:value-type="string">
            <text:p>Zeitschrift für Qualitative Bildungs-, Beratungs- und Sozialforsch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12</text:p>
          </table:table-cell>
          <table:table-cell office:value-type="string">
            <text:p>EDUCAÇÃO <text:s text:c="41"/></text:p>
          </table:table-cell>
          <table:table-cell office:value-type="string">
            <text:p>Zero-a-seis (Florianó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877</text:p>
          </table:table-cell>
          <table:table-cell office:value-type="string">
            <text:p>EDUCAÇÃO <text:s text:c="41"/></text:p>
          </table:table-cell>
          <table:table-cell office:value-type="string">
            <text:p>Zetetike (UNICAM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17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6915" meta:object-count="0"/>
    <meta:generator>OpenOffice.org/3.2$Unix OpenOffice.org_project/320m12$Build-9483</meta:generator>
  </office:meta>
</office:document-meta>
</file>